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42/meta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44/meta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4/" manifest:media-type="application/vnd.oasis.opendocument.chart"/>
  <manifest:file-entry manifest:full-path="Thumbnails/thumbnail.png" manifest:media-type="image/png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 50/meta.xml" manifest:media-type="text/xml"/>
  <manifest:file-entry manifest:full-path="Object 50/styles.xml" manifest:media-type="text/xml"/>
  <manifest:file-entry manifest:full-path="Object 50/content.xml" manifest:media-type="text/xml"/>
  <manifest:file-entry manifest:full-path="Object 50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51/meta.xml" manifest:media-type="text/xml"/>
  <manifest:file-entry manifest:full-path="Object 51/styles.xml" manifest:media-type="text/xml"/>
  <manifest:file-entry manifest:full-path="Object 51/content.xml" manifest:media-type="text/xml"/>
  <manifest:file-entry manifest:full-path="Object 51/" manifest:media-type="application/vnd.oasis.opendocument.chart"/>
  <manifest:file-entry manifest:full-path="Object 49/meta.xml" manifest:media-type="text/xml"/>
  <manifest:file-entry manifest:full-path="Object 49/styles.xml" manifest:media-type="text/xml"/>
  <manifest:file-entry manifest:full-path="Object 49/content.xml" manifest:media-type="text/xml"/>
  <manifest:file-entry manifest:full-path="Object 49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45/meta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47/meta.xml" manifest:media-type="text/xml"/>
  <manifest:file-entry manifest:full-path="Object 47/styles.xml" manifest:media-type="text/xml"/>
  <manifest:file-entry manifest:full-path="Object 47/content.xml" manifest:media-type="text/xml"/>
  <manifest:file-entry manifest:full-path="Object 47/" manifest:media-type="application/vnd.oasis.opendocument.chart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53/meta.xml" manifest:media-type="text/xml"/>
  <manifest:file-entry manifest:full-path="Object 53/styles.xml" manifest:media-type="text/xml"/>
  <manifest:file-entry manifest:full-path="Object 53/content.xml" manifest:media-type="text/xml"/>
  <manifest:file-entry manifest:full-path="Object 5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41/meta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48/meta.xml" manifest:media-type="text/xml"/>
  <manifest:file-entry manifest:full-path="Object 48/styles.xml" manifest:media-type="text/xml"/>
  <manifest:file-entry manifest:full-path="Object 48/content.xml" manifest:media-type="text/xml"/>
  <manifest:file-entry manifest:full-path="Object 4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40/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content.xml" manifest:media-type="text/xml"/>
  <manifest:file-entry manifest:full-path="Object 52/meta.xml" manifest:media-type="text/xml"/>
  <manifest:file-entry manifest:full-path="Object 52/styles.xml" manifest:media-type="text/xml"/>
  <manifest:file-entry manifest:full-path="Object 52/content.xml" manifest:media-type="text/xml"/>
  <manifest:file-entry manifest:full-path="Object 52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Roman" svg:font-family="'Latin Modern Roman'" style:font-adornments="Regular" style:font-pitch="variable"/>
    <style:font-face style:name="Latin Modern Roman1" svg:font-family="'Latin Modern Roman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244cm"/>
    </style:style>
    <style:style style:name="co12" style:family="table-column">
      <style:table-column-properties fo:break-before="auto" style:column-width="1cm"/>
    </style:style>
    <style:style style:name="co13" style:family="table-column">
      <style:table-column-properties fo:break-before="auto" style:column-width="4.001cm"/>
    </style:style>
    <style:style style:name="co14" style:family="table-column">
      <style:table-column-properties fo:break-before="auto" style:column-width="3.75cm"/>
    </style:style>
    <style:style style:name="co15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646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25cm" fo:break-before="auto" style:use-optimal-row-height="false"/>
    </style:style>
    <style:style style:name="ro6" style:family="table-row">
      <style:table-row-properties style:row-height="0.598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vertical-align="automatic"/>
    </style:style>
    <style:style style:name="ce5" style:family="table-cell" style:parent-style-name="Default">
      <style:text-properties style:font-name="Latin Modern Roman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in Modern Roman1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in Modern Roman1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atin Modern Roman1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in Modern Roman1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svg:stroke-width="0.05cm" svg:stroke-color="#000000" draw:marker-start-width="0.275cm" draw:marker-end-width="0.275cm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3" style:family="graphic">
      <style:graphic-properties svg:stroke-width="0.03cm" svg:stroke-color="#000000" draw:marker-start-width="0.245cm" draw:marker-end-width="0.245cm" draw:fill-color="#000000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4" style:family="graphic">
      <style:graphic-properties svg:stroke-width="0.03cm" svg:stroke-color="#000000" draw:marker-start-width="0.245cm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complex="bold" style:font-weight-asian="bold" style:font-relief="none" style:text-emphasize="none" style:font-style-complex="normal" style:font-style-asian="normal" style:font-name-complex="Noto Sans Devanagari" style:font-name-asian="Noto Sans CJK SC" style:font-name="Latin Modern Roman1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language-complex="hi" style:country-complex="IN" fo:font-weight="bold"/>
    </style:style>
    <style:style style:name="T5" style:family="text">
      <style:text-properties style:font-relief="none" style:text-emphasize="none" style:font-style-complex="normal" style:font-style-asian="normal" style:font-name-complex="Noto Sans Devanagari" style:font-name-asian="Noto Sans CJK SC" style:font-name="Latin Modern Roman1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language-complex="hi" style:country-complex="IN" fo:font-weight="normal" style:font-weight-asian="normal" style:font-weight-complex="normal"/>
    </style:style>
    <style:style style:name="T6" style:family="text">
      <style:text-properties style:font-relief="none" style:text-emphasize="none" style:font-style-complex="normal" style:font-style-asian="normal" style:font-name-complex="Noto Sans Devanagari" style:font-name-asian="Noto Sans CJK SC" style:font-name="Latin Modern Roman1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language-complex="hi" style:country-complex="IN" style:font-weight-complex="normal" style:font-weight-asian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benchmark_results" table:style-name="ta1">
        <table:shapes>
          <draw:frame draw:z-index="0" draw:style-name="gr1" draw:text-style-name="P1" svg:width="5cm" svg:height="5cm" svg:x="40cm" svg:y="60cm">
            <draw:object draw:notify-on-update-of-ranges="benchmark_results.L127:benchmark_results.N127 benchmark_results.K128:benchmark_results.K128 benchmark_results.L128:benchmark_results.N128 benchmark_results.K129:benchmark_results.K129 benchmark_results.L129:benchmark_results.N129 benchmark_results.K130:benchmark_results.K130 benchmark_results.L130:benchmark_results.N130 benchmark_results.K131:benchmark_results.K131 benchmark_results.L131:benchmark_results.N1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3.434cm" svg:height="7.556cm" svg:x="36.796cm" svg:y="80.376cm">
            <draw:object draw:notify-on-update-of-ranges="benchmark_results.K175:benchmark_results.K177 benchmark_results.L174:benchmark_results.L174 benchmark_results.L175:benchmark_results.L177 benchmark_results.M174:benchmark_results.M174 benchmark_results.M175:benchmark_results.M177 benchmark_results.N174:benchmark_results.N174 benchmark_results.N175:benchmark_results.N177 benchmark_results.Q174:benchmark_results.Q174 benchmark_results.Q175:benchmark_results.Q17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5cm" svg:height="5cm" svg:x="45cm" svg:y="60cm">
            <draw:object draw:notify-on-update-of-ranges="benchmark_results.R127:benchmark_results.T127 benchmark_results.Q128:benchmark_results.Q128 benchmark_results.R128:benchmark_results.T128 benchmark_results.Q129:benchmark_results.Q129 benchmark_results.R129:benchmark_results.T129 benchmark_results.Q130:benchmark_results.Q130 benchmark_results.R130:benchmark_results.T130 benchmark_results.Q131:benchmark_results.Q131 benchmark_results.R131:benchmark_results.T1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5cm" svg:height="5cm" svg:x="45cm" svg:y="3cm">
            <draw:object draw:notify-on-update-of-ranges="benchmark_results.R2:benchmark_results.V2 benchmark_results.Q3:benchmark_results.Q3 benchmark_results.R3:benchmark_results.V3 benchmark_results.Q4:benchmark_results.Q4 benchmark_results.R4:benchmark_results.V4 benchmark_results.Q5:benchmark_results.Q5 benchmark_results.R5:benchmark_results.V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5cm" svg:height="5cm" svg:x="40cm" svg:y="3cm">
            <draw:object draw:notify-on-update-of-ranges="benchmark_results.L2:benchmark_results.P2 benchmark_results.K3:benchmark_results.K3 benchmark_results.L3:benchmark_results.P3 benchmark_results.K4:benchmark_results.K4 benchmark_results.L4:benchmark_results.P4 benchmark_results.K5:benchmark_results.K5 benchmark_results.L5:benchmark_results.P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style-name="gr1" draw:text-style-name="P1" svg:width="5cm" svg:height="5cm" svg:x="40cm" svg:y="100cm">
            <draw:object draw:notify-on-update-of-ranges="benchmark_results.L197:benchmark_results.N197 benchmark_results.K198:benchmark_results.K198 benchmark_results.L198:benchmark_results.N198 benchmark_results.K199:benchmark_results.K199 benchmark_results.L199:benchmark_results.N19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5cm" svg:height="5cm" svg:x="45cm" svg:y="100cm">
            <draw:object draw:notify-on-update-of-ranges="benchmark_results.R197:benchmark_results.T197 benchmark_results.Q198:benchmark_results.Q198 benchmark_results.R198:benchmark_results.T198 benchmark_results.Q199:benchmark_results.Q199 benchmark_results.R199:benchmark_results.T19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5cm" svg:height="5cm" svg:x="50cm" svg:y="100cm">
            <draw:object draw:notify-on-update-of-ranges="benchmark_results.X197:benchmark_results.Z197 benchmark_results.W198:benchmark_results.W198 benchmark_results.X198:benchmark_results.Z198 benchmark_results.W199:benchmark_results.W199 benchmark_results.X199:benchmark_results.Z19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8" draw:style-name="gr1" draw:text-style-name="P1" svg:width="5cm" svg:height="5cm" svg:x="55cm" svg:y="100cm">
            <draw:object draw:notify-on-update-of-ranges="benchmark_results.X197:benchmark_results.Z197 benchmark_results.W198:benchmark_results.W198 benchmark_results.X198:benchmark_results.Z198 benchmark_results.W199:benchmark_results.W199 benchmark_results.X199:benchmark_results.Z19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9" draw:style-name="gr1" draw:text-style-name="P1" svg:width="5cm" svg:height="5cm" svg:x="50cm" svg:y="60cm">
            <draw:object draw:notify-on-update-of-ranges="benchmark_results.R127:benchmark_results.T127 benchmark_results.Q128:benchmark_results.Q128 benchmark_results.R128:benchmark_results.T128 benchmark_results.Q129:benchmark_results.Q129 benchmark_results.R129:benchmark_results.T129 benchmark_results.Q130:benchmark_results.Q130 benchmark_results.R130:benchmark_results.T130 benchmark_results.Q131:benchmark_results.Q131 benchmark_results.R131:benchmark_results.T13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0" draw:style-name="gr1" draw:text-style-name="P1" svg:width="9.087cm" svg:height="5.464cm" svg:x="60.749cm" svg:y="3.687cm">
            <draw:object draw:notify-on-update-of-ranges="benchmark_results.R2:benchmark_results.U2 benchmark_results.Q3:benchmark_results.Q3 benchmark_results.R3:benchmark_results.U3 benchmark_results.Q4:benchmark_results.Q4 benchmark_results.R4:benchmark_results.U4 benchmark_results.Q5:benchmark_results.Q5 benchmark_results.R5:benchmark_results.U5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1" draw:style-name="gr1" draw:text-style-name="P1" svg:width="4.5cm" svg:height="5cm" svg:x="50cm" svg:y="3cm">
            <draw:object draw:notify-on-update-of-ranges="benchmark_results.R2:benchmark_results.U2 benchmark_results.Q3:benchmark_results.Q3 benchmark_results.R3:benchmark_results.U3 benchmark_results.Q4:benchmark_results.Q4 benchmark_results.R4:benchmark_results.U4 benchmark_results.Q5:benchmark_results.Q5 benchmark_results.R5:benchmark_results.U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2" draw:style-name="gr1" draw:text-style-name="P1" svg:width="4cm" svg:height="5cm" svg:x="40cm" svg:y="15cm">
            <draw:object draw:notify-on-update-of-ranges="benchmark_results.L24:benchmark_results.P24 benchmark_results.K25:benchmark_results.K25 benchmark_results.L25:benchmark_results.P25 benchmark_results.K26:benchmark_results.K26 benchmark_results.L26:benchmark_results.P26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13" draw:style-name="gr1" draw:text-style-name="P1" svg:width="4cm" svg:height="5cm" svg:x="44cm" svg:y="15cm">
            <draw:object draw:notify-on-update-of-ranges="benchmark_results.R24:benchmark_results.V24 benchmark_results.Q25:benchmark_results.Q25 benchmark_results.R25:benchmark_results.V25 benchmark_results.Q26:benchmark_results.Q26 benchmark_results.R26:benchmark_results.V26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14" draw:style-name="gr1" draw:text-style-name="P1" svg:width="4cm" svg:height="5cm" svg:x="48cm" svg:y="15cm">
            <draw:object draw:notify-on-update-of-ranges="benchmark_results.R24:benchmark_results.U24 benchmark_results.Q25:benchmark_results.Q25 benchmark_results.R25:benchmark_results.U25 benchmark_results.Q26:benchmark_results.Q26 benchmark_results.R26:benchmark_results.U26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15" draw:style-name="gr1" draw:text-style-name="P1" svg:width="4cm" svg:height="5cm" svg:x="40cm" svg:y="25cm">
            <draw:object draw:notify-on-update-of-ranges="benchmark_results.L48:benchmark_results.P48 benchmark_results.K49:benchmark_results.K49 benchmark_results.L49:benchmark_results.P49 benchmark_results.K50:benchmark_results.K50 benchmark_results.L50:benchmark_results.P50 benchmark_results.K51:benchmark_results.K51 benchmark_results.L51:benchmark_results.P51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16" draw:style-name="gr1" draw:text-style-name="P1" svg:width="4cm" svg:height="5cm" svg:x="52cm" svg:y="25cm">
            <draw:object draw:notify-on-update-of-ranges="benchmark_results.R48:benchmark_results.T48 benchmark_results.Q49:benchmark_results.Q49 benchmark_results.R49:benchmark_results.T49 benchmark_results.Q50:benchmark_results.Q50 benchmark_results.R50:benchmark_results.T50 benchmark_results.Q51:benchmark_results.Q51 benchmark_results.R51:benchmark_results.T51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17" draw:style-name="gr1" draw:text-style-name="P1" svg:width="4cm" svg:height="5cm" svg:x="44cm" svg:y="25cm">
            <draw:object draw:notify-on-update-of-ranges="benchmark_results.V48:benchmark_results.Z48 benchmark_results.U49:benchmark_results.U49 benchmark_results.V49:benchmark_results.Z49 benchmark_results.U50:benchmark_results.U50 benchmark_results.V50:benchmark_results.Z50 benchmark_results.U51:benchmark_results.U51 benchmark_results.V51:benchmark_results.Z51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18" draw:style-name="gr1" draw:text-style-name="P1" svg:width="4cm" svg:height="5cm" svg:x="48cm" svg:y="25cm">
            <draw:object draw:notify-on-update-of-ranges="benchmark_results.AB48:benchmark_results.AF48 benchmark_results.AA49:benchmark_results.AA49 benchmark_results.AB49:benchmark_results.AF49 benchmark_results.AA50:benchmark_results.AA50 benchmark_results.AB50:benchmark_results.AF50 benchmark_results.AA51:benchmark_results.AA51 benchmark_results.AB51:benchmark_results.AF51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19" draw:style-name="gr1" draw:text-style-name="P1" svg:width="4cm" svg:height="5cm" svg:x="60cm" svg:y="25cm">
            <draw:object draw:notify-on-update-of-ranges="benchmark_results.AB48:benchmark_results.AE48 benchmark_results.AA49:benchmark_results.AA49 benchmark_results.AB49:benchmark_results.AE49 benchmark_results.AA50:benchmark_results.AA50 benchmark_results.AB50:benchmark_results.AE50 benchmark_results.AA51:benchmark_results.AA51 benchmark_results.AB51:benchmark_results.AE51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20" draw:style-name="gr1" draw:text-style-name="P1" svg:width="4cm" svg:height="5cm" svg:x="56cm" svg:y="25cm">
            <draw:object draw:notify-on-update-of-ranges="benchmark_results.AH48:benchmark_results.AJ48 benchmark_results.AG49:benchmark_results.AG49 benchmark_results.AH49:benchmark_results.AJ49 benchmark_results.AG50:benchmark_results.AG50 benchmark_results.AH50:benchmark_results.AJ50 benchmark_results.AG51:benchmark_results.AG51 benchmark_results.AH51:benchmark_results.AJ51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2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an time (ps)</text:p>
          </table:table-cell>
          <table:table-cell office:value-type="string" calcext:value-type="string">
            <text:p>2*Stdev time (ps)</text:p>
          </table:table-cell>
          <table:table-cell office:value-type="string" calcext:value-type="string">
            <text:p>Allocated (bytes)</text:p>
          </table:table-cell>
          <table:table-cell office:value-type="string" calcext:value-type="string">
            <text:p>Copied (bytes)</text:p>
          </table:table-cell>
          <table:table-cell office:value-type="string" calcext:value-type="string">
            <text:p>Peak Memory/Total memory (bytes)</text:p>
          </table:table-cell>
          <table:table-cell office:value-type="string" calcext:value-type="string">
            <text:p>GC time (ps)</text:p>
          </table:table-cell>
          <table:table-cell office:value-type="string" calcext:value-type="string">
            <text:p>Residency (bytes)</text:p>
          </table:table-cell>
          <table:table-cell office:value-type="string" calcext:value-type="string">
            <text:p>Slop (bytes)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2"/>
          <table:table-cell table:style-name="ce2" table:number-columns-repeated="2"/>
          <table:table-cell/>
          <table:table-cell table:style-name="ce1" office:value-type="string" calcext:value-type="string" table:number-columns-spanned="3" table:number-rows-spanned="1">
            <text:p>Allocated (MiB)</text:p>
          </table:table-cell>
          <table:covered-table-cell table:number-columns-repeated="2"/>
          <table:table-cell table:number-columns-repeated="3"/>
          <table:table-cell table:style-name="ce1" table:number-columns-spanned="3" table:number-rows-spanned="1"/>
          <table:covered-table-cell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All.DList.benchmark.2^10.concatLeft.copyIntoReg</text:p>
          </table:table-cell>
          <table:table-cell office:value-type="float" office:value="654423606" calcext:value-type="float">
            <text:p>654423606</text:p>
          </table:table-cell>
          <table:table-cell office:value-type="float" office:value="45502556" calcext:value-type="float">
            <text:p>45502556</text:p>
          </table:table-cell>
          <table:table-cell office:value-type="float" office:value="2941770" calcext:value-type="float">
            <text:p>2941770</text:p>
          </table:table-cell>
          <table:table-cell office:value-type="float" office:value="1808" calcext:value-type="float">
            <text:p>1808</text:p>
          </table:table-cell>
          <table:table-cell office:value-type="float" office:value="25165824" calcext:value-type="float">
            <text:p>25165824</text:p>
          </table:table-cell>
          <table:table-cell table:number-columns-repeated="5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0.concatLef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3177800" calcext:value-type="float">
            <text:p>317780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foldr (++)*</text:p>
          </table:table-cell>
          <table:table-cell office:value-type="float" office:value="0.014" calcext:value-type="float">
            <text:p>0,014</text:p>
          </table:table-cell>
          <table:table-cell office:value-type="float" office:value="0.122" calcext:value-type="float">
            <text:p>0,122</text:p>
          </table:table-cell>
          <table:table-cell office:value-type="float" office:value="1.78" calcext:value-type="float">
            <text:p>1,78</text:p>
          </table:table-cell>
          <table:table-cell office:value-type="float" office:value="32.8" calcext:value-type="float">
            <text:p>32,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oldr (++)*</text:p>
          </table:table-cell>
          <table:table-cell office:value-type="float" office:value="0.06" calcext:value-type="float">
            <text:p>0,06</text:p>
          </table:table-cell>
          <table:table-cell office:value-type="float" office:value="0.478" calcext:value-type="float">
            <text:p>0,478</text:p>
          </table:table-cell>
          <table:table-cell office:value-type="float" office:value="3.7" calcext:value-type="float">
            <text:p>3,7</text:p>
          </table:table-cell>
          <table:table-cell office:value-type="float" office:value="30" calcext:value-type="float">
            <text:p>30</text:p>
          </table:table-cell>
          <table:table-cell office:value-type="float" office:value="239" calcext:value-type="float">
            <text:p>23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ll.DList.benchmark.2^10.concatLeft.force</text:p>
          </table:table-cell>
          <table:table-cell office:value-type="float" office:value="638934281" calcext:value-type="float">
            <text:p>638934281</text:p>
          </table:table-cell>
          <table:table-cell office:value-type="float" office:value="45818290" calcext:value-type="float">
            <text:p>45818290</text:p>
          </table:table-cell>
          <table:table-cell office:value-type="float" office:value="2877934" calcext:value-type="float">
            <text:p>2877934</text:p>
          </table:table-cell>
          <table:table-cell office:value-type="float" office:value="7092" calcext:value-type="float">
            <text:p>7092</text:p>
          </table:table-cell>
          <table:table-cell office:value-type="float" office:value="25165824" calcext:value-type="float">
            <text:p>25165824</text:p>
          </table:table-cell>
          <table:table-cell table:number-columns-repeated="4"/>
          <table:table-cell office:value-type="string" calcext:value-type="string">
            <text:p><text:span text:style-name="T1">foldl’ concatλ</text:span>*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135" calcext:value-type="float">
            <text:p>0,135</text:p>
          </table:table-cell>
          <table:table-cell office:value-type="float" office:value="1.96" calcext:value-type="float">
            <text:p>1,96</text:p>
          </table:table-cell>
          <table:table-cell office:value-type="float" office:value="31.6" calcext:value-type="float">
            <text:p>31,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pan text:style-name="T1">foldl’ concatλ</text:span>*</text:p>
          </table:table-cell>
          <table:table-cell office:value-type="float" office:value="0.063" calcext:value-type="float">
            <text:p>0,063</text:p>
          </table:table-cell>
          <table:table-cell office:value-type="float" office:value="0.501" calcext:value-type="float">
            <text:p>0,501</text:p>
          </table:table-cell>
          <table:table-cell office:value-type="float" office:value="3.9" calcext:value-type="float">
            <text:p>3,9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0.concatLeft.force/singleRun</text:p>
          </table:table-cell>
          <table:table-cell office:value-type="float" office:value="7000000000" calcext:value-type="float">
            <text:p>7000000000</text:p>
          </table:table-cell>
          <table:table-cell/>
          <table:table-cell office:value-type="float" office:value="3111736" calcext:value-type="float">
            <text:p>311173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foldl’ concatDPS</text:p>
          </table:table-cell>
          <table:table-cell office:value-type="float" office:value="0.0567" calcext:value-type="float">
            <text:p>0,0567</text:p>
          </table:table-cell>
          <table:table-cell office:value-type="float" office:value="0.471" calcext:value-type="float">
            <text:p>0,471</text:p>
          </table:table-cell>
          <table:table-cell office:value-type="float" office:value="4.18" calcext:value-type="float">
            <text:p>4,18</text:p>
          </table:table-cell>
          <table:table-cell office:value-type="float" office:value="39.9" calcext:value-type="float">
            <text:p>39,9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foldl’ concatDPS</text:p>
          </table:table-cell>
          <table:table-cell office:value-type="float" office:value="0.079" calcext:value-type="float">
            <text:p>0,079</text:p>
          </table:table-cell>
          <table:table-cell office:value-type="float" office:value="0.5" calcext:value-type="float">
            <text:p>0,5</text:p>
          </table:table-cell>
          <table:table-cell office:value-type="float" office:value="3.7" calcext:value-type="float">
            <text:p>3,7</text:p>
          </table:table-cell>
          <table:table-cell office:value-type="float" office:value="24" calcext:value-type="float">
            <text:p>24</text:p>
          </table:table-cell>
          <table:table-cell office:value-type="float" office:value="237" calcext:value-type="float">
            <text:p>2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0.concatRight.copyIntoReg</text:p>
          </table:table-cell>
          <table:table-cell office:value-type="float" office:value="36686402" calcext:value-type="float">
            <text:p>36686402</text:p>
          </table:table-cell>
          <table:table-cell office:value-type="float" office:value="2813278" calcext:value-type="float">
            <text:p>2813278</text:p>
          </table:table-cell>
          <table:table-cell office:value-type="float" office:value="126805" calcext:value-type="float">
            <text:p>126805</text:p>
          </table:table-cell>
          <table:table-cell office:value-type="float" office:value="9" calcext:value-type="float">
            <text:p>9</text:p>
          </table:table-cell>
          <table:table-cell office:value-type="float" office:value="27262976" calcext:value-type="float">
            <text:p>272629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DList.benchmark.2^10.concatRight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2368" calcext:value-type="float">
            <text:p>322368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DList.benchmark.2^10.concatRight.force</text:p>
          </table:table-cell>
          <table:table-cell office:value-type="float" office:value="13943151" calcext:value-type="float">
            <text:p>13943151</text:p>
          </table:table-cell>
          <table:table-cell office:value-type="float" office:value="694370" calcext:value-type="float">
            <text:p>694370</text:p>
          </table:table-cell>
          <table:table-cell office:value-type="float" office:value="61239" calcext:value-type="float">
            <text:p>61239</text:p>
          </table:table-cell>
          <table:table-cell office:value-type="float" office:value="180" calcext:value-type="float">
            <text:p>180</text:p>
          </table:table-cell>
          <table:table-cell office:value-type="float" office:value="25165824" calcext:value-type="float">
            <text:p>251658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DList.benchmark.2^10.concatRight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6304" calcext:value-type="float">
            <text:p>25630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DList.benchmark.2^10.differenceListDestLeft</text:p>
          </table:table-cell>
          <table:table-cell office:value-type="float" office:value="62452910" calcext:value-type="float">
            <text:p>62452910</text:p>
          </table:table-cell>
          <table:table-cell office:value-type="float" office:value="2887514" calcext:value-type="float">
            <text:p>2887514</text:p>
          </table:table-cell>
          <table:table-cell office:value-type="float" office:value="80464" calcext:value-type="float">
            <text:p>80464</text:p>
          </table:table-cell>
          <table:table-cell office:value-type="float" office:value="22" calcext:value-type="float">
            <text:p>22</text:p>
          </table:table-cell>
          <table:table-cell office:value-type="float" office:value="27262976" calcext:value-type="float">
            <text:p>27262976</text:p>
          </table:table-cell>
          <table:table-cell table:number-columns-repeated="17"/>
          <table:table-cell office:value-type="string" calcext:value-type="string">
            <text:p>Nothing to see he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.DList.benchmark.2^10.differenceListDestLeft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10760" calcext:value-type="float">
            <text:p>31076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DList.benchmark.2^10.differenceListNaiveLeft.copyIntoReg</text:p>
          </table:table-cell>
          <table:table-cell office:value-type="float" office:value="37279657" calcext:value-type="float">
            <text:p>37279657</text:p>
          </table:table-cell>
          <table:table-cell office:value-type="float" office:value="3110144" calcext:value-type="float">
            <text:p>3110144</text:p>
          </table:table-cell>
          <table:table-cell office:value-type="float" office:value="130069" calcext:value-type="float">
            <text:p>130069</text:p>
          </table:table-cell>
          <table:table-cell office:value-type="float" office:value="14" calcext:value-type="float">
            <text:p>14</text:p>
          </table:table-cell>
          <table:table-cell office:value-type="float" office:value="27262976" calcext:value-type="float">
            <text:p>272629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DList.benchmark.2^10.differenceListNaiveLeft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8112" calcext:value-type="float">
            <text:p>32811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DList.benchmark.2^10.differenceListNaiveLeft.force</text:p>
          </table:table-cell>
          <table:table-cell office:value-type="float" office:value="15529695" calcext:value-type="float">
            <text:p>15529695</text:p>
          </table:table-cell>
          <table:table-cell office:value-type="float" office:value="1419946" calcext:value-type="float">
            <text:p>1419946</text:p>
          </table:table-cell>
          <table:table-cell office:value-type="float" office:value="64153" calcext:value-type="float">
            <text:p>64153</text:p>
          </table:table-cell>
          <table:table-cell office:value-type="float" office:value="204" calcext:value-type="float">
            <text:p>204</text:p>
          </table:table-cell>
          <table:table-cell office:value-type="float" office:value="25165824" calcext:value-type="float">
            <text:p>251658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DList.benchmark.2^10.differenceListNaiveLeft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62048" calcext:value-type="float">
            <text:p>26204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DList.benchmark.2^13.concatLeft.copyIntoReg</text:p>
          </table:table-cell>
          <table:table-cell office:value-type="float" office:value="41549617900" calcext:value-type="float">
            <text:p>41549617900</text:p>
          </table:table-cell>
          <table:table-cell office:value-type="float" office:value="1602572924" calcext:value-type="float">
            <text:p>1602572924</text:p>
          </table:table-cell>
          <table:table-cell office:value-type="float" office:value="187437542" calcext:value-type="float">
            <text:p>187437542</text:p>
          </table:table-cell>
          <table:table-cell office:value-type="float" office:value="651931" calcext:value-type="float">
            <text:p>651931</text:p>
          </table:table-cell>
          <table:table-cell office:value-type="float" office:value="26214400" calcext:value-type="float">
            <text:p>262144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DList.benchmark.2^13.concatLeft.copyIntoReg/singleRun</text:p>
          </table:table-cell>
          <table:table-cell office:value-type="float" office:value="49000000000" calcext:value-type="float">
            <text:p>49000000000</text:p>
          </table:table-cell>
          <table:table-cell/>
          <table:table-cell office:value-type="float" office:value="188712376" calcext:value-type="float">
            <text:p>188712376</text:p>
          </table:table-cell>
          <table:table-cell office:value-type="float" office:value="1367872" calcext:value-type="float">
            <text:p>1367872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414064" calcext:value-type="float">
            <text:p>414064</text:p>
          </table:table-cell>
          <table:table-cell office:value-type="float" office:value="33496" calcext:value-type="float">
            <text:p>3349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DList.benchmark.2^13.concatLeft.force</text:p>
          </table:table-cell>
          <table:table-cell office:value-type="float" office:value="41545147800" calcext:value-type="float">
            <text:p>41545147800</text:p>
          </table:table-cell>
          <table:table-cell office:value-type="float" office:value="1458457002" calcext:value-type="float">
            <text:p>1458457002</text:p>
          </table:table-cell>
          <table:table-cell office:value-type="float" office:value="187124886" calcext:value-type="float">
            <text:p>187124886</text:p>
          </table:table-cell>
          <table:table-cell office:value-type="float" office:value="794703" calcext:value-type="float">
            <text:p>794703</text:p>
          </table:table-cell>
          <table:table-cell office:value-type="float" office:value="25165824" calcext:value-type="float">
            <text:p>25165824</text:p>
          </table:table-cell>
          <table:table-cell table:number-columns-repeated="5"/>
          <table:table-cell office:value-type="float" office:value="1000000000" calcext:value-type="float">
            <text:p>1000000000</text:p>
          </table:table-cell>
          <table:table-cell office:value-type="float" office:value="1048576" calcext:value-type="float">
            <text:p>104857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ll.DList.benchmark.2^13.concatLeft.force/singleRun</text:p>
          </table:table-cell>
          <table:table-cell office:value-type="float" office:value="49000000000" calcext:value-type="float">
            <text:p>49000000000</text:p>
          </table:table-cell>
          <table:table-cell/>
          <table:table-cell office:value-type="float" office:value="188384824" calcext:value-type="float">
            <text:p>188384824</text:p>
          </table:table-cell>
          <table:table-cell office:value-type="float" office:value="1497064" calcext:value-type="float">
            <text:p>1497064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85496" calcext:value-type="float">
            <text:p>385496</text:p>
          </table:table-cell>
          <table:table-cell office:value-type="float" office:value="33496" calcext:value-type="float">
            <text:p>3349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DList.benchmark.2^13.concatRight.copyIntoReg</text:p>
          </table:table-cell>
          <table:table-cell office:value-type="float" office:value="300341601" calcext:value-type="float">
            <text:p>300341601</text:p>
          </table:table-cell>
          <table:table-cell office:value-type="float" office:value="21279400" calcext:value-type="float">
            <text:p>21279400</text:p>
          </table:table-cell>
          <table:table-cell office:value-type="float" office:value="815276" calcext:value-type="float">
            <text:p>815276</text:p>
          </table:table-cell>
          <table:table-cell office:value-type="float" office:value="72" calcext:value-type="float">
            <text:p>72</text:p>
          </table:table-cell>
          <table:table-cell office:value-type="float" office:value="28311552" calcext:value-type="float">
            <text:p>28311552</text:p>
          </table:table-cell>
          <table:table-cell table:number-columns-repeated="13"/>
          <table:table-cell table:formula="of:=[.T5]/[.T3]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l.DList.benchmark.2^13.concatRigh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621368" calcext:value-type="float">
            <text:p>162136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DList.benchmark.2^13.concatRight.force</text:p>
          </table:table-cell>
          <table:table-cell office:value-type="float" office:value="121971564" calcext:value-type="float">
            <text:p>121971564</text:p>
          </table:table-cell>
          <table:table-cell office:value-type="float" office:value="7954028" calcext:value-type="float">
            <text:p>7954028</text:p>
          </table:table-cell>
          <table:table-cell office:value-type="float" office:value="489603" calcext:value-type="float">
            <text:p>489603</text:p>
          </table:table-cell>
          <table:table-cell office:value-type="float" office:value="8659" calcext:value-type="float">
            <text:p>8659</text:p>
          </table:table-cell>
          <table:table-cell office:value-type="float" office:value="25165824" calcext:value-type="float">
            <text:p>251658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DList.benchmark.2^13.concatRight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60392" calcext:value-type="float">
            <text:p>126039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2"/>
          <table:table-cell table:style-name="ce2" table:number-columns-repeated="2"/>
          <table:table-cell/>
          <table:table-cell table:style-name="ce1" office:value-type="string" calcext:value-type="string" table:number-columns-spanned="3" table:number-rows-spanned="1">
            <text:p>Allocated (MiB)</text:p>
          </table:table-cell>
          <table:covered-table-cell table:number-columns-repeated="2"/>
          <table:table-cell table:number-columns-repeated="3"/>
          <table:table-cell table:style-name="ce1" table:number-columns-spanned="3" table:number-rows-spanned="1"/>
          <table:covered-table-cell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All.DList.benchmark.2^13.differenceListDestLeft</text:p>
          </table:table-cell>
          <table:table-cell office:value-type="float" office:value="501408187" calcext:value-type="float">
            <text:p>501408187</text:p>
          </table:table-cell>
          <table:table-cell office:value-type="float" office:value="42274680" calcext:value-type="float">
            <text:p>42274680</text:p>
          </table:table-cell>
          <table:table-cell office:value-type="float" office:value="511521" calcext:value-type="float">
            <text:p>511521</text:p>
          </table:table-cell>
          <table:table-cell office:value-type="float" office:value="1916" calcext:value-type="float">
            <text:p>1916</text:p>
          </table:table-cell>
          <table:table-cell office:value-type="float" office:value="28311552" calcext:value-type="float">
            <text:p>28311552</text:p>
          </table:table-cell>
          <table:table-cell table:number-columns-repeated="5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differenceListDestLeft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315576" calcext:value-type="float">
            <text:p>131557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relabelPhases*</text:p>
          </table:table-cell>
          <table:table-cell office:value-type="float" office:value="0.663" calcext:value-type="float">
            <text:p>0,663</text:p>
          </table:table-cell>
          <table:table-cell office:value-type="float" office:value="12.4" calcext:value-type="float">
            <text:p>12,4</text:p>
          </table:table-cell>
          <table:table-cell office:value-type="float" office:value="149" calcext:value-type="float">
            <text:p>149</text:p>
          </table:table-cell>
          <table:table-cell office:value-type="float" office:value="1366" calcext:value-type="float">
            <text:p>1366</text:p>
          </table:table-cell>
          <table:table-cell office:value-type="float" office:value="10735" calcext:value-type="float">
            <text:p>10735</text:p>
          </table:table-cell>
          <table:table-cell office:value-type="string" calcext:value-type="string">
            <text:p>relabelPhases*</text:p>
          </table:table-cell>
          <table:table-cell office:value-type="float" office:value="1.9" calcext:value-type="float">
            <text:p>1,9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office:value-type="float" office:value="7900" calcext:value-type="float">
            <text:p>79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differenceListNaiveLeft.copyIntoReg</text:p>
          </table:table-cell>
          <table:table-cell office:value-type="float" office:value="306088700" calcext:value-type="float">
            <text:p>306088700</text:p>
          </table:table-cell>
          <table:table-cell office:value-type="float" office:value="22813894" calcext:value-type="float">
            <text:p>22813894</text:p>
          </table:table-cell>
          <table:table-cell office:value-type="float" office:value="821584" calcext:value-type="float">
            <text:p>821584</text:p>
          </table:table-cell>
          <table:table-cell office:value-type="float" office:value="1955" calcext:value-type="float">
            <text:p>1955</text:p>
          </table:table-cell>
          <table:table-cell office:value-type="float" office:value="28311552" calcext:value-type="float">
            <text:p>28311552</text:p>
          </table:table-cell>
          <table:table-cell table:number-columns-repeated="4"/>
          <table:table-cell office:value-type="string" calcext:value-type="string">
            <text:p>relabelDPS</text:p>
          </table:table-cell>
          <table:table-cell office:value-type="float" office:value="0.148" calcext:value-type="float">
            <text:p>0,148</text:p>
          </table:table-cell>
          <table:table-cell office:value-type="float" office:value="1.29" calcext:value-type="float">
            <text:p>1,29</text:p>
          </table:table-cell>
          <table:table-cell office:value-type="float" office:value="19.2" calcext:value-type="float">
            <text:p>19,2</text:p>
          </table:table-cell>
          <table:table-cell office:value-type="float" office:value="285" calcext:value-type="float">
            <text:p>285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relabelDPS</text:p>
          </table:table-cell>
          <table:table-cell office:value-type="float" office:value="0.449" calcext:value-type="float">
            <text:p>0,449</text:p>
          </table:table-cell>
          <table:table-cell office:value-type="float" office:value="3.3" calcext:value-type="float">
            <text:p>3,3</text:p>
          </table:table-cell>
          <table:table-cell office:value-type="float" office:value="25" calcext:value-type="float">
            <text:p>25</text:p>
          </table:table-cell>
          <table:table-cell office:value-type="float" office:value="209" calcext:value-type="float">
            <text:p>209</text:p>
          </table:table-cell>
          <table:table-cell office:value-type="float" office:value="1600" calcext:value-type="float">
            <text:p>16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differenceListNaiveLef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650056" calcext:value-type="float">
            <text:p>165005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DList.benchmark.2^13.differenceListNaiveLeft.force</text:p>
          </table:table-cell>
          <table:table-cell office:value-type="float" office:value="136054217" calcext:value-type="float">
            <text:p>136054217</text:p>
          </table:table-cell>
          <table:table-cell office:value-type="float" office:value="10728308" calcext:value-type="float">
            <text:p>10728308</text:p>
          </table:table-cell>
          <table:table-cell office:value-type="float" office:value="513411" calcext:value-type="float">
            <text:p>513411</text:p>
          </table:table-cell>
          <table:table-cell office:value-type="float" office:value="11733" calcext:value-type="float">
            <text:p>11733</text:p>
          </table:table-cell>
          <table:table-cell office:value-type="float" office:value="25165824" calcext:value-type="float">
            <text:p>251658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DList.benchmark.2^13.differenceListNaiveLeft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89080" calcext:value-type="float">
            <text:p>128908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DList.benchmark.2^16.concatLeft.copyIntoReg</text:p>
          </table:table-cell>
          <table:table-cell office:value-type="float" office:value="5198102581000" calcext:value-type="float">
            <text:p>5198102581000</text:p>
          </table:table-cell>
          <table:table-cell office:value-type="float" office:value="11788465406" calcext:value-type="float">
            <text:p>11788465406</text:p>
          </table:table-cell>
          <table:table-cell office:value-type="float" office:value="18075194763" calcext:value-type="float">
            <text:p>18075194763</text:p>
          </table:table-cell>
          <table:table-cell office:value-type="float" office:value="306683678" calcext:value-type="float">
            <text:p>306683678</text:p>
          </table:table-cell>
          <table:table-cell office:value-type="float" office:value="28311552" calcext:value-type="float">
            <text:p>2831155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DList.benchmark.2^16.concatLeft.copyIntoReg/singleRun</text:p>
          </table:table-cell>
          <table:table-cell office:value-type="float" office:value="5209000000000" calcext:value-type="float">
            <text:p>5209000000000</text:p>
          </table:table-cell>
          <table:table-cell/>
          <table:table-cell office:value-type="float" office:value="18068041560" calcext:value-type="float">
            <text:p>18068041560</text:p>
          </table:table-cell>
          <table:table-cell office:value-type="float" office:value="310606784" calcext:value-type="float">
            <text:p>310606784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290000000000" calcext:value-type="float">
            <text:p>290000000000</text:p>
          </table:table-cell>
          <table:table-cell office:value-type="float" office:value="2969512" calcext:value-type="float">
            <text:p>2969512</text:p>
          </table:table-cell>
          <table:table-cell office:value-type="float" office:value="125680" calcext:value-type="float">
            <text:p>12568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DList.benchmark.2^16.concatLeft.force</text:p>
          </table:table-cell>
          <table:table-cell office:value-type="float" office:value="5169876780400" calcext:value-type="float">
            <text:p>5169876780400</text:p>
          </table:table-cell>
          <table:table-cell office:value-type="float" office:value="4343960960" calcext:value-type="float">
            <text:p>4343960960</text:p>
          </table:table-cell>
          <table:table-cell office:value-type="float" office:value="18072589022" calcext:value-type="float">
            <text:p>18072589022</text:p>
          </table:table-cell>
          <table:table-cell office:value-type="float" office:value="306799614" calcext:value-type="float">
            <text:p>306799614</text:p>
          </table:table-cell>
          <table:table-cell office:value-type="float" office:value="27262976" calcext:value-type="float">
            <text:p>272629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DList.benchmark.2^16.concatLeft.force/singleRun</text:p>
          </table:table-cell>
          <table:table-cell office:value-type="float" office:value="4725000000000" calcext:value-type="float">
            <text:p>4725000000000</text:p>
          </table:table-cell>
          <table:table-cell/>
          <table:table-cell office:value-type="float" office:value="18067057992" calcext:value-type="float">
            <text:p>18067057992</text:p>
          </table:table-cell>
          <table:table-cell office:value-type="float" office:value="312633400" calcext:value-type="float">
            <text:p>312633400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297000000000" calcext:value-type="float">
            <text:p>297000000000</text:p>
          </table:table-cell>
          <table:table-cell office:value-type="float" office:value="2937112" calcext:value-type="float">
            <text:p>2937112</text:p>
          </table:table-cell>
          <table:table-cell office:value-type="float" office:value="98024" calcext:value-type="float">
            <text:p>9802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DList.benchmark.2^16.concatRight.copyIntoReg</text:p>
          </table:table-cell>
          <table:table-cell office:value-type="float" office:value="2979417512" calcext:value-type="float">
            <text:p>2979417512</text:p>
          </table:table-cell>
          <table:table-cell office:value-type="float" office:value="152461514" calcext:value-type="float">
            <text:p>152461514</text:p>
          </table:table-cell>
          <table:table-cell office:value-type="float" office:value="6522186" calcext:value-type="float">
            <text:p>6522186</text:p>
          </table:table-cell>
          <table:table-cell office:value-type="float" office:value="507" calcext:value-type="float">
            <text:p>507</text:p>
          </table:table-cell>
          <table:table-cell office:value-type="float" office:value="28311552" calcext:value-type="float">
            <text:p>2831155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DList.benchmark.2^16.concatRight.copyIntoReg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1910248" calcext:value-type="float">
            <text:p>11910248</text:p>
          </table:table-cell>
          <table:table-cell office:value-type="float" office:value="2853816" calcext:value-type="float">
            <text:p>2853816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699672" calcext:value-type="float">
            <text:p>2699672</text:p>
          </table:table-cell>
          <table:table-cell office:value-type="float" office:value="33496" calcext:value-type="float">
            <text:p>3349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DList.benchmark.2^16.concatRight.force</text:p>
          </table:table-cell>
          <table:table-cell office:value-type="float" office:value="1811856204" calcext:value-type="float">
            <text:p>1811856204</text:p>
          </table:table-cell>
          <table:table-cell office:value-type="float" office:value="127229318" calcext:value-type="float">
            <text:p>127229318</text:p>
          </table:table-cell>
          <table:table-cell office:value-type="float" office:value="3916793" calcext:value-type="float">
            <text:p>3916793</text:p>
          </table:table-cell>
          <table:table-cell office:value-type="float" office:value="712802" calcext:value-type="float">
            <text:p>712802</text:p>
          </table:table-cell>
          <table:table-cell office:value-type="float" office:value="27262976" calcext:value-type="float">
            <text:p>272629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DList.benchmark.2^16.concatRight.force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9288280" calcext:value-type="float">
            <text:p>9288280</text:p>
          </table:table-cell>
          <table:table-cell office:value-type="float" office:value="4885568" calcext:value-type="float">
            <text:p>4885568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2667144" calcext:value-type="float">
            <text:p>2667144</text:p>
          </table:table-cell>
          <table:table-cell office:value-type="float" office:value="68984" calcext:value-type="float">
            <text:p>6898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DList.benchmark.2^16.differenceListDestLeft</text:p>
          </table:table-cell>
          <table:table-cell office:value-type="float" office:value="4257512375" calcext:value-type="float">
            <text:p>4257512375</text:p>
          </table:table-cell>
          <table:table-cell office:value-type="float" office:value="395221660" calcext:value-type="float">
            <text:p>395221660</text:p>
          </table:table-cell>
          <table:table-cell office:value-type="float" office:value="3748235" calcext:value-type="float">
            <text:p>3748235</text:p>
          </table:table-cell>
          <table:table-cell office:value-type="float" office:value="132408" calcext:value-type="float">
            <text:p>132408</text:p>
          </table:table-cell>
          <table:table-cell office:value-type="float" office:value="31457280" calcext:value-type="float">
            <text:p>3145728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DList.benchmark.2^16.differenceListDestLeft/singleRun</text:p>
          </table:table-cell>
          <table:table-cell office:value-type="float" office:value="16000000000" calcext:value-type="float">
            <text:p>16000000000</text:p>
          </table:table-cell>
          <table:table-cell/>
          <table:table-cell office:value-type="float" office:value="9350200" calcext:value-type="float">
            <text:p>9350200</text:p>
          </table:table-cell>
          <table:table-cell office:value-type="float" office:value="2217200" calcext:value-type="float">
            <text:p>2217200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DList.benchmark.2^16.differenceListNaiveLeft.copyIntoReg</text:p>
          </table:table-cell>
          <table:table-cell office:value-type="float" office:value="3153443725" calcext:value-type="float">
            <text:p>3153443725</text:p>
          </table:table-cell>
          <table:table-cell office:value-type="float" office:value="300675172" calcext:value-type="float">
            <text:p>300675172</text:p>
          </table:table-cell>
          <table:table-cell office:value-type="float" office:value="6566211" calcext:value-type="float">
            <text:p>6566211</text:p>
          </table:table-cell>
          <table:table-cell office:value-type="float" office:value="179051" calcext:value-type="float">
            <text:p>179051</text:p>
          </table:table-cell>
          <table:table-cell office:value-type="float" office:value="28311552" calcext:value-type="float">
            <text:p>2831155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DList.benchmark.2^16.differenceListNaiveLeft.copyIntoReg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2122424" calcext:value-type="float">
            <text:p>12122424</text:p>
          </table:table-cell>
          <table:table-cell office:value-type="float" office:value="3068832" calcext:value-type="float">
            <text:p>3068832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719056" calcext:value-type="float">
            <text:p>2719056</text:p>
          </table:table-cell>
          <table:table-cell office:value-type="float" office:value="70320" calcext:value-type="float">
            <text:p>7032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DList.benchmark.2^16.differenceListNaiveLeft.force</text:p>
          </table:table-cell>
          <table:table-cell office:value-type="float" office:value="1933083500" calcext:value-type="float">
            <text:p>1933083500</text:p>
          </table:table-cell>
          <table:table-cell office:value-type="float" office:value="32267788" calcext:value-type="float">
            <text:p>32267788</text:p>
          </table:table-cell>
          <table:table-cell office:value-type="float" office:value="4133649" calcext:value-type="float">
            <text:p>4133649</text:p>
          </table:table-cell>
          <table:table-cell office:value-type="float" office:value="729714" calcext:value-type="float">
            <text:p>729714</text:p>
          </table:table-cell>
          <table:table-cell office:value-type="float" office:value="26214400" calcext:value-type="float">
            <text:p>262144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DList.benchmark.2^16.differenceListNaiveLeft.force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9500456" calcext:value-type="float">
            <text:p>9500456</text:p>
          </table:table-cell>
          <table:table-cell office:value-type="float" office:value="4911304" calcext:value-type="float">
            <text:p>4911304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2693848" calcext:value-type="float">
            <text:p>2693848</text:p>
          </table:table-cell>
          <table:table-cell office:value-type="float" office:value="83240" calcext:value-type="float">
            <text:p>8324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0.mapDestFL</text:p>
          </table:table-cell>
          <table:table-cell office:value-type="float" office:value="83026041" calcext:value-type="float">
            <text:p>83026041</text:p>
          </table:table-cell>
          <table:table-cell office:value-type="float" office:value="7217554" calcext:value-type="float">
            <text:p>7217554</text:p>
          </table:table-cell>
          <table:table-cell office:value-type="float" office:value="204252" calcext:value-type="float">
            <text:p>204252</text:p>
          </table:table-cell>
          <table:table-cell office:value-type="float" office:value="384" calcext:value-type="float">
            <text:p>384</text:p>
          </table:table-cell>
          <table:table-cell office:value-type="float" office:value="28311552" calcext:value-type="float">
            <text:p>2831155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0.mapDestF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426272" calcext:value-type="float">
            <text:p>42627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0.mapDestFLS</text:p>
          </table:table-cell>
          <table:table-cell office:value-type="float" office:value="79457150" calcext:value-type="float">
            <text:p>79457150</text:p>
          </table:table-cell>
          <table:table-cell office:value-type="float" office:value="3455092" calcext:value-type="float">
            <text:p>3455092</text:p>
          </table:table-cell>
          <table:table-cell office:value-type="float" office:value="172212" calcext:value-type="float">
            <text:p>172212</text:p>
          </table:table-cell>
          <table:table-cell office:value-type="float" office:value="166" calcext:value-type="float">
            <text:p>166</text:p>
          </table:table-cell>
          <table:table-cell office:value-type="float" office:value="28311552" calcext:value-type="float">
            <text:p>2831155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0.mapDestFLS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94328" calcext:value-type="float">
            <text:p>3943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2"/>
          <table:table-cell table:style-name="ce2" table:number-columns-repeated="2"/>
          <table:table-cell/>
          <table:table-cell table:style-name="ce1" office:value-type="string" calcext:value-type="string" table:number-columns-spanned="4" table:number-rows-spanned="1">
            <text:p>GC Time (ms)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3" table:number-rows-spanned="1">
            <text:p>Allocated (MiB)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Copied by GC (MiB)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Total Memory (MiB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ll.Map.benchmark.2^10.mapDestFS</text:p>
          </table:table-cell>
          <table:table-cell office:value-type="float" office:value="67793635" calcext:value-type="float">
            <text:p>67793635</text:p>
          </table:table-cell>
          <table:table-cell office:value-type="float" office:value="6484140" calcext:value-type="float">
            <text:p>6484140</text:p>
          </table:table-cell>
          <table:table-cell office:value-type="float" office:value="98489" calcext:value-type="float">
            <text:p>98489</text:p>
          </table:table-cell>
          <table:table-cell office:value-type="float" office:value="11" calcext:value-type="float">
            <text:p>11</text:p>
          </table:table-cell>
          <table:table-cell office:value-type="float" office:value="27262976" calcext:value-type="float">
            <text:p>27262976</text:p>
          </table:table-cell>
          <table:table-cell table:number-columns-repeated="5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/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/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.Map.benchmark.2^10.mapDestFS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88848" calcext:value-type="float">
            <text:p>28884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parseNaive*</text:p>
          </table:table-cell>
          <table:table-cell office:value-type="float" office:value="0.0208" calcext:value-type="float">
            <text:p>0,0208</text:p>
          </table:table-cell>
          <table:table-cell office:value-type="float" office:value="0.177" calcext:value-type="float">
            <text:p>0,177</text:p>
          </table:table-cell>
          <table:table-cell office:value-type="float" office:value="1.94" calcext:value-type="float">
            <text:p>1,94</text:p>
          </table:table-cell>
          <table:table-cell office:value-type="float" office:value="56" calcext:value-type="float">
            <text:p>56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parseNaive*</text:p>
          </table:table-cell>
          <table:table-cell office:value-type="float" office:value="0.0005" calcext:value-type="float">
            <text:p>0,0005</text:p>
          </table:table-cell>
          <table:table-cell office:value-type="float" office:value="43" calcext:value-type="float">
            <text:p>43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parseNaive*</text:p>
          </table:table-cell>
          <table:table-cell office:value-type="float" office:value="0.052" calcext:value-type="float">
            <text:p>0,052</text:p>
          </table:table-cell>
          <table:table-cell office:value-type="float" office:value="0.414" calcext:value-type="float">
            <text:p>0,414</text:p>
          </table:table-cell>
          <table:table-cell office:value-type="float" office:value="3.2" calcext:value-type="float">
            <text:p>3,2</text:p>
          </table:table-cell>
          <table:table-cell office:value-type="float" office:value="25" calcext:value-type="float">
            <text:p>2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arseNaive*</text:p>
          </table:table-cell>
          <table:table-cell office:value-type="float" office:value="0.000229" calcext:value-type="float">
            <text:p>0,000229</text:p>
          </table:table-cell>
          <table:table-cell office:value-type="float" office:value="0.014" calcext:value-type="float">
            <text:p>0,014</text:p>
          </table:table-cell>
          <table:table-cell office:value-type="float" office:value="0.714" calcext:value-type="float">
            <text:p>0,714</text:p>
          </table:table-cell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parseNaive*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.Map.benchmark.2^10.mapDestFSL</text:p>
          </table:table-cell>
          <table:table-cell office:value-type="float" office:value="70400482" calcext:value-type="float">
            <text:p>70400482</text:p>
          </table:table-cell>
          <table:table-cell office:value-type="float" office:value="4809888" calcext:value-type="float">
            <text:p>4809888</text:p>
          </table:table-cell>
          <table:table-cell office:value-type="float" office:value="130250" calcext:value-type="float">
            <text:p>130250</text:p>
          </table:table-cell>
          <table:table-cell office:value-type="float" office:value="9" calcext:value-type="float">
            <text:p>9</text:p>
          </table:table-cell>
          <table:table-cell office:value-type="float" office:value="27262976" calcext:value-type="float">
            <text:p>27262976</text:p>
          </table:table-cell>
          <table:table-cell table:number-columns-repeated="4"/>
          <table:table-cell office:value-type="string" calcext:value-type="string">
            <text:p>parseNaive</text:p>
          </table:table-cell>
          <table:table-cell office:value-type="float" office:value="0.0439" calcext:value-type="float">
            <text:p>0,0439</text:p>
          </table:table-cell>
          <table:table-cell office:value-type="float" office:value="0.357" calcext:value-type="float">
            <text:p>0,357</text:p>
          </table:table-cell>
          <table:table-cell office:value-type="float" office:value="3.1" calcext:value-type="float">
            <text:p>3,1</text:p>
          </table:table-cell>
          <table:table-cell office:value-type="float" office:value="74" calcext:value-type="float">
            <text:p>74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parseNaive</text:p>
          </table:table-cell>
          <table:table-cell office:value-type="float" office:value="0.0005" calcext:value-type="float">
            <text:p>0,0005</text:p>
          </table:table-cell>
          <table:table-cell office:value-type="float" office:value="34" calcext:value-type="float">
            <text:p>3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arseNaive</text:p>
          </table:table-cell>
          <table:table-cell office:value-type="float" office:value="0.116" calcext:value-type="float">
            <text:p>0,116</text:p>
          </table:table-cell>
          <table:table-cell office:value-type="float" office:value="0.731" calcext:value-type="float">
            <text:p>0,731</text:p>
          </table:table-cell>
          <table:table-cell office:value-type="float" office:value="5.2" calcext:value-type="float">
            <text:p>5,2</text:p>
          </table:table-cell>
          <table:table-cell office:value-type="float" office:value="41" calcext:value-type="float">
            <text:p>41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parseNaive</text:p>
          </table:table-cell>
          <table:table-cell office:value-type="float" office:value="0.000233" calcext:value-type="float">
            <text:p>0,000233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374" calcext:value-type="float">
            <text:p>0,374</text:p>
          </table:table-cell>
          <table:table-cell office:value-type="float" office:value="28" calcext:value-type="float">
            <text:p>28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parseNaive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.Map.benchmark.2^10.mapDestFSL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1192" calcext:value-type="float">
            <text:p>32119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parseDPS</text:p>
          </table:table-cell>
          <table:table-cell office:value-type="float" office:value="0.0571" calcext:value-type="float">
            <text:p>0,0571</text:p>
          </table:table-cell>
          <table:table-cell office:value-type="float" office:value="0.453" calcext:value-type="float">
            <text:p>0,453</text:p>
          </table:table-cell>
          <table:table-cell office:value-type="float" office:value="3.57" calcext:value-type="float">
            <text:p>3,57</text:p>
          </table:table-cell>
          <table:table-cell office:value-type="float" office:value="38.4" calcext:value-type="float">
            <text:p>38,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arseDPS</text:p>
          </table:table-cell>
          <table:table-cell office:value-type="float" office:value="0.0005" calcext:value-type="float">
            <text:p>0,000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seDPS</text:p>
          </table:table-cell>
          <table:table-cell office:value-type="float" office:value="0.1" calcext:value-type="float">
            <text:p>0,1</text:p>
          </table:table-cell>
          <table:table-cell office:value-type="float" office:value="0.61" calcext:value-type="float">
            <text:p>0,61</text:p>
          </table:table-cell>
          <table:table-cell office:value-type="float" office:value="4.3" calcext:value-type="float">
            <text:p>4,3</text:p>
          </table:table-cell>
          <table:table-cell office:value-type="float" office:value="36" calcext:value-type="float">
            <text:p>3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parseDPS</text:p>
          </table:table-cell>
          <table:table-cell office:value-type="float" office:value="0.000009" calcext:value-type="float">
            <text:p>0,000009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651" calcext:value-type="float">
            <text:p>0,000651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159" calcext:value-type="float">
            <text:p>0,159</text:p>
          </table:table-cell>
          <table:table-cell office:value-type="string" calcext:value-type="string">
            <text:p>parseDPS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.Map.benchmark.2^10.mapDestTRL</text:p>
          </table:table-cell>
          <table:table-cell office:value-type="float" office:value="75762189" calcext:value-type="float">
            <text:p>75762189</text:p>
          </table:table-cell>
          <table:table-cell office:value-type="float" office:value="5294288" calcext:value-type="float">
            <text:p>5294288</text:p>
          </table:table-cell>
          <table:table-cell office:value-type="float" office:value="114829" calcext:value-type="float">
            <text:p>114829</text:p>
          </table:table-cell>
          <table:table-cell office:value-type="float" office:value="11" calcext:value-type="float">
            <text:p>11</text:p>
          </table:table-cell>
          <table:table-cell office:value-type="float" office:value="27262976" calcext:value-type="float">
            <text:p>272629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0.mapDestTRL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02528" calcext:value-type="float">
            <text:p>3025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0.mapDestTRS</text:p>
          </table:table-cell>
          <table:table-cell office:value-type="float" office:value="59182896" calcext:value-type="float">
            <text:p>59182896</text:p>
          </table:table-cell>
          <table:table-cell office:value-type="float" office:value="5425748" calcext:value-type="float">
            <text:p>5425748</text:p>
          </table:table-cell>
          <table:table-cell office:value-type="float" office:value="82069" calcext:value-type="float">
            <text:p>82069</text:p>
          </table:table-cell>
          <table:table-cell office:value-type="float" office:value="11" calcext:value-type="float">
            <text:p>11</text:p>
          </table:table-cell>
          <table:table-cell office:value-type="float" office:value="27262976" calcext:value-type="float">
            <text:p>272629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0.mapDestTRS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70416" calcext:value-type="float">
            <text:p>27041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0.mapL.copyIntoReg</text:p>
          </table:table-cell>
          <table:table-cell office:value-type="float" office:value="40384428" calcext:value-type="float">
            <text:p>40384428</text:p>
          </table:table-cell>
          <table:table-cell office:value-type="float" office:value="3596392" calcext:value-type="float">
            <text:p>3596392</text:p>
          </table:table-cell>
          <table:table-cell office:value-type="float" office:value="170085" calcext:value-type="float">
            <text:p>170085</text:p>
          </table:table-cell>
          <table:table-cell office:value-type="float" office:value="14" calcext:value-type="float">
            <text:p>14</text:p>
          </table:table-cell>
          <table:table-cell office:value-type="float" office:value="27262976" calcext:value-type="float">
            <text:p>272629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0.mapL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57488" calcext:value-type="float">
            <text:p>3574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0.mapL.force</text:p>
          </table:table-cell>
          <table:table-cell office:value-type="float" office:value="13618138" calcext:value-type="float">
            <text:p>13618138</text:p>
          </table:table-cell>
          <table:table-cell office:value-type="float" office:value="973226" calcext:value-type="float">
            <text:p>973226</text:p>
          </table:table-cell>
          <table:table-cell office:value-type="float" office:value="106509" calcext:value-type="float">
            <text:p>106509</text:p>
          </table:table-cell>
          <table:table-cell office:value-type="float" office:value="865" calcext:value-type="float">
            <text:p>865</text:p>
          </table:table-cell>
          <table:table-cell office:value-type="float" office:value="25165824" calcext:value-type="float">
            <text:p>251658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0.mapL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91424" calcext:value-type="float">
            <text:p>291424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0.mapS.copyIntoReg</text:p>
          </table:table-cell>
          <table:table-cell office:value-type="float" office:value="29862234" calcext:value-type="float">
            <text:p>29862234</text:p>
          </table:table-cell>
          <table:table-cell office:value-type="float" office:value="1788356" calcext:value-type="float">
            <text:p>1788356</text:p>
          </table:table-cell>
          <table:table-cell office:value-type="float" office:value="106564" calcext:value-type="float">
            <text:p>106564</text:p>
          </table:table-cell>
          <table:table-cell office:value-type="float" office:value="136" calcext:value-type="float">
            <text:p>136</text:p>
          </table:table-cell>
          <table:table-cell office:value-type="float" office:value="27262976" calcext:value-type="float">
            <text:p>272629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0.mapS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4992" calcext:value-type="float">
            <text:p>324992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0.mapS.force</text:p>
          </table:table-cell>
          <table:table-cell office:value-type="float" office:value="12349805" calcext:value-type="float">
            <text:p>12349805</text:p>
          </table:table-cell>
          <table:table-cell office:value-type="float" office:value="742396" calcext:value-type="float">
            <text:p>742396</text:p>
          </table:table-cell>
          <table:table-cell office:value-type="float" office:value="40799" calcext:value-type="float">
            <text:p>40799</text:p>
          </table:table-cell>
          <table:table-cell office:value-type="float" office:value="208" calcext:value-type="float">
            <text:p>208</text:p>
          </table:table-cell>
          <table:table-cell office:value-type="float" office:value="25165824" calcext:value-type="float">
            <text:p>251658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0.mapS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8928" calcext:value-type="float">
            <text:p>2589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0.mapSH.copyIntoReg</text:p>
          </table:table-cell>
          <table:table-cell office:value-type="float" office:value="36752049" calcext:value-type="float">
            <text:p>36752049</text:p>
          </table:table-cell>
          <table:table-cell office:value-type="float" office:value="2663410" calcext:value-type="float">
            <text:p>2663410</text:p>
          </table:table-cell>
          <table:table-cell office:value-type="float" office:value="138158" calcext:value-type="float">
            <text:p>138158</text:p>
          </table:table-cell>
          <table:table-cell office:value-type="float" office:value="10" calcext:value-type="float">
            <text:p>10</text:p>
          </table:table-cell>
          <table:table-cell office:value-type="float" office:value="27262976" calcext:value-type="float">
            <text:p>272629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0.mapSH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5496" calcext:value-type="float">
            <text:p>32549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0.mapSH.force</text:p>
          </table:table-cell>
          <table:table-cell office:value-type="float" office:value="11219560" calcext:value-type="float">
            <text:p>11219560</text:p>
          </table:table-cell>
          <table:table-cell office:value-type="float" office:value="787188" calcext:value-type="float">
            <text:p>787188</text:p>
          </table:table-cell>
          <table:table-cell office:value-type="float" office:value="73666" calcext:value-type="float">
            <text:p>73666</text:p>
          </table:table-cell>
          <table:table-cell office:value-type="float" office:value="337" calcext:value-type="float">
            <text:p>337</text:p>
          </table:table-cell>
          <table:table-cell office:value-type="float" office:value="25165824" calcext:value-type="float">
            <text:p>251658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0.mapSH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9432" calcext:value-type="float">
            <text:p>25943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0.mapST.copyIntoReg</text:p>
          </table:table-cell>
          <table:table-cell office:value-type="float" office:value="38199185" calcext:value-type="float">
            <text:p>38199185</text:p>
          </table:table-cell>
          <table:table-cell office:value-type="float" office:value="3133560" calcext:value-type="float">
            <text:p>3133560</text:p>
          </table:table-cell>
          <table:table-cell office:value-type="float" office:value="138877" calcext:value-type="float">
            <text:p>138877</text:p>
          </table:table-cell>
          <table:table-cell office:value-type="float" office:value="533" calcext:value-type="float">
            <text:p>533</text:p>
          </table:table-cell>
          <table:table-cell office:value-type="float" office:value="27262976" calcext:value-type="float">
            <text:p>272629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0.mapST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58600" calcext:value-type="float">
            <text:p>35860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0.mapST.force</text:p>
          </table:table-cell>
          <table:table-cell office:value-type="float" office:value="13492627" calcext:value-type="float">
            <text:p>13492627</text:p>
          </table:table-cell>
          <table:table-cell office:value-type="float" office:value="668612" calcext:value-type="float">
            <text:p>668612</text:p>
          </table:table-cell>
          <table:table-cell office:value-type="float" office:value="73599" calcext:value-type="float">
            <text:p>73599</text:p>
          </table:table-cell>
          <table:table-cell office:value-type="float" office:value="581" calcext:value-type="float">
            <text:p>581</text:p>
          </table:table-cell>
          <table:table-cell office:value-type="float" office:value="25165824" calcext:value-type="float">
            <text:p>251658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0.mapST.force/singleRun</text:p>
          </table:table-cell>
          <table:table-cell office:value-type="float" office:value="3000000000" calcext:value-type="float">
            <text:p>3000000000</text:p>
          </table:table-cell>
          <table:table-cell/>
          <table:table-cell office:value-type="float" office:value="292536" calcext:value-type="float">
            <text:p>292536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0.mapTRL.copyIntoReg</text:p>
          </table:table-cell>
          <table:table-cell office:value-type="float" office:value="44452373" calcext:value-type="float">
            <text:p>44452373</text:p>
          </table:table-cell>
          <table:table-cell office:value-type="float" office:value="4114610" calcext:value-type="float">
            <text:p>4114610</text:p>
          </table:table-cell>
          <table:table-cell office:value-type="float" office:value="163385" calcext:value-type="float">
            <text:p>163385</text:p>
          </table:table-cell>
          <table:table-cell office:value-type="float" office:value="882" calcext:value-type="float">
            <text:p>882</text:p>
          </table:table-cell>
          <table:table-cell office:value-type="float" office:value="27262976" calcext:value-type="float">
            <text:p>272629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0.mapTRL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50848" calcext:value-type="float">
            <text:p>35084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0.mapTRL.force</text:p>
          </table:table-cell>
          <table:table-cell office:value-type="float" office:value="18543509" calcext:value-type="float">
            <text:p>18543509</text:p>
          </table:table-cell>
          <table:table-cell office:value-type="float" office:value="1559386" calcext:value-type="float">
            <text:p>1559386</text:p>
          </table:table-cell>
          <table:table-cell office:value-type="float" office:value="98071" calcext:value-type="float">
            <text:p>98071</text:p>
          </table:table-cell>
          <table:table-cell office:value-type="float" office:value="919" calcext:value-type="float">
            <text:p>919</text:p>
          </table:table-cell>
          <table:table-cell office:value-type="float" office:value="25165824" calcext:value-type="float">
            <text:p>251658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0.mapTRL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84784" calcext:value-type="float">
            <text:p>28478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0.mapTRS.copyIntoReg</text:p>
          </table:table-cell>
          <table:table-cell office:value-type="float" office:value="35013550" calcext:value-type="float">
            <text:p>35013550</text:p>
          </table:table-cell>
          <table:table-cell office:value-type="float" office:value="2930138" calcext:value-type="float">
            <text:p>2930138</text:p>
          </table:table-cell>
          <table:table-cell office:value-type="float" office:value="130139" calcext:value-type="float">
            <text:p>130139</text:p>
          </table:table-cell>
          <table:table-cell office:value-type="float" office:value="312" calcext:value-type="float">
            <text:p>312</text:p>
          </table:table-cell>
          <table:table-cell office:value-type="float" office:value="27262976" calcext:value-type="float">
            <text:p>272629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0.mapTRS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18480" calcext:value-type="float">
            <text:p>31848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0.mapTRS.force</text:p>
          </table:table-cell>
          <table:table-cell office:value-type="float" office:value="16762503" calcext:value-type="float">
            <text:p>16762503</text:p>
          </table:table-cell>
          <table:table-cell office:value-type="float" office:value="729516" calcext:value-type="float">
            <text:p>729516</text:p>
          </table:table-cell>
          <table:table-cell office:value-type="float" office:value="65295" calcext:value-type="float">
            <text:p>65295</text:p>
          </table:table-cell>
          <table:table-cell office:value-type="float" office:value="413" calcext:value-type="float">
            <text:p>413</text:p>
          </table:table-cell>
          <table:table-cell office:value-type="float" office:value="25165824" calcext:value-type="float">
            <text:p>251658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0.mapTRS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2416" calcext:value-type="float">
            <text:p>252416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0.mapTRSH.copyIntoReg</text:p>
          </table:table-cell>
          <table:table-cell office:value-type="float" office:value="34841433" calcext:value-type="float">
            <text:p>34841433</text:p>
          </table:table-cell>
          <table:table-cell office:value-type="float" office:value="3368078" calcext:value-type="float">
            <text:p>3368078</text:p>
          </table:table-cell>
          <table:table-cell office:value-type="float" office:value="130139" calcext:value-type="float">
            <text:p>130139</text:p>
          </table:table-cell>
          <table:table-cell office:value-type="float" office:value="307" calcext:value-type="float">
            <text:p>307</text:p>
          </table:table-cell>
          <table:table-cell office:value-type="float" office:value="27262976" calcext:value-type="float">
            <text:p>272629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0.mapTRSH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19112" calcext:value-type="float">
            <text:p>31911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0.mapTRSH.force</text:p>
          </table:table-cell>
          <table:table-cell office:value-type="float" office:value="16767608" calcext:value-type="float">
            <text:p>16767608</text:p>
          </table:table-cell>
          <table:table-cell office:value-type="float" office:value="686756" calcext:value-type="float">
            <text:p>686756</text:p>
          </table:table-cell>
          <table:table-cell office:value-type="float" office:value="65295" calcext:value-type="float">
            <text:p>65295</text:p>
          </table:table-cell>
          <table:table-cell office:value-type="float" office:value="413" calcext:value-type="float">
            <text:p>413</text:p>
          </table:table-cell>
          <table:table-cell office:value-type="float" office:value="25165824" calcext:value-type="float">
            <text:p>251658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0.mapTRSH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3048" calcext:value-type="float">
            <text:p>253048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0.mapTRST.copyIntoReg</text:p>
          </table:table-cell>
          <table:table-cell office:value-type="float" office:value="44731995" calcext:value-type="float">
            <text:p>44731995</text:p>
          </table:table-cell>
          <table:table-cell office:value-type="float" office:value="3676190" calcext:value-type="float">
            <text:p>3676190</text:p>
          </table:table-cell>
          <table:table-cell office:value-type="float" office:value="163388" calcext:value-type="float">
            <text:p>163388</text:p>
          </table:table-cell>
          <table:table-cell office:value-type="float" office:value="884" calcext:value-type="float">
            <text:p>884</text:p>
          </table:table-cell>
          <table:table-cell office:value-type="float" office:value="27262976" calcext:value-type="float">
            <text:p>272629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0.mapTRST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52344" calcext:value-type="float">
            <text:p>35234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0.mapTRST.force</text:p>
          </table:table-cell>
          <table:table-cell office:value-type="float" office:value="18492819" calcext:value-type="float">
            <text:p>18492819</text:p>
          </table:table-cell>
          <table:table-cell office:value-type="float" office:value="690288" calcext:value-type="float">
            <text:p>690288</text:p>
          </table:table-cell>
          <table:table-cell office:value-type="float" office:value="98071" calcext:value-type="float">
            <text:p>98071</text:p>
          </table:table-cell>
          <table:table-cell office:value-type="float" office:value="920" calcext:value-type="float">
            <text:p>920</text:p>
          </table:table-cell>
          <table:table-cell office:value-type="float" office:value="25165824" calcext:value-type="float">
            <text:p>251658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0.mapTRST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86280" calcext:value-type="float">
            <text:p>286280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3.mapDestFL</text:p>
          </table:table-cell>
          <table:table-cell office:value-type="float" office:value="867138160" calcext:value-type="float">
            <text:p>867138160</text:p>
          </table:table-cell>
          <table:table-cell office:value-type="float" office:value="31638970" calcext:value-type="float">
            <text:p>31638970</text:p>
          </table:table-cell>
          <table:table-cell office:value-type="float" office:value="1601260" calcext:value-type="float">
            <text:p>1601260</text:p>
          </table:table-cell>
          <table:table-cell office:value-type="float" office:value="21614" calcext:value-type="float">
            <text:p>21614</text:p>
          </table:table-cell>
          <table:table-cell office:value-type="float" office:value="29360128" calcext:value-type="float">
            <text:p>2936012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3.mapDestFL/singleRun</text:p>
          </table:table-cell>
          <table:table-cell office:value-type="float" office:value="7000000000" calcext:value-type="float">
            <text:p>7000000000</text:p>
          </table:table-cell>
          <table:table-cell/>
          <table:table-cell office:value-type="float" office:value="2343488" calcext:value-type="float">
            <text:p>23434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3.mapDestFLS</text:p>
          </table:table-cell>
          <table:table-cell office:value-type="float" office:value="661256985" calcext:value-type="float">
            <text:p>661256985</text:p>
          </table:table-cell>
          <table:table-cell office:value-type="float" office:value="22619028" calcext:value-type="float">
            <text:p>22619028</text:p>
          </table:table-cell>
          <table:table-cell office:value-type="float" office:value="1343735" calcext:value-type="float">
            <text:p>1343735</text:p>
          </table:table-cell>
          <table:table-cell office:value-type="float" office:value="24390" calcext:value-type="float">
            <text:p>24390</text:p>
          </table:table-cell>
          <table:table-cell office:value-type="float" office:value="29360128" calcext:value-type="float">
            <text:p>2936012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3.mapDestFLS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2082168" calcext:value-type="float">
            <text:p>208216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3.mapDestFS</text:p>
          </table:table-cell>
          <table:table-cell office:value-type="float" office:value="546786678" calcext:value-type="float">
            <text:p>546786678</text:p>
          </table:table-cell>
          <table:table-cell office:value-type="float" office:value="50395396" calcext:value-type="float">
            <text:p>50395396</text:p>
          </table:table-cell>
          <table:table-cell office:value-type="float" office:value="611519" calcext:value-type="float">
            <text:p>611519</text:p>
          </table:table-cell>
          <table:table-cell office:value-type="float" office:value="75" calcext:value-type="float">
            <text:p>75</text:p>
          </table:table-cell>
          <table:table-cell office:value-type="float" office:value="28311552" calcext:value-type="float">
            <text:p>2831155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3.mapDestFS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329520" calcext:value-type="float">
            <text:p>1329520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3.mapDestFSL</text:p>
          </table:table-cell>
          <table:table-cell office:value-type="float" office:value="547560653" calcext:value-type="float">
            <text:p>547560653</text:p>
          </table:table-cell>
          <table:table-cell office:value-type="float" office:value="51041912" calcext:value-type="float">
            <text:p>51041912</text:p>
          </table:table-cell>
          <table:table-cell office:value-type="float" office:value="883599" calcext:value-type="float">
            <text:p>883599</text:p>
          </table:table-cell>
          <table:table-cell office:value-type="float" office:value="100" calcext:value-type="float">
            <text:p>100</text:p>
          </table:table-cell>
          <table:table-cell office:value-type="float" office:value="27262976" calcext:value-type="float">
            <text:p>272629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3.mapDestFSL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591240" calcext:value-type="float">
            <text:p>159124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3.mapDestTRL</text:p>
          </table:table-cell>
          <table:table-cell office:value-type="float" office:value="595107203" calcext:value-type="float">
            <text:p>595107203</text:p>
          </table:table-cell>
          <table:table-cell office:value-type="float" office:value="24174060" calcext:value-type="float">
            <text:p>24174060</text:p>
          </table:table-cell>
          <table:table-cell office:value-type="float" office:value="749795" calcext:value-type="float">
            <text:p>749795</text:p>
          </table:table-cell>
          <table:table-cell office:value-type="float" office:value="62" calcext:value-type="float">
            <text:p>62</text:p>
          </table:table-cell>
          <table:table-cell office:value-type="float" office:value="28311552" calcext:value-type="float">
            <text:p>2831155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3.mapDestTRL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457888" calcext:value-type="float">
            <text:p>14578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3.mapDestTRS</text:p>
          </table:table-cell>
          <table:table-cell office:value-type="float" office:value="482368146" calcext:value-type="float">
            <text:p>482368146</text:p>
          </table:table-cell>
          <table:table-cell office:value-type="float" office:value="18477400" calcext:value-type="float">
            <text:p>18477400</text:p>
          </table:table-cell>
          <table:table-cell office:value-type="float" office:value="491690" calcext:value-type="float">
            <text:p>491690</text:p>
          </table:table-cell>
          <table:table-cell office:value-type="float" office:value="48" calcext:value-type="float">
            <text:p>48</text:p>
          </table:table-cell>
          <table:table-cell office:value-type="float" office:value="28311552" calcext:value-type="float">
            <text:p>2831155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3.mapDestTRS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196400" calcext:value-type="float">
            <text:p>119640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3.mapL.copyIntoReg</text:p>
          </table:table-cell>
          <table:table-cell office:value-type="float" office:value="324698773" calcext:value-type="float">
            <text:p>324698773</text:p>
          </table:table-cell>
          <table:table-cell office:value-type="float" office:value="29637996" calcext:value-type="float">
            <text:p>29637996</text:p>
          </table:table-cell>
          <table:table-cell office:value-type="float" office:value="1199363" calcext:value-type="float">
            <text:p>1199363</text:p>
          </table:table-cell>
          <table:table-cell office:value-type="float" office:value="111" calcext:value-type="float">
            <text:p>111</text:p>
          </table:table-cell>
          <table:table-cell office:value-type="float" office:value="27262976" calcext:value-type="float">
            <text:p>272629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3.mapL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914256" calcext:value-type="float">
            <text:p>191425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3.mapL.force</text:p>
          </table:table-cell>
          <table:table-cell office:value-type="float" office:value="130622260" calcext:value-type="float">
            <text:p>130622260</text:p>
          </table:table-cell>
          <table:table-cell office:value-type="float" office:value="10624392" calcext:value-type="float">
            <text:p>10624392</text:p>
          </table:table-cell>
          <table:table-cell office:value-type="float" office:value="850177" calcext:value-type="float">
            <text:p>850177</text:p>
          </table:table-cell>
          <table:table-cell office:value-type="float" office:value="36677" calcext:value-type="float">
            <text:p>36677</text:p>
          </table:table-cell>
          <table:table-cell office:value-type="float" office:value="25165824" calcext:value-type="float">
            <text:p>251658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3.mapL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553280" calcext:value-type="float">
            <text:p>155328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3.mapS.copyIntoReg</text:p>
          </table:table-cell>
          <table:table-cell office:value-type="float" office:value="296949610" calcext:value-type="float">
            <text:p>296949610</text:p>
          </table:table-cell>
          <table:table-cell office:value-type="float" office:value="18539350" calcext:value-type="float">
            <text:p>18539350</text:p>
          </table:table-cell>
          <table:table-cell office:value-type="float" office:value="869627" calcext:value-type="float">
            <text:p>869627</text:p>
          </table:table-cell>
          <table:table-cell office:value-type="float" office:value="13296" calcext:value-type="float">
            <text:p>13296</text:p>
          </table:table-cell>
          <table:table-cell office:value-type="float" office:value="30408704" calcext:value-type="float">
            <text:p>3040870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3.mapS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619616" calcext:value-type="float">
            <text:p>161961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3.mapS.force</text:p>
          </table:table-cell>
          <table:table-cell office:value-type="float" office:value="152287003" calcext:value-type="float">
            <text:p>152287003</text:p>
          </table:table-cell>
          <table:table-cell office:value-type="float" office:value="11642000" calcext:value-type="float">
            <text:p>11642000</text:p>
          </table:table-cell>
          <table:table-cell office:value-type="float" office:value="522239" calcext:value-type="float">
            <text:p>522239</text:p>
          </table:table-cell>
          <table:table-cell office:value-type="float" office:value="14229" calcext:value-type="float">
            <text:p>14229</text:p>
          </table:table-cell>
          <table:table-cell office:value-type="float" office:value="27262976" calcext:value-type="float">
            <text:p>272629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3.mapS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58640" calcext:value-type="float">
            <text:p>125864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3.mapSH.copyIntoReg</text:p>
          </table:table-cell>
          <table:table-cell office:value-type="float" office:value="298565985" calcext:value-type="float">
            <text:p>298565985</text:p>
          </table:table-cell>
          <table:table-cell office:value-type="float" office:value="16495330" calcext:value-type="float">
            <text:p>16495330</text:p>
          </table:table-cell>
          <table:table-cell office:value-type="float" office:value="942813" calcext:value-type="float">
            <text:p>942813</text:p>
          </table:table-cell>
          <table:table-cell office:value-type="float" office:value="72" calcext:value-type="float">
            <text:p>72</text:p>
          </table:table-cell>
          <table:table-cell office:value-type="float" office:value="27262976" calcext:value-type="float">
            <text:p>272629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3.mapSH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652888" calcext:value-type="float">
            <text:p>1652888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3.mapSH.force</text:p>
          </table:table-cell>
          <table:table-cell office:value-type="float" office:value="102578084" calcext:value-type="float">
            <text:p>102578084</text:p>
          </table:table-cell>
          <table:table-cell office:value-type="float" office:value="4052970" calcext:value-type="float">
            <text:p>4052970</text:p>
          </table:table-cell>
          <table:table-cell office:value-type="float" office:value="589864" calcext:value-type="float">
            <text:p>589864</text:p>
          </table:table-cell>
          <table:table-cell office:value-type="float" office:value="22935" calcext:value-type="float">
            <text:p>22935</text:p>
          </table:table-cell>
          <table:table-cell office:value-type="float" office:value="26214400" calcext:value-type="float">
            <text:p>262144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3.mapSH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1291912" calcext:value-type="float">
            <text:p>129191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3.mapST.copyIntoReg</text:p>
          </table:table-cell>
          <table:table-cell office:value-type="float" office:value="379683612" calcext:value-type="float">
            <text:p>379683612</text:p>
          </table:table-cell>
          <table:table-cell office:value-type="float" office:value="31217752" calcext:value-type="float">
            <text:p>31217752</text:p>
          </table:table-cell>
          <table:table-cell office:value-type="float" office:value="1144083" calcext:value-type="float">
            <text:p>1144083</text:p>
          </table:table-cell>
          <table:table-cell office:value-type="float" office:value="30541" calcext:value-type="float">
            <text:p>30541</text:p>
          </table:table-cell>
          <table:table-cell office:value-type="float" office:value="27262976" calcext:value-type="float">
            <text:p>272629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3.mapS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882600" calcext:value-type="float">
            <text:p>188260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3.mapST.force</text:p>
          </table:table-cell>
          <table:table-cell office:value-type="float" office:value="178002182" calcext:value-type="float">
            <text:p>178002182</text:p>
          </table:table-cell>
          <table:table-cell office:value-type="float" office:value="7278696" calcext:value-type="float">
            <text:p>7278696</text:p>
          </table:table-cell>
          <table:table-cell office:value-type="float" office:value="785365" calcext:value-type="float">
            <text:p>785365</text:p>
          </table:table-cell>
          <table:table-cell office:value-type="float" office:value="36849" calcext:value-type="float">
            <text:p>36849</text:p>
          </table:table-cell>
          <table:table-cell office:value-type="float" office:value="26214400" calcext:value-type="float">
            <text:p>262144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3.mapST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521624" calcext:value-type="float">
            <text:p>152162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3.mapTRL.copyIntoReg</text:p>
          </table:table-cell>
          <table:table-cell office:value-type="float" office:value="368481340" calcext:value-type="float">
            <text:p>368481340</text:p>
          </table:table-cell>
          <table:table-cell office:value-type="float" office:value="21408820" calcext:value-type="float">
            <text:p>21408820</text:p>
          </table:table-cell>
          <table:table-cell office:value-type="float" office:value="1143549" calcext:value-type="float">
            <text:p>1143549</text:p>
          </table:table-cell>
          <table:table-cell office:value-type="float" office:value="55018" calcext:value-type="float">
            <text:p>55018</text:p>
          </table:table-cell>
          <table:table-cell office:value-type="float" office:value="27262976" calcext:value-type="float">
            <text:p>272629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3.mapTRL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850272" calcext:value-type="float">
            <text:p>1850272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3.mapTRL.force</text:p>
          </table:table-cell>
          <table:table-cell office:value-type="float" office:value="174998841" calcext:value-type="float">
            <text:p>174998841</text:p>
          </table:table-cell>
          <table:table-cell office:value-type="float" office:value="8228854" calcext:value-type="float">
            <text:p>8228854</text:p>
          </table:table-cell>
          <table:table-cell office:value-type="float" office:value="784768" calcext:value-type="float">
            <text:p>784768</text:p>
          </table:table-cell>
          <table:table-cell office:value-type="float" office:value="59362" calcext:value-type="float">
            <text:p>59362</text:p>
          </table:table-cell>
          <table:table-cell office:value-type="float" office:value="26214400" calcext:value-type="float">
            <text:p>262144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3.mapTRL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489296" calcext:value-type="float">
            <text:p>148929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3.mapTRS.copyIntoReg</text:p>
          </table:table-cell>
          <table:table-cell office:value-type="float" office:value="290699285" calcext:value-type="float">
            <text:p>290699285</text:p>
          </table:table-cell>
          <table:table-cell office:value-type="float" office:value="12422586" calcext:value-type="float">
            <text:p>12422586</text:p>
          </table:table-cell>
          <table:table-cell office:value-type="float" office:value="876521" calcext:value-type="float">
            <text:p>876521</text:p>
          </table:table-cell>
          <table:table-cell office:value-type="float" office:value="28556" calcext:value-type="float">
            <text:p>28556</text:p>
          </table:table-cell>
          <table:table-cell office:value-type="float" office:value="26214400" calcext:value-type="float">
            <text:p>26214400</text:p>
          </table:table-cell>
          <table:table-cell table:number-columns-repeated="4"/>
          <table:table-cell office:value-type="string" calcext:value-type="string">
            <text:p>All.Map.benchmark.2^10.mapL.force</text:p>
          </table:table-cell>
          <table:table-cell office:value-type="float" office:value="13618138" calcext:value-type="float">
            <text:p>13618138</text:p>
          </table:table-cell>
          <table:table-cell office:value-type="float" office:value="973226" calcext:value-type="float">
            <text:p>973226</text:p>
          </table:table-cell>
          <table:table-cell office:value-type="float" office:value="106509" calcext:value-type="float">
            <text:p>106509</text:p>
          </table:table-cell>
          <table:table-cell table:number-columns-repeated="2"/>
          <table:table-cell office:value-type="float" office:value="865" calcext:value-type="float">
            <text:p>865</text:p>
          </table:table-cell>
          <table:table-cell office:value-type="float" office:value="25165824" calcext:value-type="float">
            <text:p>251658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l.Map.benchmark.2^13.mapTRS.copyIntoReg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588528" calcext:value-type="float">
            <text:p>15885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All.Map.benchmark.2^13.mapL.force</text:p>
          </table:table-cell>
          <table:table-cell office:value-type="float" office:value="130622260" calcext:value-type="float">
            <text:p>130622260</text:p>
          </table:table-cell>
          <table:table-cell office:value-type="float" office:value="10624392" calcext:value-type="float">
            <text:p>10624392</text:p>
          </table:table-cell>
          <table:table-cell office:value-type="float" office:value="850177" calcext:value-type="float">
            <text:p>850177</text:p>
          </table:table-cell>
          <table:table-cell table:number-columns-repeated="2"/>
          <table:table-cell office:value-type="float" office:value="36677" calcext:value-type="float">
            <text:p>36677</text:p>
          </table:table-cell>
          <table:table-cell office:value-type="float" office:value="25165824" calcext:value-type="float">
            <text:p>251658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l.Map.benchmark.2^13.mapTRS.force</text:p>
          </table:table-cell>
          <table:table-cell office:value-type="float" office:value="146831114" calcext:value-type="float">
            <text:p>146831114</text:p>
          </table:table-cell>
          <table:table-cell office:value-type="float" office:value="5638260" calcext:value-type="float">
            <text:p>5638260</text:p>
          </table:table-cell>
          <table:table-cell office:value-type="float" office:value="522287" calcext:value-type="float">
            <text:p>522287</text:p>
          </table:table-cell>
          <table:table-cell office:value-type="float" office:value="27720" calcext:value-type="float">
            <text:p>27720</text:p>
          </table:table-cell>
          <table:table-cell office:value-type="float" office:value="26214400" calcext:value-type="float">
            <text:p>26214400</text:p>
          </table:table-cell>
          <table:table-cell table:number-columns-repeated="4"/>
          <table:table-cell office:value-type="string" calcext:value-type="string">
            <text:p>All.Map.benchmark.2^16.mapL.force</text:p>
          </table:table-cell>
          <table:table-cell office:value-type="float" office:value="3531478912" calcext:value-type="float">
            <text:p>3531478912</text:p>
          </table:table-cell>
          <table:table-cell office:value-type="float" office:value="351333292" calcext:value-type="float">
            <text:p>351333292</text:p>
          </table:table-cell>
          <table:table-cell office:value-type="float" office:value="6749129" calcext:value-type="float">
            <text:p>6749129</text:p>
          </table:table-cell>
          <table:table-cell table:number-columns-repeated="2"/>
          <table:table-cell office:value-type="float" office:value="3466269" calcext:value-type="float">
            <text:p>3466269</text:p>
          </table:table-cell>
          <table:table-cell office:value-type="float" office:value="39845888" calcext:value-type="float">
            <text:p>398458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l.Map.benchmark.2^13.mapTRS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27552" calcext:value-type="float">
            <text:p>122755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3.mapTRSH.copyIntoReg</text:p>
          </table:table-cell>
          <table:table-cell office:value-type="float" office:value="290287106" calcext:value-type="float">
            <text:p>290287106</text:p>
          </table:table-cell>
          <table:table-cell office:value-type="float" office:value="11103550" calcext:value-type="float">
            <text:p>11103550</text:p>
          </table:table-cell>
          <table:table-cell office:value-type="float" office:value="876521" calcext:value-type="float">
            <text:p>876521</text:p>
          </table:table-cell>
          <table:table-cell office:value-type="float" office:value="28560" calcext:value-type="float">
            <text:p>28560</text:p>
          </table:table-cell>
          <table:table-cell office:value-type="float" office:value="26214400" calcext:value-type="float">
            <text:p>26214400</text:p>
          </table:table-cell>
          <table:table-cell table:number-columns-repeated="5"/>
          <table:table-cell office:value-type="float" office:value="1000000000" calcext:value-type="float">
            <text:p>1000000000</text:p>
          </table:table-cell>
          <table:table-cell table:number-columns-repeated="6"/>
          <table:table-cell table:formula="of:=1024*1024" office:value-type="float" office:value="1048576" calcext:value-type="float">
            <text:p>104857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l.Map.benchmark.2^13.mapTRSH.copyIntoReg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589160" calcext:value-type="float">
            <text:p>158916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3.mapTRSH.force</text:p>
          </table:table-cell>
          <table:table-cell office:value-type="float" office:value="147176261" calcext:value-type="float">
            <text:p>147176261</text:p>
          </table:table-cell>
          <table:table-cell office:value-type="float" office:value="11885888" calcext:value-type="float">
            <text:p>11885888</text:p>
          </table:table-cell>
          <table:table-cell office:value-type="float" office:value="522287" calcext:value-type="float">
            <text:p>522287</text:p>
          </table:table-cell>
          <table:table-cell office:value-type="float" office:value="27771" calcext:value-type="float">
            <text:p>27771</text:p>
          </table:table-cell>
          <table:table-cell office:value-type="float" office:value="26214400" calcext:value-type="float">
            <text:p>26214400</text:p>
          </table:table-cell>
          <table:table-cell table:number-columns-repeated="5"/>
          <table:table-cell table:style-name="ce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2"/>
          <table:table-cell table:style-name="ce2" table:number-columns-repeated="2"/>
          <table:table-cell/>
          <table:table-cell table:style-name="ce1" office:value-type="string" calcext:value-type="string" table:number-columns-spanned="3" table:number-rows-spanned="1">
            <text:p>Allocated (MiB)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Peak memory (MiB)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All.Map.benchmark.2^13.mapTRSH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28184" calcext:value-type="float">
            <text:p>122818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table:number-columns-repeated="3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table:number-columns-repeated="3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l.Map.benchmark.2^13.mapTRST.copyIntoReg</text:p>
          </table:table-cell>
          <table:table-cell office:value-type="float" office:value="371021906" calcext:value-type="float">
            <text:p>371021906</text:p>
          </table:table-cell>
          <table:table-cell office:value-type="float" office:value="24067428" calcext:value-type="float">
            <text:p>24067428</text:p>
          </table:table-cell>
          <table:table-cell office:value-type="float" office:value="1143550" calcext:value-type="float">
            <text:p>1143550</text:p>
          </table:table-cell>
          <table:table-cell office:value-type="float" office:value="55030" calcext:value-type="float">
            <text:p>55030</text:p>
          </table:table-cell>
          <table:table-cell office:value-type="float" office:value="26214400" calcext:value-type="float">
            <text:p>26214400</text:p>
          </table:table-cell>
          <table:table-cell table:number-columns-repeated="4"/>
          <table:table-cell office:value-type="string" calcext:value-type="string">
            <text:p>map*</text:p>
          </table:table-cell>
          <table:table-cell office:value-type="float" office:value="0.013618138" calcext:value-type="float">
            <text:p>0,013618138</text:p>
          </table:table-cell>
          <table:table-cell office:value-type="float" office:value="0.13062226" calcext:value-type="float">
            <text:p>0,13062226</text:p>
          </table:table-cell>
          <table:table-cell office:value-type="float" office:value="3.531478912" calcext:value-type="float">
            <text:p>3,531478912</text:p>
          </table:table-cell>
          <table:table-cell table:number-columns-repeated="2"/>
          <table:table-cell office:value-type="string" calcext:value-type="string">
            <text:p>map*</text:p>
          </table:table-cell>
          <table:table-cell office:value-type="float" office:value="0.101574897766113" calcext:value-type="float">
            <text:p>0,101574897766113</text:p>
          </table:table-cell>
          <table:table-cell office:value-type="float" office:value="0.810791969299316" calcext:value-type="float">
            <text:p>0,810791969299316</text:p>
          </table:table-cell>
          <table:table-cell office:value-type="float" office:value="6.4364709854126" calcext:value-type="float">
            <text:p>6,4364709854126</text:p>
          </table:table-cell>
          <table:table-cell table:number-columns-repeated="2"/>
          <table:table-cell office:value-type="string" calcext:value-type="string">
            <text:p>map*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l.Map.benchmark.2^13.mapTRS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851768" calcext:value-type="float">
            <text:p>185176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office:value-type="string" calcext:value-type="string">
            <text:p>mapL</text:p>
          </table:table-cell>
          <table:table-cell office:value-type="string" calcext:value-type="string">
            <text:p>mapTR’*</text:p>
          </table:table-cell>
          <table:table-cell office:value-type="float" office:value="0.016762503" calcext:value-type="float">
            <text:p>0,016762503</text:p>
          </table:table-cell>
          <table:table-cell office:value-type="float" office:value="0.146831114" calcext:value-type="float">
            <text:p>0,146831114</text:p>
          </table:table-cell>
          <table:table-cell office:value-type="float" office:value="2.696805337" calcext:value-type="float">
            <text:p>2,696805337</text:p>
          </table:table-cell>
          <table:table-cell table:number-columns-repeated="2"/>
          <table:table-cell office:value-type="string" calcext:value-type="string">
            <text:p>mapTR’*</text:p>
          </table:table-cell>
          <table:table-cell office:value-type="float" office:value="0.0622701644897461" calcext:value-type="float">
            <text:p>0,0622701644897461</text:p>
          </table:table-cell>
          <table:table-cell office:value-type="float" office:value="0.498091697692871" calcext:value-type="float">
            <text:p>0,498091697692871</text:p>
          </table:table-cell>
          <table:table-cell office:value-type="float" office:value="3.98435020446777" calcext:value-type="float">
            <text:p>3,98435020446777</text:p>
          </table:table-cell>
          <table:table-cell table:number-columns-repeated="2"/>
          <table:table-cell office:value-type="string" calcext:value-type="string">
            <text:p>mapTR’*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l.Map.benchmark.2^13.mapTRST.force</text:p>
          </table:table-cell>
          <table:table-cell office:value-type="float" office:value="175605182" calcext:value-type="float">
            <text:p>175605182</text:p>
          </table:table-cell>
          <table:table-cell office:value-type="float" office:value="14535806" calcext:value-type="float">
            <text:p>14535806</text:p>
          </table:table-cell>
          <table:table-cell office:value-type="float" office:value="784767" calcext:value-type="float">
            <text:p>784767</text:p>
          </table:table-cell>
          <table:table-cell office:value-type="float" office:value="59494" calcext:value-type="float">
            <text:p>59494</text:p>
          </table:table-cell>
          <table:table-cell office:value-type="float" office:value="26214400" calcext:value-type="float">
            <text:p>26214400</text:p>
          </table:table-cell>
          <table:table-cell table:number-columns-repeated="3"/>
          <table:table-cell office:value-type="string" calcext:value-type="string">
            <text:p>mapTRS</text:p>
          </table:table-cell>
          <table:table-cell office:value-type="string" calcext:value-type="string">
            <text:p>mapDPS’</text:p>
          </table:table-cell>
          <table:table-cell office:value-type="float" office:value="0.059182896" calcext:value-type="float">
            <text:p>0,059182896</text:p>
          </table:table-cell>
          <table:table-cell office:value-type="float" office:value="0.482368146" calcext:value-type="float">
            <text:p>0,482368146</text:p>
          </table:table-cell>
          <table:table-cell office:value-type="float" office:value="3.801691412" calcext:value-type="float">
            <text:p>3,801691412</text:p>
          </table:table-cell>
          <table:table-cell table:number-columns-repeated="2"/>
          <table:table-cell office:value-type="string" calcext:value-type="string">
            <text:p>mapDPS’</text:p>
          </table:table-cell>
          <table:table-cell office:value-type="float" office:value="0.0782670974731445" calcext:value-type="float">
            <text:p>0,0782670974731445</text:p>
          </table:table-cell>
          <table:table-cell office:value-type="float" office:value="0.468912124633789" calcext:value-type="float">
            <text:p>0,468912124633789</text:p>
          </table:table-cell>
          <table:table-cell office:value-type="float" office:value="3.48815631866455" calcext:value-type="float">
            <text:p>3,48815631866455</text:p>
          </table:table-cell>
          <table:table-cell table:number-columns-repeated="2"/>
          <table:table-cell office:value-type="string" calcext:value-type="string">
            <text:p>mapDPS’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l.Map.benchmark.2^13.mapTRST.force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490792" calcext:value-type="float">
            <text:p>149079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office:value-type="string" calcext:value-type="string">
            <text:p>mapDestTRS</text:p>
          </table:table-cell>
          <table:table-cell office:value-type="string" calcext:value-type="string">
            <text:p>mapDPSFold’</text:p>
          </table:table-cell>
          <table:table-cell office:value-type="float" office:value="0.067793635" calcext:value-type="float">
            <text:p>0,067793635</text:p>
          </table:table-cell>
          <table:table-cell office:value-type="float" office:value="0.546786678" calcext:value-type="float">
            <text:p>0,546786678</text:p>
          </table:table-cell>
          <table:table-cell office:value-type="float" office:value="4.316164037" calcext:value-type="float">
            <text:p>4,316164037</text:p>
          </table:table-cell>
          <table:table-cell table:number-columns-repeated="2"/>
          <table:table-cell office:value-type="string" calcext:value-type="string">
            <text:p>mapDPSFold’</text:p>
          </table:table-cell>
          <table:table-cell office:value-type="float" office:value="0.0939264297485352" calcext:value-type="float">
            <text:p>0,0939264297485352</text:p>
          </table:table-cell>
          <table:table-cell office:value-type="float" office:value="0.583189964294434" calcext:value-type="float">
            <text:p>0,583189964294434</text:p>
          </table:table-cell>
          <table:table-cell office:value-type="float" office:value="4.47567081451416" calcext:value-type="float">
            <text:p>4,47567081451416</text:p>
          </table:table-cell>
          <table:table-cell table:number-columns-repeated="2"/>
          <table:table-cell office:value-type="string" calcext:value-type="string">
            <text:p>mapDPSFold’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l.Map.benchmark.2^16.mapDestFL</text:p>
          </table:table-cell>
          <table:table-cell office:value-type="float" office:value="9976102525" calcext:value-type="float">
            <text:p>9976102525</text:p>
          </table:table-cell>
          <table:table-cell office:value-type="float" office:value="707302176" calcext:value-type="float">
            <text:p>707302176</text:p>
          </table:table-cell>
          <table:table-cell office:value-type="float" office:value="12389303" calcext:value-type="float">
            <text:p>12389303</text:p>
          </table:table-cell>
          <table:table-cell office:value-type="float" office:value="3781948" calcext:value-type="float">
            <text:p>3781948</text:p>
          </table:table-cell>
          <table:table-cell office:value-type="float" office:value="41943040" calcext:value-type="float">
            <text:p>41943040</text:p>
          </table:table-cell>
          <table:table-cell table:number-columns-repeated="3"/>
          <table:table-cell office:value-type="string" calcext:value-type="string">
            <text:p>mapDestF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ll.Map.benchmark.2^16.mapDestFL/singleRun</text:p>
          </table:table-cell>
          <table:table-cell office:value-type="float" office:value="19000000000" calcext:value-type="float">
            <text:p>19000000000</text:p>
          </table:table-cell>
          <table:table-cell/>
          <table:table-cell office:value-type="float" office:value="17580896" calcext:value-type="float">
            <text:p>17580896</text:p>
          </table:table-cell>
          <table:table-cell office:value-type="float" office:value="3956992" calcext:value-type="float">
            <text:p>3956992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4833672" calcext:value-type="float">
            <text:p>4833672</text:p>
          </table:table-cell>
          <table:table-cell office:value-type="float" office:value="33496" calcext:value-type="float">
            <text:p>3349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6.mapDestFLS</text:p>
          </table:table-cell>
          <table:table-cell office:value-type="float" office:value="9032565500" calcext:value-type="float">
            <text:p>9032565500</text:p>
          </table:table-cell>
          <table:table-cell office:value-type="float" office:value="514612038" calcext:value-type="float">
            <text:p>514612038</text:p>
          </table:table-cell>
          <table:table-cell office:value-type="float" office:value="10300456" calcext:value-type="float">
            <text:p>10300456</text:p>
          </table:table-cell>
          <table:table-cell office:value-type="float" office:value="3080059" calcext:value-type="float">
            <text:p>3080059</text:p>
          </table:table-cell>
          <table:table-cell office:value-type="float" office:value="42991616" calcext:value-type="float">
            <text:p>4299161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6.mapDestFLS/singleRun</text:p>
          </table:table-cell>
          <table:table-cell office:value-type="float" office:value="19000000000" calcext:value-type="float">
            <text:p>19000000000</text:p>
          </table:table-cell>
          <table:table-cell/>
          <table:table-cell office:value-type="float" office:value="15484568" calcext:value-type="float">
            <text:p>15484568</text:p>
          </table:table-cell>
          <table:table-cell office:value-type="float" office:value="3705992" calcext:value-type="float">
            <text:p>3705992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4517256" calcext:value-type="float">
            <text:p>4517256</text:p>
          </table:table-cell>
          <table:table-cell office:value-type="float" office:value="33496" calcext:value-type="float">
            <text:p>3349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6.mapDestFS</text:p>
          </table:table-cell>
          <table:table-cell office:value-type="float" office:value="4316164037" calcext:value-type="float">
            <text:p>4316164037</text:p>
          </table:table-cell>
          <table:table-cell office:value-type="float" office:value="181294856" calcext:value-type="float">
            <text:p>181294856</text:p>
          </table:table-cell>
          <table:table-cell office:value-type="float" office:value="4693081" calcext:value-type="float">
            <text:p>4693081</text:p>
          </table:table-cell>
          <table:table-cell office:value-type="float" office:value="443" calcext:value-type="float">
            <text:p>443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  <table:table-cell office:value-type="string" calcext:value-type="string">
            <text:p>Nothing to see he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.Map.benchmark.2^16.mapDestFS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9587344" calcext:value-type="float">
            <text:p>9587344</text:p>
          </table:table-cell>
          <table:table-cell office:value-type="float" office:value="2301712" calcext:value-type="float">
            <text:p>2301712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6.mapDestFSL</text:p>
          </table:table-cell>
          <table:table-cell office:value-type="float" office:value="4325597775" calcext:value-type="float">
            <text:p>4325597775</text:p>
          </table:table-cell>
          <table:table-cell office:value-type="float" office:value="242490446" calcext:value-type="float">
            <text:p>242490446</text:p>
          </table:table-cell>
          <table:table-cell office:value-type="float" office:value="6841096" calcext:value-type="float">
            <text:p>6841096</text:p>
          </table:table-cell>
          <table:table-cell office:value-type="float" office:value="643" calcext:value-type="float">
            <text:p>643</text:p>
          </table:table-cell>
          <table:table-cell office:value-type="float" office:value="28311552" calcext:value-type="float">
            <text:p>2831155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6.mapDestFSL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11684072" calcext:value-type="float">
            <text:p>11684072</text:p>
          </table:table-cell>
          <table:table-cell office:value-type="float" office:value="2724240" calcext:value-type="float">
            <text:p>2724240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2650680" calcext:value-type="float">
            <text:p>2650680</text:p>
          </table:table-cell>
          <table:table-cell office:value-type="float" office:value="77256" calcext:value-type="float">
            <text:p>7725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6.mapDestTRL</text:p>
          </table:table-cell>
          <table:table-cell office:value-type="float" office:value="4681322575" calcext:value-type="float">
            <text:p>4681322575</text:p>
          </table:table-cell>
          <table:table-cell office:value-type="float" office:value="184044716" calcext:value-type="float">
            <text:p>184044716</text:p>
          </table:table-cell>
          <table:table-cell office:value-type="float" office:value="5771044" calcext:value-type="float">
            <text:p>5771044</text:p>
          </table:table-cell>
          <table:table-cell office:value-type="float" office:value="506" calcext:value-type="float">
            <text:p>506</text:p>
          </table:table-cell>
          <table:table-cell office:value-type="float" office:value="30408704" calcext:value-type="float">
            <text:p>30408704</text:p>
          </table:table-cell>
          <table:table-cell table:number-columns-repeated="16"/>
          <table:table-cell table:formula="of:=[.T130]/[.T129]" office:value-type="float" office:value="0.875464288945579" calcext:value-type="float">
            <text:p>0,87546428894557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.Map.benchmark.2^16.mapDestTRL/singleRun</text:p>
          </table:table-cell>
          <table:table-cell office:value-type="float" office:value="16000000000" calcext:value-type="float">
            <text:p>16000000000</text:p>
          </table:table-cell>
          <table:table-cell/>
          <table:table-cell office:value-type="float" office:value="10633216" calcext:value-type="float">
            <text:p>10633216</text:p>
          </table:table-cell>
          <table:table-cell office:value-type="float" office:value="2301232" calcext:value-type="float">
            <text:p>2301232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6.mapDestTRS</text:p>
          </table:table-cell>
          <table:table-cell office:value-type="float" office:value="3801691412" calcext:value-type="float">
            <text:p>3801691412</text:p>
          </table:table-cell>
          <table:table-cell office:value-type="float" office:value="300620946" calcext:value-type="float">
            <text:p>300620946</text:p>
          </table:table-cell>
          <table:table-cell office:value-type="float" office:value="3657597" calcext:value-type="float">
            <text:p>3657597</text:p>
          </table:table-cell>
          <table:table-cell office:value-type="float" office:value="428" calcext:value-type="float">
            <text:p>428</text:p>
          </table:table-cell>
          <table:table-cell office:value-type="float" office:value="28311552" calcext:value-type="float">
            <text:p>2831155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6.mapDestTRS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8536720" calcext:value-type="float">
            <text:p>8536720</text:p>
          </table:table-cell>
          <table:table-cell office:value-type="float" office:value="2301296" calcext:value-type="float">
            <text:p>2301296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6.mapL.copyIntoReg</text:p>
          </table:table-cell>
          <table:table-cell office:value-type="float" office:value="3418833975" calcext:value-type="float">
            <text:p>3418833975</text:p>
          </table:table-cell>
          <table:table-cell office:value-type="float" office:value="198697614" calcext:value-type="float">
            <text:p>198697614</text:p>
          </table:table-cell>
          <table:table-cell office:value-type="float" office:value="9368263" calcext:value-type="float">
            <text:p>9368263</text:p>
          </table:table-cell>
          <table:table-cell office:value-type="float" office:value="1119346" calcext:value-type="float">
            <text:p>1119346</text:p>
          </table:table-cell>
          <table:table-cell office:value-type="float" office:value="37748736" calcext:value-type="float">
            <text:p>3774873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6.mapL.copyIntoReg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14300848" calcext:value-type="float">
            <text:p>14300848</text:p>
          </table:table-cell>
          <table:table-cell office:value-type="float" office:value="3587488" calcext:value-type="float">
            <text:p>3587488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661728" calcext:value-type="float">
            <text:p>2661728</text:p>
          </table:table-cell>
          <table:table-cell office:value-type="float" office:value="225952" calcext:value-type="float">
            <text:p>22595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6.mapL.force</text:p>
          </table:table-cell>
          <table:table-cell office:value-type="float" office:value="3531478912" calcext:value-type="float">
            <text:p>3531478912</text:p>
          </table:table-cell>
          <table:table-cell office:value-type="float" office:value="351333292" calcext:value-type="float">
            <text:p>351333292</text:p>
          </table:table-cell>
          <table:table-cell office:value-type="float" office:value="6749129" calcext:value-type="float">
            <text:p>6749129</text:p>
          </table:table-cell>
          <table:table-cell office:value-type="float" office:value="3466269" calcext:value-type="float">
            <text:p>3466269</text:p>
          </table:table-cell>
          <table:table-cell office:value-type="float" office:value="39845888" calcext:value-type="float">
            <text:p>3984588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6.mapL.force/singleRun</text:p>
          </table:table-cell>
          <table:table-cell office:value-type="float" office:value="13000000000" calcext:value-type="float">
            <text:p>13000000000</text:p>
          </table:table-cell>
          <table:table-cell/>
          <table:table-cell office:value-type="float" office:value="11646112" calcext:value-type="float">
            <text:p>11646112</text:p>
          </table:table-cell>
          <table:table-cell office:value-type="float" office:value="4936344" calcext:value-type="float">
            <text:p>4936344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2634488" calcext:value-type="float">
            <text:p>2634488</text:p>
          </table:table-cell>
          <table:table-cell office:value-type="float" office:value="457992" calcext:value-type="float">
            <text:p>45799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6.mapS.copyIntoReg</text:p>
          </table:table-cell>
          <table:table-cell office:value-type="float" office:value="3177593281" calcext:value-type="float">
            <text:p>3177593281</text:p>
          </table:table-cell>
          <table:table-cell office:value-type="float" office:value="108956884" calcext:value-type="float">
            <text:p>108956884</text:p>
          </table:table-cell>
          <table:table-cell office:value-type="float" office:value="6868522" calcext:value-type="float">
            <text:p>6868522</text:p>
          </table:table-cell>
          <table:table-cell office:value-type="float" office:value="889349" calcext:value-type="float">
            <text:p>889349</text:p>
          </table:table-cell>
          <table:table-cell office:value-type="float" office:value="30408704" calcext:value-type="float">
            <text:p>3040870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6.mapS.copyIntoReg/singleRun</text:p>
          </table:table-cell>
          <table:table-cell office:value-type="float" office:value="13000000000" calcext:value-type="float">
            <text:p>13000000000</text:p>
          </table:table-cell>
          <table:table-cell/>
          <table:table-cell office:value-type="float" office:value="11745216" calcext:value-type="float">
            <text:p>11745216</text:p>
          </table:table-cell>
          <table:table-cell office:value-type="float" office:value="2416712" calcext:value-type="float">
            <text:p>2416712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2703344" calcext:value-type="float">
            <text:p>2703344</text:p>
          </table:table-cell>
          <table:table-cell office:value-type="float" office:value="33496" calcext:value-type="float">
            <text:p>3349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6.mapS.force</text:p>
          </table:table-cell>
          <table:table-cell office:value-type="float" office:value="2114127987" calcext:value-type="float">
            <text:p>2114127987</text:p>
          </table:table-cell>
          <table:table-cell office:value-type="float" office:value="115766018" calcext:value-type="float">
            <text:p>115766018</text:p>
          </table:table-cell>
          <table:table-cell office:value-type="float" office:value="4216806" calcext:value-type="float">
            <text:p>4216806</text:p>
          </table:table-cell>
          <table:table-cell office:value-type="float" office:value="848885" calcext:value-type="float">
            <text:p>848885</text:p>
          </table:table-cell>
          <table:table-cell office:value-type="float" office:value="29360128" calcext:value-type="float">
            <text:p>2936012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6.mapS.force/singleRun</text:p>
          </table:table-cell>
          <table:table-cell office:value-type="float" office:value="11000000000" calcext:value-type="float">
            <text:p>11000000000</text:p>
          </table:table-cell>
          <table:table-cell/>
          <table:table-cell office:value-type="float" office:value="9090480" calcext:value-type="float">
            <text:p>9090480</text:p>
          </table:table-cell>
          <table:table-cell office:value-type="float" office:value="2301584" calcext:value-type="float">
            <text:p>2301584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6.mapSH.copyIntoReg</text:p>
          </table:table-cell>
          <table:table-cell office:value-type="float" office:value="2581056356" calcext:value-type="float">
            <text:p>2581056356</text:p>
          </table:table-cell>
          <table:table-cell office:value-type="float" office:value="214309618" calcext:value-type="float">
            <text:p>214309618</text:p>
          </table:table-cell>
          <table:table-cell office:value-type="float" office:value="7314977" calcext:value-type="float">
            <text:p>7314977</text:p>
          </table:table-cell>
          <table:table-cell office:value-type="float" office:value="280202" calcext:value-type="float">
            <text:p>280202</text:p>
          </table:table-cell>
          <table:table-cell office:value-type="float" office:value="38797312" calcext:value-type="float">
            <text:p>3879731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6.mapSH.copyIntoReg/singleRun</text:p>
          </table:table-cell>
          <table:table-cell office:value-type="float" office:value="13000000000" calcext:value-type="float">
            <text:p>13000000000</text:p>
          </table:table-cell>
          <table:table-cell/>
          <table:table-cell office:value-type="float" office:value="12204472" calcext:value-type="float">
            <text:p>12204472</text:p>
          </table:table-cell>
          <table:table-cell office:value-type="float" office:value="2981560" calcext:value-type="float">
            <text:p>2981560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2645720" calcext:value-type="float">
            <text:p>2645720</text:p>
          </table:table-cell>
          <table:table-cell office:value-type="float" office:value="123176" calcext:value-type="float">
            <text:p>12317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6.mapSH.force</text:p>
          </table:table-cell>
          <table:table-cell office:value-type="float" office:value="1919532525" calcext:value-type="float">
            <text:p>1919532525</text:p>
          </table:table-cell>
          <table:table-cell office:value-type="float" office:value="62902002" calcext:value-type="float">
            <text:p>62902002</text:p>
          </table:table-cell>
          <table:table-cell office:value-type="float" office:value="4686372" calcext:value-type="float">
            <text:p>4686372</text:p>
          </table:table-cell>
          <table:table-cell office:value-type="float" office:value="1765730" calcext:value-type="float">
            <text:p>1765730</text:p>
          </table:table-cell>
          <table:table-cell office:value-type="float" office:value="39845888" calcext:value-type="float">
            <text:p>3984588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6.mapSH.force/singleRun</text:p>
          </table:table-cell>
          <table:table-cell office:value-type="float" office:value="13000000000" calcext:value-type="float">
            <text:p>13000000000</text:p>
          </table:table-cell>
          <table:table-cell/>
          <table:table-cell office:value-type="float" office:value="9549736" calcext:value-type="float">
            <text:p>9549736</text:p>
          </table:table-cell>
          <table:table-cell office:value-type="float" office:value="4936304" calcext:value-type="float">
            <text:p>4936304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2634464" calcext:value-type="float">
            <text:p>2634464</text:p>
          </table:table-cell>
          <table:table-cell office:value-type="float" office:value="449824" calcext:value-type="float">
            <text:p>44982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6.mapST.copyIntoReg</text:p>
          </table:table-cell>
          <table:table-cell office:value-type="float" office:value="5775411262" calcext:value-type="float">
            <text:p>5775411262</text:p>
          </table:table-cell>
          <table:table-cell office:value-type="float" office:value="214544684" calcext:value-type="float">
            <text:p>214544684</text:p>
          </table:table-cell>
          <table:table-cell office:value-type="float" office:value="8840722" calcext:value-type="float">
            <text:p>8840722</text:p>
          </table:table-cell>
          <table:table-cell office:value-type="float" office:value="3548147" calcext:value-type="float">
            <text:p>3548147</text:p>
          </table:table-cell>
          <table:table-cell office:value-type="float" office:value="44040192" calcext:value-type="float">
            <text:p>4404019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6.mapST.copyIntoReg/singleRun</text:p>
          </table:table-cell>
          <table:table-cell office:value-type="float" office:value="19000000000" calcext:value-type="float">
            <text:p>19000000000</text:p>
          </table:table-cell>
          <table:table-cell/>
          <table:table-cell office:value-type="float" office:value="13843208" calcext:value-type="float">
            <text:p>13843208</text:p>
          </table:table-cell>
          <table:table-cell office:value-type="float" office:value="6904048" calcext:value-type="float">
            <text:p>6904048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4700368" calcext:value-type="float">
            <text:p>4700368</text:p>
          </table:table-cell>
          <table:table-cell office:value-type="float" office:value="63280" calcext:value-type="float">
            <text:p>6328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6.mapST.force</text:p>
          </table:table-cell>
          <table:table-cell office:value-type="float" office:value="3644070562" calcext:value-type="float">
            <text:p>3644070562</text:p>
          </table:table-cell>
          <table:table-cell office:value-type="float" office:value="291952214" calcext:value-type="float">
            <text:p>291952214</text:p>
          </table:table-cell>
          <table:table-cell office:value-type="float" office:value="6316969" calcext:value-type="float">
            <text:p>6316969</text:p>
          </table:table-cell>
          <table:table-cell office:value-type="float" office:value="2690005" calcext:value-type="float">
            <text:p>2690005</text:p>
          </table:table-cell>
          <table:table-cell office:value-type="float" office:value="34603008" calcext:value-type="float">
            <text:p>3460300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6.mapST.force/singleRun</text:p>
          </table:table-cell>
          <table:table-cell office:value-type="float" office:value="17000000000" calcext:value-type="float">
            <text:p>17000000000</text:p>
          </table:table-cell>
          <table:table-cell/>
          <table:table-cell office:value-type="float" office:value="11188472" calcext:value-type="float">
            <text:p>11188472</text:p>
          </table:table-cell>
          <table:table-cell office:value-type="float" office:value="6904544" calcext:value-type="float">
            <text:p>6904544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4668176" calcext:value-type="float">
            <text:p>4668176</text:p>
          </table:table-cell>
          <table:table-cell office:value-type="float" office:value="62704" calcext:value-type="float">
            <text:p>627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6.mapTRL.copyIntoReg</text:p>
          </table:table-cell>
          <table:table-cell office:value-type="float" office:value="5558854525" calcext:value-type="float">
            <text:p>5558854525</text:p>
          </table:table-cell>
          <table:table-cell office:value-type="float" office:value="308122954" calcext:value-type="float">
            <text:p>308122954</text:p>
          </table:table-cell>
          <table:table-cell office:value-type="float" office:value="8889206" calcext:value-type="float">
            <text:p>8889206</text:p>
          </table:table-cell>
          <table:table-cell office:value-type="float" office:value="3994287" calcext:value-type="float">
            <text:p>3994287</text:p>
          </table:table-cell>
          <table:table-cell office:value-type="float" office:value="40894464" calcext:value-type="float">
            <text:p>408944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6.mapTRL.copyIntoReg/singleRun</text:p>
          </table:table-cell>
          <table:table-cell office:value-type="float" office:value="18000000000" calcext:value-type="float">
            <text:p>18000000000</text:p>
          </table:table-cell>
          <table:table-cell/>
          <table:table-cell office:value-type="float" office:value="13778112" calcext:value-type="float">
            <text:p>13778112</text:p>
          </table:table-cell>
          <table:table-cell office:value-type="float" office:value="6958920" calcext:value-type="float">
            <text:p>6958920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4689736" calcext:value-type="float">
            <text:p>4689736</text:p>
          </table:table-cell>
          <table:table-cell office:value-type="float" office:value="65720" calcext:value-type="float">
            <text:p>6572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6.mapTRL.force</text:p>
          </table:table-cell>
          <table:table-cell office:value-type="float" office:value="5757832400" calcext:value-type="float">
            <text:p>5757832400</text:p>
          </table:table-cell>
          <table:table-cell office:value-type="float" office:value="357490304" calcext:value-type="float">
            <text:p>357490304</text:p>
          </table:table-cell>
          <table:table-cell office:value-type="float" office:value="6278081" calcext:value-type="float">
            <text:p>6278081</text:p>
          </table:table-cell>
          <table:table-cell office:value-type="float" office:value="6193518" calcext:value-type="float">
            <text:p>6193518</text:p>
          </table:table-cell>
          <table:table-cell office:value-type="float" office:value="44040192" calcext:value-type="float">
            <text:p>4404019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6.mapTRL.force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1123376" calcext:value-type="float">
            <text:p>11123376</text:p>
          </table:table-cell>
          <table:table-cell office:value-type="float" office:value="6959176" calcext:value-type="float">
            <text:p>6959176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4657304" calcext:value-type="float">
            <text:p>4657304</text:p>
          </table:table-cell>
          <table:table-cell office:value-type="float" office:value="65384" calcext:value-type="float">
            <text:p>6538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6.mapTRS.copyIntoReg</text:p>
          </table:table-cell>
          <table:table-cell office:value-type="float" office:value="3980825375" calcext:value-type="float">
            <text:p>3980825375</text:p>
          </table:table-cell>
          <table:table-cell office:value-type="float" office:value="251487210" calcext:value-type="float">
            <text:p>251487210</text:p>
          </table:table-cell>
          <table:table-cell office:value-type="float" office:value="6733734" calcext:value-type="float">
            <text:p>6733734</text:p>
          </table:table-cell>
          <table:table-cell office:value-type="float" office:value="2619950" calcext:value-type="float">
            <text:p>2619950</text:p>
          </table:table-cell>
          <table:table-cell office:value-type="float" office:value="31457280" calcext:value-type="float">
            <text:p>3145728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6.mapTRS.copyIntoReg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1681360" calcext:value-type="float">
            <text:p>11681360</text:p>
          </table:table-cell>
          <table:table-cell office:value-type="float" office:value="4936488" calcext:value-type="float">
            <text:p>4936488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2667240" calcext:value-type="float">
            <text:p>2667240</text:p>
          </table:table-cell>
          <table:table-cell office:value-type="float" office:value="458008" calcext:value-type="float">
            <text:p>45800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6.mapTRS.force</text:p>
          </table:table-cell>
          <table:table-cell office:value-type="float" office:value="2696805337" calcext:value-type="float">
            <text:p>2696805337</text:p>
          </table:table-cell>
          <table:table-cell office:value-type="float" office:value="232405110" calcext:value-type="float">
            <text:p>232405110</text:p>
          </table:table-cell>
          <table:table-cell office:value-type="float" office:value="4177894" calcext:value-type="float">
            <text:p>4177894</text:p>
          </table:table-cell>
          <table:table-cell office:value-type="float" office:value="2619947" calcext:value-type="float">
            <text:p>2619947</text:p>
          </table:table-cell>
          <table:table-cell office:value-type="float" office:value="28311552" calcext:value-type="float">
            <text:p>2831155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6.mapTRS.force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9026624" calcext:value-type="float">
            <text:p>9026624</text:p>
          </table:table-cell>
          <table:table-cell office:value-type="float" office:value="4936424" calcext:value-type="float">
            <text:p>4936424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2634488" calcext:value-type="float">
            <text:p>2634488</text:p>
          </table:table-cell>
          <table:table-cell office:value-type="float" office:value="457992" calcext:value-type="float">
            <text:p>45799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6.mapTRSH.copyIntoReg</text:p>
          </table:table-cell>
          <table:table-cell office:value-type="float" office:value="3971407750" calcext:value-type="float">
            <text:p>3971407750</text:p>
          </table:table-cell>
          <table:table-cell office:value-type="float" office:value="209719696" calcext:value-type="float">
            <text:p>209719696</text:p>
          </table:table-cell>
          <table:table-cell office:value-type="float" office:value="6733733" calcext:value-type="float">
            <text:p>6733733</text:p>
          </table:table-cell>
          <table:table-cell office:value-type="float" office:value="2619950" calcext:value-type="float">
            <text:p>2619950</text:p>
          </table:table-cell>
          <table:table-cell office:value-type="float" office:value="31457280" calcext:value-type="float">
            <text:p>3145728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6.mapTRSH.copyIntoReg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11681992" calcext:value-type="float">
            <text:p>11681992</text:p>
          </table:table-cell>
          <table:table-cell office:value-type="float" office:value="4936488" calcext:value-type="float">
            <text:p>4936488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2667240" calcext:value-type="float">
            <text:p>2667240</text:p>
          </table:table-cell>
          <table:table-cell office:value-type="float" office:value="458008" calcext:value-type="float">
            <text:p>458008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table:number-columns-repeated="6"/>
          <table:table-cell table:formula="of:=1024*1024" office:value-type="float" office:value="1048576" calcext:value-type="float">
            <text:p>104857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l.Map.benchmark.2^16.mapTRSH.force</text:p>
          </table:table-cell>
          <table:table-cell office:value-type="float" office:value="2718021850" calcext:value-type="float">
            <text:p>2718021850</text:p>
          </table:table-cell>
          <table:table-cell office:value-type="float" office:value="209062908" calcext:value-type="float">
            <text:p>209062908</text:p>
          </table:table-cell>
          <table:table-cell office:value-type="float" office:value="4177893" calcext:value-type="float">
            <text:p>4177893</text:p>
          </table:table-cell>
          <table:table-cell office:value-type="float" office:value="2619936" calcext:value-type="float">
            <text:p>2619936</text:p>
          </table:table-cell>
          <table:table-cell office:value-type="float" office:value="28311552" calcext:value-type="float">
            <text:p>2831155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6.mapTRSH.force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9027256" calcext:value-type="float">
            <text:p>9027256</text:p>
          </table:table-cell>
          <table:table-cell office:value-type="float" office:value="4936384" calcext:value-type="float">
            <text:p>4936384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2634488" calcext:value-type="float">
            <text:p>2634488</text:p>
          </table:table-cell>
          <table:table-cell office:value-type="float" office:value="457992" calcext:value-type="float">
            <text:p>45799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6.mapTRST.copyIntoReg</text:p>
          </table:table-cell>
          <table:table-cell office:value-type="float" office:value="5543051037" calcext:value-type="float">
            <text:p>5543051037</text:p>
          </table:table-cell>
          <table:table-cell office:value-type="float" office:value="227331472" calcext:value-type="float">
            <text:p>227331472</text:p>
          </table:table-cell>
          <table:table-cell office:value-type="float" office:value="8889662" calcext:value-type="float">
            <text:p>8889662</text:p>
          </table:table-cell>
          <table:table-cell office:value-type="float" office:value="3990911" calcext:value-type="float">
            <text:p>3990911</text:p>
          </table:table-cell>
          <table:table-cell office:value-type="float" office:value="40894464" calcext:value-type="float">
            <text:p>408944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Map.benchmark.2^16.mapTRST.copyIntoReg/singleRun</text:p>
          </table:table-cell>
          <table:table-cell office:value-type="float" office:value="17000000000" calcext:value-type="float">
            <text:p>17000000000</text:p>
          </table:table-cell>
          <table:table-cell/>
          <table:table-cell office:value-type="float" office:value="13779608" calcext:value-type="float">
            <text:p>13779608</text:p>
          </table:table-cell>
          <table:table-cell office:value-type="float" office:value="6958312" calcext:value-type="float">
            <text:p>6958312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4689000" calcext:value-type="float">
            <text:p>4689000</text:p>
          </table:table-cell>
          <table:table-cell office:value-type="float" office:value="66456" calcext:value-type="float">
            <text:p>6645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Map.benchmark.2^16.mapTRST.force</text:p>
          </table:table-cell>
          <table:table-cell office:value-type="float" office:value="5732709375" calcext:value-type="float">
            <text:p>5732709375</text:p>
          </table:table-cell>
          <table:table-cell office:value-type="float" office:value="228174524" calcext:value-type="float">
            <text:p>228174524</text:p>
          </table:table-cell>
          <table:table-cell office:value-type="float" office:value="6278083" calcext:value-type="float">
            <text:p>6278083</text:p>
          </table:table-cell>
          <table:table-cell office:value-type="float" office:value="6193679" calcext:value-type="float">
            <text:p>6193679</text:p>
          </table:table-cell>
          <table:table-cell office:value-type="float" office:value="44040192" calcext:value-type="float">
            <text:p>44040192</text:p>
          </table:table-cell>
          <table:table-cell table:number-columns-repeated="5"/>
          <table:table-cell office:value-type="string" calcext:value-type="string">
            <text:p>Time (ms)</text:p>
          </table:table-cell>
          <table:table-cell office:value-type="string" calcext:value-type="string">
            <text:p>GC Time (ms)</text:p>
          </table:table-cell>
          <table:table-cell office:value-type="string" calcext:value-type="string">
            <text:p>Allocated (MiB)</text:p>
          </table:table-cell>
          <table:table-cell table:number-columns-repeated="2"/>
          <table:table-cell office:value-type="string" calcext:value-type="string">
            <text:p>Copied by GC (MiB)</text:p>
          </table:table-cell>
          <table:table-cell office:value-type="string" calcext:value-type="string">
            <text:p>Peak Memory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l.Map.benchmark.2^16.mapTRST.force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1124872" calcext:value-type="float">
            <text:p>11124872</text:p>
          </table:table-cell>
          <table:table-cell office:value-type="float" office:value="6958392" calcext:value-type="float">
            <text:p>6958392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4656472" calcext:value-type="float">
            <text:p>4656472</text:p>
          </table:table-cell>
          <table:table-cell office:value-type="float" office:value="66216" calcext:value-type="float">
            <text:p>66216</text:p>
          </table:table-cell>
          <table:table-cell/>
          <table:table-cell office:value-type="string" calcext:value-type="string">
            <text:p>parseNaive*</text:p>
          </table:table-cell>
          <table:table-cell office:value-type="float" office:value="36.4006316" calcext:value-type="float">
            <text:p>36,4006316</text:p>
          </table:table-cell>
          <table:table-cell table:formula="of:=([.G181]*[.N192])/1000000000" office:value-type="float" office:value="29.1358365974074" calcext:value-type="float">
            <text:p>29,1358365974074</text:p>
          </table:table-cell>
          <table:table-cell office:value-type="float" office:value="16.9113025665283" calcext:value-type="float">
            <text:p>16,9113025665283</text:p>
          </table:table-cell>
          <table:table-cell table:number-columns-repeated="2"/>
          <table:table-cell office:value-type="float" office:value="27.0536365509033" calcext:value-type="float">
            <text:p>27,0536365509033</text:p>
          </table:table-cell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l.Parser.benchmark.356kB.parseWithDest</text:p>
          </table:table-cell>
          <table:table-cell office:value-type="float" office:value="23473866225" calcext:value-type="float">
            <text:p>23473866225</text:p>
          </table:table-cell>
          <table:table-cell office:value-type="float" office:value="1257599624" calcext:value-type="float">
            <text:p>1257599624</text:p>
          </table:table-cell>
          <table:table-cell office:value-type="float" office:value="26351529" calcext:value-type="float">
            <text:p>26351529</text:p>
          </table:table-cell>
          <table:table-cell office:value-type="float" office:value="4469854" calcext:value-type="float">
            <text:p>4469854</text:p>
          </table:table-cell>
          <table:table-cell office:value-type="float" office:value="65011712" calcext:value-type="float">
            <text:p>65011712</text:p>
          </table:table-cell>
          <table:table-cell table:number-columns-repeated="4"/>
          <table:table-cell office:value-type="string" calcext:value-type="string">
            <text:p>parseNaive</text:p>
          </table:table-cell>
          <table:table-cell office:value-type="float" office:value="43.63439535" calcext:value-type="float">
            <text:p>43,63439535</text:p>
          </table:table-cell>
          <table:table-cell table:formula="of:=([.G179]*[.N192])/1000000000" office:value-type="float" office:value="16.8681159248148" calcext:value-type="float">
            <text:p>16,8681159248148</text:p>
          </table:table-cell>
          <table:table-cell office:value-type="float" office:value="28.0461111068726" calcext:value-type="float">
            <text:p>28,0461111068726</text:p>
          </table:table-cell>
          <table:table-cell table:number-columns-repeated="2"/>
          <table:table-cell office:value-type="float" office:value="24.5395755767822" calcext:value-type="float">
            <text:p>24,5395755767822</text:p>
          </table:table-cell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l.Parser.benchmark.356kB.parseWithDest/singleRun</text:p>
          </table:table-cell>
          <table:table-cell office:value-type="float" office:value="33000000000" calcext:value-type="float">
            <text:p>33000000000</text:p>
          </table:table-cell>
          <table:table-cell/>
          <table:table-cell office:value-type="float" office:value="27151272" calcext:value-type="float">
            <text:p>27151272</text:p>
          </table:table-cell>
          <table:table-cell office:value-type="float" office:value="54400" calcext:value-type="float">
            <text:p>54400</text:p>
          </table:table-cell>
          <table:table-cell office:value-type="float" office:value="19922944" calcext:value-type="float">
            <text:p>1992294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8284584" calcext:value-type="float">
            <text:p>8284584</text:p>
          </table:table-cell>
          <table:table-cell office:value-type="float" office:value="33440" calcext:value-type="float">
            <text:p>33440</text:p>
          </table:table-cell>
          <table:table-cell/>
          <table:table-cell office:value-type="string" calcext:value-type="string">
            <text:p>parseDPS</text:p>
          </table:table-cell>
          <table:table-cell office:value-type="float" office:value="23.473866225" calcext:value-type="float">
            <text:p>23,473866225</text:p>
          </table:table-cell>
          <table:table-cell table:formula="of:=([.G177]*[.N192])/1000000000" office:value-type="float" office:value="0.766732542037037" calcext:value-type="float">
            <text:p>0,766732542037037</text:p>
          </table:table-cell>
          <table:table-cell office:value-type="float" office:value="25.1307764053345" calcext:value-type="float">
            <text:p>25,1307764053345</text:p>
          </table:table-cell>
          <table:table-cell table:number-columns-repeated="2"/>
          <table:table-cell office:value-type="float" office:value="4.26278495788574" calcext:value-type="float">
            <text:p>4,26278495788574</text:p>
          </table:table-cell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l.Parser.benchmark.356kB.parseWithoutDest.copyIntoReg</text:p>
          </table:table-cell>
          <table:table-cell office:value-type="float" office:value="43634395350" calcext:value-type="float">
            <text:p>43634395350</text:p>
          </table:table-cell>
          <table:table-cell office:value-type="float" office:value="2712684524" calcext:value-type="float">
            <text:p>2712684524</text:p>
          </table:table-cell>
          <table:table-cell office:value-type="float" office:value="29408479" calcext:value-type="float">
            <text:p>29408479</text:p>
          </table:table-cell>
          <table:table-cell office:value-type="float" office:value="25731610" calcext:value-type="float">
            <text:p>25731610</text:p>
          </table:table-cell>
          <table:table-cell office:value-type="float" office:value="66060288" calcext:value-type="float">
            <text:p>6606028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Parser.benchmark.356kB.parseWithoutDest.copyIntoReg/singleRun</text:p>
          </table:table-cell>
          <table:table-cell office:value-type="float" office:value="48000000000" calcext:value-type="float">
            <text:p>48000000000</text:p>
          </table:table-cell>
          <table:table-cell/>
          <table:table-cell office:value-type="float" office:value="30453720" calcext:value-type="float">
            <text:p>30453720</text:p>
          </table:table-cell>
          <table:table-cell office:value-type="float" office:value="15114936" calcext:value-type="float">
            <text:p>15114936</text:p>
          </table:table-cell>
          <table:table-cell office:value-type="float" office:value="26214400" calcext:value-type="float">
            <text:p>26214400</text:p>
          </table:table-cell>
          <table:table-cell office:value-type="float" office:value="22000000000" calcext:value-type="float">
            <text:p>22000000000</text:p>
          </table:table-cell>
          <table:table-cell office:value-type="float" office:value="8848888" calcext:value-type="float">
            <text:p>8848888</text:p>
          </table:table-cell>
          <table:table-cell office:value-type="float" office:value="33440" calcext:value-type="float">
            <text:p>3344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Parser.benchmark.356kB.parseWithoutDest.force</text:p>
          </table:table-cell>
          <table:table-cell office:value-type="float" office:value="36400631600" calcext:value-type="float">
            <text:p>36400631600</text:p>
          </table:table-cell>
          <table:table-cell office:value-type="float" office:value="3279952610" calcext:value-type="float">
            <text:p>3279952610</text:p>
          </table:table-cell>
          <table:table-cell office:value-type="float" office:value="17732786" calcext:value-type="float">
            <text:p>17732786</text:p>
          </table:table-cell>
          <table:table-cell office:value-type="float" office:value="28367794" calcext:value-type="float">
            <text:p>28367794</text:p>
          </table:table-cell>
          <table:table-cell office:value-type="float" office:value="72351744" calcext:value-type="float">
            <text:p>72351744</text:p>
          </table:table-cell>
          <table:table-cell table:number-columns-repeated="17"/>
          <table:table-cell table:formula="of:=[.N177]/[.N175]" office:value-type="float" office:value="1.48603434339083" calcext:value-type="float">
            <text:p>1,486034343390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.Parser.benchmark.356kB.parseWithoutDest.force/singleRun</text:p>
          </table:table-cell>
          <table:table-cell office:value-type="float" office:value="54000000000" calcext:value-type="float">
            <text:p>54000000000</text:p>
          </table:table-cell>
          <table:table-cell/>
          <table:table-cell office:value-type="float" office:value="18492872" calcext:value-type="float">
            <text:p>18492872</text:p>
          </table:table-cell>
          <table:table-cell office:value-type="float" office:value="26475920" calcext:value-type="float">
            <text:p>26475920</text:p>
          </table:table-cell>
          <table:table-cell office:value-type="float" office:value="27262976" calcext:value-type="float">
            <text:p>27262976</text:p>
          </table:table-cell>
          <table:table-cell office:value-type="float" office:value="38000000000" calcext:value-type="float">
            <text:p>38000000000</text:p>
          </table:table-cell>
          <table:table-cell office:value-type="float" office:value="11487320" calcext:value-type="float">
            <text:p>11487320</text:p>
          </table:table-cell>
          <table:table-cell office:value-type="float" office:value="33440" calcext:value-type="float">
            <text:p>33440</text:p>
          </table:table-cell>
          <table:table-cell table:number-columns-repeated="14"/>
          <table:table-cell table:formula="of:=62/69" office:value-type="float" office:value="0.898550724637681" calcext:value-type="float">
            <text:p>0,8985507246376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.Queue.benchmark.2^10.destImpl</text:p>
          </table:table-cell>
          <table:table-cell office:value-type="float" office:value="195123614" calcext:value-type="float">
            <text:p>195123614</text:p>
          </table:table-cell>
          <table:table-cell office:value-type="float" office:value="12516572" calcext:value-type="float">
            <text:p>12516572</text:p>
          </table:table-cell>
          <table:table-cell office:value-type="float" office:value="537851" calcext:value-type="float">
            <text:p>537851</text:p>
          </table:table-cell>
          <table:table-cell office:value-type="float" office:value="1525" calcext:value-type="float">
            <text:p>1525</text:p>
          </table:table-cell>
          <table:table-cell office:value-type="float" office:value="27262976" calcext:value-type="float">
            <text:p>272629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Queue.benchmark.2^10.destImp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686576" calcext:value-type="float">
            <text:p>68657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"/>
          <table:table-cell office:value-type="float" office:value="23473866225" calcext:value-type="float">
            <text:p>234738662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ll.Queue.benchmark.2^10.funcImpl</text:p>
          </table:table-cell>
          <table:table-cell office:value-type="float" office:value="15377739" calcext:value-type="float">
            <text:p>15377739</text:p>
          </table:table-cell>
          <table:table-cell office:value-type="float" office:value="1355414" calcext:value-type="float">
            <text:p>1355414</text:p>
          </table:table-cell>
          <table:table-cell office:value-type="float" office:value="105952" calcext:value-type="float">
            <text:p>105952</text:p>
          </table:table-cell>
          <table:table-cell office:value-type="float" office:value="423" calcext:value-type="float">
            <text:p>423</text:p>
          </table:table-cell>
          <table:table-cell office:value-type="float" office:value="25165824" calcext:value-type="float">
            <text:p>25165824</text:p>
          </table:table-cell>
          <table:table-cell table:number-columns-repeated="6"/>
          <table:table-cell office:value-type="float" office:value="33000000000" calcext:value-type="float">
            <text:p>33000000000</text:p>
          </table:table-cell>
          <table:table-cell table:formula="of:=[.M184]-[.M183]" office:value-type="float" office:value="9526133775" calcext:value-type="float">
            <text:p>9526133775</text:p>
          </table:table-cell>
          <table:table-cell table:number-columns-repeated="9"/>
          <table:table-cell table:formula="of:=[.M175]/[.M177]"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.Queue.benchmark.2^10.funcImpl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18952" calcext:value-type="float">
            <text:p>218952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3"/>
          <table:table-cell office:value-type="float" office:value="43634395350" calcext:value-type="float">
            <text:p>43634395350</text:p>
          </table:table-cell>
          <table:table-cell table:number-columns-repeated="10"/>
          <table:table-cell table:formula="of:=[.Q175]/[.Q177]" office:value-type="float" office:value="6.34646992944288" calcext:value-type="float">
            <text:p>6,346469929442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.Queue.benchmark.2^10.naiveImpl</text:p>
          </table:table-cell>
          <table:table-cell office:value-type="float" office:value="26018588" calcext:value-type="float">
            <text:p>26018588</text:p>
          </table:table-cell>
          <table:table-cell office:value-type="float" office:value="1503654" calcext:value-type="float">
            <text:p>1503654</text:p>
          </table:table-cell>
          <table:table-cell office:value-type="float" office:value="130481" calcext:value-type="float">
            <text:p>130481</text:p>
          </table:table-cell>
          <table:table-cell office:value-type="float" office:value="725" calcext:value-type="float">
            <text:p>725</text:p>
          </table:table-cell>
          <table:table-cell office:value-type="float" office:value="25165824" calcext:value-type="float">
            <text:p>25165824</text:p>
          </table:table-cell>
          <table:table-cell table:number-columns-repeated="6"/>
          <table:table-cell office:value-type="float" office:value="48000000000" calcext:value-type="float">
            <text:p>48000000000</text:p>
          </table:table-cell>
          <table:table-cell table:formula="of:=[.M186]-[.M185]" office:value-type="float" office:value="4365604650" calcext:value-type="float">
            <text:p>43656046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ll.Queue.benchmark.2^10.naiveImpl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43736" calcext:value-type="float">
            <text:p>243736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3"/>
          <table:table-cell office:value-type="float" office:value="36400631600" calcext:value-type="float">
            <text:p>364006316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ll.Queue.benchmark.2^13.destImpl</text:p>
          </table:table-cell>
          <table:table-cell office:value-type="float" office:value="1805267900" calcext:value-type="float">
            <text:p>1805267900</text:p>
          </table:table-cell>
          <table:table-cell office:value-type="float" office:value="170587892" calcext:value-type="float">
            <text:p>170587892</text:p>
          </table:table-cell>
          <table:table-cell office:value-type="float" office:value="4755814" calcext:value-type="float">
            <text:p>4755814</text:p>
          </table:table-cell>
          <table:table-cell office:value-type="float" office:value="94056" calcext:value-type="float">
            <text:p>94056</text:p>
          </table:table-cell>
          <table:table-cell office:value-type="float" office:value="28311552" calcext:value-type="float">
            <text:p>28311552</text:p>
          </table:table-cell>
          <table:table-cell table:number-columns-repeated="6"/>
          <table:table-cell office:value-type="float" office:value="54000000000" calcext:value-type="float">
            <text:p>54000000000</text:p>
          </table:table-cell>
          <table:table-cell table:formula="of:=[.M188]-[.M187]" office:value-type="float" office:value="17599368400" calcext:value-type="float">
            <text:p>17599368400</text:p>
          </table:table-cell>
          <table:table-cell table:number-columns-repeated="9"/>
          <table:table-cell table:formula="of:=[.L177]/[.L175]" office:value-type="float" office:value="0.644875245104264" calcext:value-type="float">
            <text:p>0,6448752451042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.Queue.benchmark.2^13.destImpl/singleRun</text:p>
          </table:table-cell>
          <table:table-cell office:value-type="float" office:value="9000000000" calcext:value-type="float">
            <text:p>9000000000</text:p>
          </table:table-cell>
          <table:table-cell/>
          <table:table-cell office:value-type="float" office:value="4963280" calcext:value-type="float">
            <text:p>4963280</text:p>
          </table:table-cell>
          <table:table-cell office:value-type="float" office:value="15600" calcext:value-type="float">
            <text:p>15600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4"/>
          <table:table-cell table:formula="of:=[.L177]/[.L176]" office:value-type="float" office:value="0.537967033499869" calcext:value-type="float">
            <text:p>0,5379670334998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.Queue.benchmark.2^13.funcImpl</text:p>
          </table:table-cell>
          <table:table-cell office:value-type="float" office:value="133830011" calcext:value-type="float">
            <text:p>133830011</text:p>
          </table:table-cell>
          <table:table-cell office:value-type="float" office:value="11276560" calcext:value-type="float">
            <text:p>11276560</text:p>
          </table:table-cell>
          <table:table-cell office:value-type="float" office:value="848544" calcext:value-type="float">
            <text:p>848544</text:p>
          </table:table-cell>
          <table:table-cell office:value-type="float" office:value="25797" calcext:value-type="float">
            <text:p>25797</text:p>
          </table:table-cell>
          <table:table-cell office:value-type="float" office:value="25165824" calcext:value-type="float">
            <text:p>251658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Queue.benchmark.2^13.funcImp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964688" calcext:value-type="float">
            <text:p>9646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"/>
          <table:table-cell table:formula="of:=AVERAGE([.M183];[.M185];[.M187])" office:value-type="float" office:value="34502964391.6667" calcext:value-type="float">
            <text:p>34502964391,6667</text:p>
          </table:table-cell>
          <table:table-cell table:formula="of:=AVERAGE([.N184];[.N186];[.N188])" office:value-type="float" office:value="10497035608.3333" calcext:value-type="float">
            <text:p>10497035608,33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ll.Queue.benchmark.2^13.naiveImpl</text:p>
          </table:table-cell>
          <table:table-cell office:value-type="float" office:value="229226169" calcext:value-type="float">
            <text:p>229226169</text:p>
          </table:table-cell>
          <table:table-cell office:value-type="float" office:value="12282122" calcext:value-type="float">
            <text:p>12282122</text:p>
          </table:table-cell>
          <table:table-cell office:value-type="float" office:value="1044415" calcext:value-type="float">
            <text:p>1044415</text:p>
          </table:table-cell>
          <table:table-cell office:value-type="float" office:value="45942" calcext:value-type="float">
            <text:p>45942</text:p>
          </table:table-cell>
          <table:table-cell office:value-type="float" office:value="26214400" calcext:value-type="float">
            <text:p>26214400</text:p>
          </table:table-cell>
          <table:table-cell table:number-columns-repeated="7"/>
          <table:table-cell table:formula="of:=[.M191]/([.M191]+[.N191])" office:value-type="float" office:value="0.766732542037037" calcext:value-type="float">
            <text:p>0,76673254203703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ll.Queue.benchmark.2^13.naiveImp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161528" calcext:value-type="float">
            <text:p>11615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Queue.benchmark.2^16.destImpl</text:p>
          </table:table-cell>
          <table:table-cell office:value-type="float" office:value="23237590600" calcext:value-type="float">
            <text:p>23237590600</text:p>
          </table:table-cell>
          <table:table-cell office:value-type="float" office:value="1971823774" calcext:value-type="float">
            <text:p>1971823774</text:p>
          </table:table-cell>
          <table:table-cell office:value-type="float" office:value="39055934" calcext:value-type="float">
            <text:p>39055934</text:p>
          </table:table-cell>
          <table:table-cell office:value-type="float" office:value="10665690" calcext:value-type="float">
            <text:p>10665690</text:p>
          </table:table-cell>
          <table:table-cell office:value-type="float" office:value="49283072" calcext:value-type="float">
            <text:p>4928307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Queue.benchmark.2^16.destImpl/singleRun</text:p>
          </table:table-cell>
          <table:table-cell office:value-type="float" office:value="30000000000" calcext:value-type="float">
            <text:p>30000000000</text:p>
          </table:table-cell>
          <table:table-cell/>
          <table:table-cell office:value-type="float" office:value="39534000" calcext:value-type="float">
            <text:p>39534000</text:p>
          </table:table-cell>
          <table:table-cell office:value-type="float" office:value="6236352" calcext:value-type="float">
            <text:p>6236352</text:p>
          </table:table-cell>
          <table:table-cell office:value-type="float" office:value="19922944" calcext:value-type="float">
            <text:p>19922944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7419856" calcext:value-type="float">
            <text:p>7419856</text:p>
          </table:table-cell>
          <table:table-cell office:value-type="float" office:value="33496" calcext:value-type="float">
            <text:p>3349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Queue.benchmark.2^16.funcImpl</text:p>
          </table:table-cell>
          <table:table-cell office:value-type="float" office:value="1845425537" calcext:value-type="float">
            <text:p>1845425537</text:p>
          </table:table-cell>
          <table:table-cell office:value-type="float" office:value="179069410" calcext:value-type="float">
            <text:p>179069410</text:p>
          </table:table-cell>
          <table:table-cell office:value-type="float" office:value="6788993" calcext:value-type="float">
            <text:p>6788993</text:p>
          </table:table-cell>
          <table:table-cell office:value-type="float" office:value="1645403" calcext:value-type="float">
            <text:p>1645403</text:p>
          </table:table-cell>
          <table:table-cell office:value-type="float" office:value="28311552" calcext:value-type="float">
            <text:p>28311552</text:p>
          </table:table-cell>
          <table:table-cell table:number-columns-repeated="5"/>
          <table:table-cell table:style-name="ce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2"/>
          <table:table-cell table:style-name="ce2" table:number-columns-repeated="2"/>
          <table:table-cell/>
          <table:table-cell table:style-name="ce1" office:value-type="string" calcext:value-type="string" table:number-columns-spanned="3" table:number-rows-spanned="1">
            <text:p>Allocated (MiB)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Peak memory (MiB)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All.Queue.benchmark.2^16.funcImpl/singleRun</text:p>
          </table:table-cell>
          <table:table-cell office:value-type="float" office:value="8000000000" calcext:value-type="float">
            <text:p>8000000000</text:p>
          </table:table-cell>
          <table:table-cell/>
          <table:table-cell office:value-type="float" office:value="6928728" calcext:value-type="float">
            <text:p>6928728</text:p>
          </table:table-cell>
          <table:table-cell office:value-type="float" office:value="857664" calcext:value-type="float">
            <text:p>857664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2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table:number-columns-repeated="3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table:number-columns-repeated="3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l.Queue.benchmark.2^16.naiveImpl</text:p>
          </table:table-cell>
          <table:table-cell office:value-type="float" office:value="3860552687" calcext:value-type="float">
            <text:p>3860552687</text:p>
          </table:table-cell>
          <table:table-cell office:value-type="float" office:value="320795814" calcext:value-type="float">
            <text:p>320795814</text:p>
          </table:table-cell>
          <table:table-cell office:value-type="float" office:value="8355783" calcext:value-type="float">
            <text:p>8355783</text:p>
          </table:table-cell>
          <table:table-cell office:value-type="float" office:value="3918688" calcext:value-type="float">
            <text:p>3918688</text:p>
          </table:table-cell>
          <table:table-cell office:value-type="float" office:value="28311552" calcext:value-type="float">
            <text:p>28311552</text:p>
          </table:table-cell>
          <table:table-cell table:number-columns-repeated="4"/>
          <table:table-cell office:value-type="string" calcext:value-type="string">
            <text:p>relabelPhases*</text:p>
          </table:table-cell>
          <table:table-cell office:value-type="float" office:value="0.680342896" calcext:value-type="float">
            <text:p>0,680342896</text:p>
          </table:table-cell>
          <table:table-cell office:value-type="float" office:value="13.7614069" calcext:value-type="float">
            <text:p>13,7614069</text:p>
          </table:table-cell>
          <table:table-cell office:value-type="float" office:value="169.0473348" calcext:value-type="float">
            <text:p>169,0473348</text:p>
          </table:table-cell>
          <table:table-cell table:number-columns-repeated="2"/>
          <table:table-cell office:value-type="string" calcext:value-type="string">
            <text:p>relabelPhases*</text:p>
          </table:table-cell>
          <table:table-cell office:value-type="float" office:value="1.94104385375977" calcext:value-type="float">
            <text:p>1,94104385375977</text:p>
          </table:table-cell>
          <table:table-cell office:value-type="float" office:value="15.2700510025024" calcext:value-type="float">
            <text:p>15,2700510025024</text:p>
          </table:table-cell>
          <table:table-cell office:value-type="float" office:value="124.991590499878" calcext:value-type="float">
            <text:p>124,991590499878</text:p>
          </table:table-cell>
          <table:table-cell table:number-columns-repeated="2"/>
          <table:table-cell office:value-type="string" calcext:value-type="string">
            <text:p>relabelPhases*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l.Queue.benchmark.2^16.naiveImpl/singleRun</text:p>
          </table:table-cell>
          <table:table-cell office:value-type="float" office:value="12000000000" calcext:value-type="float">
            <text:p>12000000000</text:p>
          </table:table-cell>
          <table:table-cell/>
          <table:table-cell office:value-type="float" office:value="8501848" calcext:value-type="float">
            <text:p>8501848</text:p>
          </table:table-cell>
          <table:table-cell office:value-type="float" office:value="3980936" calcext:value-type="float">
            <text:p>3980936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636504" calcext:value-type="float">
            <text:p>2636504</text:p>
          </table:table-cell>
          <table:table-cell office:value-type="float" office:value="455976" calcext:value-type="float">
            <text:p>455976</text:p>
          </table:table-cell>
          <table:table-cell/>
          <table:table-cell office:value-type="string" calcext:value-type="string">
            <text:p>relabelDPS</text:p>
          </table:table-cell>
          <table:table-cell office:value-type="float" office:value="0.148331652" calcext:value-type="float">
            <text:p>0,148331652</text:p>
          </table:table-cell>
          <table:table-cell office:value-type="float" office:value="1.294023275" calcext:value-type="float">
            <text:p>1,294023275</text:p>
          </table:table-cell>
          <table:table-cell office:value-type="float" office:value="23.3457538" calcext:value-type="float">
            <text:p>23,3457538</text:p>
          </table:table-cell>
          <table:table-cell table:number-columns-repeated="2"/>
          <table:table-cell office:value-type="string" calcext:value-type="string">
            <text:p>relabelDPS</text:p>
          </table:table-cell>
          <table:table-cell office:value-type="float" office:value="0.438697814941406" calcext:value-type="float">
            <text:p>0,438697814941406</text:p>
          </table:table-cell>
          <table:table-cell office:value-type="float" office:value="3.29497814178467" calcext:value-type="float">
            <text:p>3,29497814178467</text:p>
          </table:table-cell>
          <table:table-cell office:value-type="float" office:value="25.4743309020996" calcext:value-type="float">
            <text:p>25,4743309020996</text:p>
          </table:table-cell>
          <table:table-cell table:number-columns-repeated="2"/>
          <table:table-cell office:value-type="string" calcext:value-type="string">
            <text:p>relabelDP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l.TreeTraversal.benchmark.2^10.dpsRelabel</text:p>
          </table:table-cell>
          <table:table-cell office:value-type="float" office:value="148331652" calcext:value-type="float">
            <text:p>148331652</text:p>
          </table:table-cell>
          <table:table-cell office:value-type="float" office:value="10923506" calcext:value-type="float">
            <text:p>10923506</text:p>
          </table:table-cell>
          <table:table-cell office:value-type="float" office:value="460008" calcext:value-type="float">
            <text:p>460008</text:p>
          </table:table-cell>
          <table:table-cell office:value-type="float" office:value="3791" calcext:value-type="float">
            <text:p>3791</text:p>
          </table:table-cell>
          <table:table-cell office:value-type="float" office:value="26214400" calcext:value-type="float">
            <text:p>262144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TreeTraversal.benchmark.2^10.dpsRelabe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680456" calcext:value-type="float">
            <text:p>68045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TreeTraversal.benchmark.2^10.phasesRelabel.copyIntoReg</text:p>
          </table:table-cell>
          <table:table-cell office:value-type="float" office:value="676199965" calcext:value-type="float">
            <text:p>676199965</text:p>
          </table:table-cell>
          <table:table-cell office:value-type="float" office:value="45661318" calcext:value-type="float">
            <text:p>45661318</text:p>
          </table:table-cell>
          <table:table-cell office:value-type="float" office:value="2099917" calcext:value-type="float">
            <text:p>2099917</text:p>
          </table:table-cell>
          <table:table-cell office:value-type="float" office:value="113205" calcext:value-type="float">
            <text:p>113205</text:p>
          </table:table-cell>
          <table:table-cell office:value-type="float" office:value="26214400" calcext:value-type="float">
            <text:p>262144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TreeTraversal.benchmark.2^10.phasesRelabel.copyIntoReg/singleRun</text:p>
          </table:table-cell>
          <table:table-cell office:value-type="float" office:value="7000000000" calcext:value-type="float">
            <text:p>7000000000</text:p>
          </table:table-cell>
          <table:table-cell/>
          <table:table-cell office:value-type="float" office:value="2357248" calcext:value-type="float">
            <text:p>235724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TreeTraversal.benchmark.2^10.phasesRelabel.force</text:p>
          </table:table-cell>
          <table:table-cell office:value-type="float" office:value="680342896" calcext:value-type="float">
            <text:p>680342896</text:p>
          </table:table-cell>
          <table:table-cell office:value-type="float" office:value="49451494" calcext:value-type="float">
            <text:p>49451494</text:p>
          </table:table-cell>
          <table:table-cell office:value-type="float" office:value="2035332" calcext:value-type="float">
            <text:p>2035332</text:p>
          </table:table-cell>
          <table:table-cell office:value-type="float" office:value="111753" calcext:value-type="float">
            <text:p>111753</text:p>
          </table:table-cell>
          <table:table-cell office:value-type="float" office:value="26214400" calcext:value-type="float">
            <text:p>262144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TreeTraversal.benchmark.2^10.phasesRelabel.force/singleRun</text:p>
          </table:table-cell>
          <table:table-cell office:value-type="float" office:value="7000000000" calcext:value-type="float">
            <text:p>7000000000</text:p>
          </table:table-cell>
          <table:table-cell/>
          <table:table-cell office:value-type="float" office:value="2291184" calcext:value-type="float">
            <text:p>229118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TreeTraversal.benchmark.2^13.dpsRelabel</text:p>
          </table:table-cell>
          <table:table-cell office:value-type="float" office:value="1294023275" calcext:value-type="float">
            <text:p>1294023275</text:p>
          </table:table-cell>
          <table:table-cell office:value-type="float" office:value="101494062" calcext:value-type="float">
            <text:p>101494062</text:p>
          </table:table-cell>
          <table:table-cell office:value-type="float" office:value="3455035" calcext:value-type="float">
            <text:p>3455035</text:p>
          </table:table-cell>
          <table:table-cell office:value-type="float" office:value="240282" calcext:value-type="float">
            <text:p>240282</text:p>
          </table:table-cell>
          <table:table-cell office:value-type="float" office:value="27262976" calcext:value-type="float">
            <text:p>272629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TreeTraversal.benchmark.2^13.dpsRelabel/singleRun</text:p>
          </table:table-cell>
          <table:table-cell office:value-type="float" office:value="9000000000" calcext:value-type="float">
            <text:p>9000000000</text:p>
          </table:table-cell>
          <table:table-cell/>
          <table:table-cell office:value-type="float" office:value="4408088" calcext:value-type="float">
            <text:p>44080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TreeTraversal.benchmark.2^13.phasesRelabel.copyIntoReg</text:p>
          </table:table-cell>
          <table:table-cell office:value-type="float" office:value="14522972750" calcext:value-type="float">
            <text:p>14522972750</text:p>
          </table:table-cell>
          <table:table-cell office:value-type="float" office:value="760860142" calcext:value-type="float">
            <text:p>760860142</text:p>
          </table:table-cell>
          <table:table-cell office:value-type="float" office:value="16380097" calcext:value-type="float">
            <text:p>16380097</text:p>
          </table:table-cell>
          <table:table-cell office:value-type="float" office:value="9272141" calcext:value-type="float">
            <text:p>9272141</text:p>
          </table:table-cell>
          <table:table-cell office:value-type="float" office:value="42991616" calcext:value-type="float">
            <text:p>4299161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TreeTraversal.benchmark.2^13.phasesRelabel.copyIntoReg/singleRun</text:p>
          </table:table-cell>
          <table:table-cell office:value-type="float" office:value="22000000000" calcext:value-type="float">
            <text:p>22000000000</text:p>
          </table:table-cell>
          <table:table-cell/>
          <table:table-cell office:value-type="float" office:value="17741232" calcext:value-type="float">
            <text:p>17741232</text:p>
          </table:table-cell>
          <table:table-cell office:value-type="float" office:value="6757984" calcext:value-type="float">
            <text:p>6757984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9000000000" calcext:value-type="float">
            <text:p>9000000000</text:p>
          </table:table-cell>
          <table:table-cell office:value-type="float" office:value="2794552" calcext:value-type="float">
            <text:p>2794552</text:p>
          </table:table-cell>
          <table:table-cell office:value-type="float" office:value="33496" calcext:value-type="float">
            <text:p>3349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TreeTraversal.benchmark.2^13.phasesRelabel.force</text:p>
          </table:table-cell>
          <table:table-cell office:value-type="float" office:value="13761406900" calcext:value-type="float">
            <text:p>13761406900</text:p>
          </table:table-cell>
          <table:table-cell office:value-type="float" office:value="798321212" calcext:value-type="float">
            <text:p>798321212</text:p>
          </table:table-cell>
          <table:table-cell office:value-type="float" office:value="16011809" calcext:value-type="float">
            <text:p>16011809</text:p>
          </table:table-cell>
          <table:table-cell office:value-type="float" office:value="9254158" calcext:value-type="float">
            <text:p>9254158</text:p>
          </table:table-cell>
          <table:table-cell office:value-type="float" office:value="40894464" calcext:value-type="float">
            <text:p>408944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TreeTraversal.benchmark.2^13.phasesRelabel.force/singleRun</text:p>
          </table:table-cell>
          <table:table-cell office:value-type="float" office:value="21000000000" calcext:value-type="float">
            <text:p>21000000000</text:p>
          </table:table-cell>
          <table:table-cell/>
          <table:table-cell office:value-type="float" office:value="17347488" calcext:value-type="float">
            <text:p>17347488</text:p>
          </table:table-cell>
          <table:table-cell office:value-type="float" office:value="7001488" calcext:value-type="float">
            <text:p>7001488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9000000000" calcext:value-type="float">
            <text:p>9000000000</text:p>
          </table:table-cell>
          <table:table-cell office:value-type="float" office:value="2761984" calcext:value-type="float">
            <text:p>2761984</text:p>
          </table:table-cell>
          <table:table-cell office:value-type="float" office:value="33496" calcext:value-type="float">
            <text:p>3349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TreeTraversal.benchmark.2^16.dpsRelabel</text:p>
          </table:table-cell>
          <table:table-cell office:value-type="float" office:value="23345753800" calcext:value-type="float">
            <text:p>23345753800</text:p>
          </table:table-cell>
          <table:table-cell office:value-type="float" office:value="1500047866" calcext:value-type="float">
            <text:p>1500047866</text:p>
          </table:table-cell>
          <table:table-cell office:value-type="float" office:value="26711772" calcext:value-type="float">
            <text:p>26711772</text:p>
          </table:table-cell>
          <table:table-cell office:value-type="float" office:value="19200698" calcext:value-type="float">
            <text:p>19200698</text:p>
          </table:table-cell>
          <table:table-cell office:value-type="float" office:value="46137344" calcext:value-type="float">
            <text:p>4613734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TreeTraversal.benchmark.2^16.dpsRelabel/singleRun</text:p>
          </table:table-cell>
          <table:table-cell office:value-type="float" office:value="41000000000" calcext:value-type="float">
            <text:p>41000000000</text:p>
          </table:table-cell>
          <table:table-cell/>
          <table:table-cell office:value-type="float" office:value="34227240" calcext:value-type="float">
            <text:p>34227240</text:p>
          </table:table-cell>
          <table:table-cell office:value-type="float" office:value="21797184" calcext:value-type="float">
            <text:p>21797184</text:p>
          </table:table-cell>
          <table:table-cell office:value-type="float" office:value="20971520" calcext:value-type="float">
            <text:p>20971520</text:p>
          </table:table-cell>
          <table:table-cell office:value-type="float" office:value="22000000000" calcext:value-type="float">
            <text:p>22000000000</text:p>
          </table:table-cell>
          <table:table-cell office:value-type="float" office:value="8436560" calcext:value-type="float">
            <text:p>8436560</text:p>
          </table:table-cell>
          <table:table-cell office:value-type="float" office:value="541824" calcext:value-type="float">
            <text:p>54182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TreeTraversal.benchmark.2^16.phasesRelabel.copyIntoReg</text:p>
          </table:table-cell>
          <table:table-cell office:value-type="float" office:value="170541405200" calcext:value-type="float">
            <text:p>170541405200</text:p>
          </table:table-cell>
          <table:table-cell office:value-type="float" office:value="7588187912" calcext:value-type="float">
            <text:p>7588187912</text:p>
          </table:table-cell>
          <table:table-cell office:value-type="float" office:value="134988817" calcext:value-type="float">
            <text:p>134988817</text:p>
          </table:table-cell>
          <table:table-cell office:value-type="float" office:value="108592883" calcext:value-type="float">
            <text:p>108592883</text:p>
          </table:table-cell>
          <table:table-cell office:value-type="float" office:value="90177536" calcext:value-type="float">
            <text:p>9017753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TreeTraversal.benchmark.2^16.phasesRelabel.copyIntoReg/singleRun</text:p>
          </table:table-cell>
          <table:table-cell office:value-type="float" office:value="193000000000" calcext:value-type="float">
            <text:p>193000000000</text:p>
          </table:table-cell>
          <table:table-cell/>
          <table:table-cell office:value-type="float" office:value="141407072" calcext:value-type="float">
            <text:p>141407072</text:p>
          </table:table-cell>
          <table:table-cell office:value-type="float" office:value="113554392" calcext:value-type="float">
            <text:p>113554392</text:p>
          </table:table-cell>
          <table:table-cell office:value-type="float" office:value="59768832" calcext:value-type="float">
            <text:p>59768832</text:p>
          </table:table-cell>
          <table:table-cell office:value-type="float" office:value="133000000000" calcext:value-type="float">
            <text:p>133000000000</text:p>
          </table:table-cell>
          <table:table-cell office:value-type="float" office:value="19478880" calcext:value-type="float">
            <text:p>19478880</text:p>
          </table:table-cell>
          <table:table-cell office:value-type="float" office:value="165640" calcext:value-type="float">
            <text:p>16564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l.TreeTraversal.benchmark.2^16.phasesRelabel.force</text:p>
          </table:table-cell>
          <table:table-cell office:value-type="float" office:value="169047334800" calcext:value-type="float">
            <text:p>169047334800</text:p>
          </table:table-cell>
          <table:table-cell office:value-type="float" office:value="15942187964" calcext:value-type="float">
            <text:p>15942187964</text:p>
          </table:table-cell>
          <table:table-cell office:value-type="float" office:value="131063182" calcext:value-type="float">
            <text:p>131063182</text:p>
          </table:table-cell>
          <table:table-cell office:value-type="float" office:value="110180243" calcext:value-type="float">
            <text:p>110180243</text:p>
          </table:table-cell>
          <table:table-cell office:value-type="float" office:value="91226112" calcext:value-type="float">
            <text:p>9122611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l.TreeTraversal.benchmark.2^16.phasesRelabel.force/singleRun</text:p>
          </table:table-cell>
          <table:table-cell office:value-type="float" office:value="185000000000" calcext:value-type="float">
            <text:p>185000000000</text:p>
          </table:table-cell>
          <table:table-cell/>
          <table:table-cell office:value-type="float" office:value="138293584" calcext:value-type="float">
            <text:p>138293584</text:p>
          </table:table-cell>
          <table:table-cell office:value-type="float" office:value="112125168" calcext:value-type="float">
            <text:p>112125168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29000000000" calcext:value-type="float">
            <text:p>129000000000</text:p>
          </table:table-cell>
          <table:table-cell office:value-type="float" office:value="19325080" calcext:value-type="float">
            <text:p>19325080</text:p>
          </table:table-cell>
          <table:table-cell office:value-type="float" office:value="153336" calcext:value-type="float">
            <text:p>153336</text:p>
          </table:table-cell>
          <table:table-cell table:number-columns-repeated="29"/>
        </table:table-row>
        <table:table-row table:style-name="ro1" table:number-rows-repeated="11">
          <table:table-cell table:number-columns-repeated="38"/>
        </table:table-row>
        <table:table-row table:style-name="ro1">
          <table:table-cell table:number-columns-repeated="11"/>
          <table:table-cell office:value-type="float" office:value="1000000000" calcext:value-type="float">
            <text:p>1000000000</text:p>
          </table:table-cell>
          <table:table-cell table:number-columns-repeated="6"/>
          <table:table-cell table:formula="of:=1024*1024" office:value-type="float" office:value="1048576" calcext:value-type="float">
            <text:p>1048576</text:p>
          </table:table-cell>
          <table:table-cell table:number-columns-repeated="19"/>
        </table:table-row>
      </table:table>
      <table:table table:name="Sheet2" table:style-name="ta1">
        <table:shapes>
          <draw:frame draw:z-index="0" draw:style-name="gr1" draw:text-style-name="P1" svg:width="5cm" svg:height="5cm" svg:x="0cm" svg:y="6.948cm">
            <draw:object draw:notify-on-update-of-ranges="benchmark_results.L198:benchmark_results.N198 benchmark_results.K199:benchmark_results.K199 benchmark_results.L199:benchmark_results.N199 benchmark_results.K200:benchmark_results.K200 benchmark_results.L200:benchmark_results.N20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5cm" svg:height="5cm" svg:x="5cm" svg:y="6.948cm">
            <draw:object draw:notify-on-update-of-ranges="benchmark_results.P198:benchmark_results.R198 benchmark_results.O199:benchmark_results.O199 benchmark_results.P199:benchmark_results.R199 benchmark_results.O200:benchmark_results.O200 benchmark_results.P200:benchmark_results.R20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5cm" svg:height="5cm" svg:x="10cm" svg:y="6.948cm">
            <draw:object draw:notify-on-update-of-ranges="benchmark_results.T198:benchmark_results.V198 benchmark_results.S199:benchmark_results.S199 benchmark_results.T199:benchmark_results.V199 benchmark_results.S200:benchmark_results.S200 benchmark_results.T200:benchmark_results.V20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5cm" svg:height="5cm" svg:x="15cm" svg:y="6.948cm">
            <draw:object draw:notify-on-update-of-ranges="benchmark_results.T198:benchmark_results.V198 benchmark_results.S199:benchmark_results.S199 benchmark_results.T199:benchmark_results.V199 benchmark_results.S200:benchmark_results.S200 benchmark_results.T200:benchmark_results.V20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14cm" svg:height="5cm" svg:x="2.977cm" svg:y="13.951cm">
            <draw:object draw:notify-on-update-of-ranges="benchmark_results.K176:benchmark_results.K178 benchmark_results.L175:benchmark_results.L175 benchmark_results.L176:benchmark_results.L178 benchmark_results.M175:benchmark_results.M175 benchmark_results.M176:benchmark_results.M178 benchmark_results.N175:benchmark_results.N175 benchmark_results.N176:benchmark_results.N178 benchmark_results.O175:benchmark_results.O175 benchmark_results.O176:benchmark_results.O17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5cm" svg:height="5cm" svg:x="2.5cm" svg:y="20.899cm">
            <draw:object draw:notify-on-update-of-ranges="benchmark_results.L128:benchmark_results.N128 benchmark_results.K129:benchmark_results.K129 benchmark_results.L129:benchmark_results.N129 benchmark_results.K130:benchmark_results.K130 benchmark_results.L130:benchmark_results.N130 benchmark_results.K131:benchmark_results.K131 benchmark_results.L131:benchmark_results.N131 benchmark_results.K132:benchmark_results.K132 benchmark_results.L132:benchmark_results.N13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6" draw:style-name="gr1" draw:text-style-name="P1" svg:width="5cm" svg:height="5cm" svg:x="7.5cm" svg:y="20.899cm">
            <draw:object draw:notify-on-update-of-ranges="benchmark_results.P128:benchmark_results.R128 benchmark_results.O129:benchmark_results.O129 benchmark_results.P129:benchmark_results.R129 benchmark_results.O130:benchmark_results.O130 benchmark_results.P130:benchmark_results.R130 benchmark_results.O131:benchmark_results.O131 benchmark_results.P131:benchmark_results.R131 benchmark_results.O132:benchmark_results.O132 benchmark_results.P132:benchmark_results.R13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7" draw:style-name="gr1" draw:text-style-name="P1" svg:width="5cm" svg:height="5cm" svg:x="12.5cm" svg:y="20.899cm">
            <draw:object draw:notify-on-update-of-ranges="benchmark_results.P128:benchmark_results.R128 benchmark_results.O129:benchmark_results.O129 benchmark_results.P129:benchmark_results.R129 benchmark_results.O130:benchmark_results.O130 benchmark_results.P130:benchmark_results.R130 benchmark_results.O131:benchmark_results.O131 benchmark_results.P131:benchmark_results.R131 benchmark_results.O132:benchmark_results.O132 benchmark_results.P132:benchmark_results.R132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8" draw:style-name="gr1" draw:text-style-name="P1" svg:width="5cm" svg:height="5cm" svg:x="7.45cm" svg:y="0.003cm">
            <draw:object draw:notify-on-update-of-ranges="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9" draw:style-name="gr1" draw:text-style-name="P1" svg:width="5cm" svg:height="5cm" svg:x="2.45cm" svg:y="0.003cm">
            <draw:object draw:notify-on-update-of-ranges="benchmark_results.L2:benchmark_results.N2 benchmark_results.K3:benchmark_results.K3 benchmark_results.L3:benchmark_results.N3 benchmark_results.K4:benchmark_results.K4 benchmark_results.L4:benchmark_results.N4 benchmark_results.K5:benchmark_results.K5 benchmark_results.L5:benchmark_results.N5 benchmark_results.K6:benchmark_results.K6 benchmark_results.L6:benchmark_results.N6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0" draw:style-name="gr1" draw:text-style-name="P1" svg:width="5cm" svg:height="5cm" svg:x="12.45cm" svg:y="0cm">
            <draw:object draw:notify-on-update-of-ranges="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2" table:number-columns-repeated="1024" table:default-cell-style-name="ce5"/>
        <table:table-row table:style-name="ro1" table:number-rows-repeated="12">
          <table:table-cell table:number-columns-repeated="1024"/>
        </table:table-row>
        <table:table-row table:style-name="ro3">
          <table:table-cell table:style-name="ce6" office:value-type="string" calcext:value-type="string" table:number-columns-spanned="20" table:number-rows-spanned="1">
            <text:p><text:span text:style-name="T2">1. </text:span><text:span text:style-name="T3">Benchmark</text:span> of lists/difference lists concatenation implementations</text:p>
          </table:table-cell>
          <table:covered-table-cell table:number-columns-repeated="19"/>
          <table:table-cell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3">
          <table:table-cell table:style-name="ce7" office:value-type="string" calcext:value-type="string" table:number-columns-spanned="20" table:number-rows-spanned="1">
            <text:p><text:span text:style-name="T2">2.</text:span> Benchmark of breadth-first tree relabeling implementations</text:p>
          </table:table-cell>
          <table:covered-table-cell table:number-columns-repeated="19"/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20" table:number-rows-spanned="1">
            <text:p><text:span text:style-name="T2">3.</text:span><text:span text:style-name="T3"> Benchmark of S-expression parser implementations (356kB input)</text:span></text:p>
          </table:table-cell>
          <table:covered-table-cell table:number-columns-repeated="19"/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20" table:number-rows-spanned="1">
            <text:p><text:span text:style-name="T2">4. </text:span><text:span text:style-name="T3">Benchmark of map implementations</text:span></text:p>
          </table:table-cell>
          <table:covered-table-cell table:number-columns-repeated="19"/>
          <table:table-cell table:number-columns-repeated="100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shapes>
          <draw:frame draw:z-index="0" draw:style-name="gr1" draw:text-style-name="P1" svg:width="4cm" svg:height="5cm" svg:x="4cm" svg:y="0cm">
            <draw:object draw:notify-on-update-of-ranges="benchmark_results.R2:benchmark_results.V2 benchmark_results.Q3:benchmark_results.Q3 benchmark_results.R3:benchmark_results.V3 benchmark_results.Q4:benchmark_results.Q4 benchmark_results.R4:benchmark_results.V4 benchmark_results.Q5:benchmark_results.Q5 benchmark_results.R5:benchmark_results.V5"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  <draw:frame draw:z-index="1" draw:style-name="gr1" draw:text-style-name="P1" svg:width="4cm" svg:height="5cm" svg:x="0cm" svg:y="0cm">
            <draw:object draw:notify-on-update-of-ranges="benchmark_results.L2:benchmark_results.P2 benchmark_results.K3:benchmark_results.K3 benchmark_results.L3:benchmark_results.P3 benchmark_results.K4:benchmark_results.K4 benchmark_results.L4:benchmark_results.P4 benchmark_results.K5:benchmark_results.K5 benchmark_results.L5:benchmark_results.P5"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z-index="2" draw:style-name="gr1" draw:text-style-name="P1" svg:width="3.75cm" svg:height="5cm" svg:x="8cm" svg:y="0cm">
            <draw:object draw:notify-on-update-of-ranges="benchmark_results.R2:benchmark_results.U2 benchmark_results.Q3:benchmark_results.Q3 benchmark_results.R3:benchmark_results.U3 benchmark_results.Q4:benchmark_results.Q4 benchmark_results.R4:benchmark_results.U4 benchmark_results.Q5:benchmark_results.Q5 benchmark_results.R5:benchmark_results.U5"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z-index="3" draw:style-name="gr1" draw:text-style-name="P1" svg:width="4cm" svg:height="5cm" svg:x="12.25cm" svg:y="0cm">
            <draw:object draw:notify-on-update-of-ranges="benchmark_results.L24:benchmark_results.P24 benchmark_results.K25:benchmark_results.K25 benchmark_results.L25:benchmark_results.P25 benchmark_results.K26:benchmark_results.K26 benchmark_results.L26:benchmark_results.P26"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  <draw:frame draw:z-index="4" draw:style-name="gr1" draw:text-style-name="P1" svg:width="4cm" svg:height="5cm" svg:x="16.25cm" svg:y="0cm">
            <draw:object draw:notify-on-update-of-ranges="benchmark_results.R24:benchmark_results.V24 benchmark_results.Q25:benchmark_results.Q25 benchmark_results.R25:benchmark_results.V25 benchmark_results.Q26:benchmark_results.Q26 benchmark_results.R26:benchmark_results.V26"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  <draw:frame draw:z-index="5" draw:style-name="gr1" draw:text-style-name="P1" svg:width="3.75cm" svg:height="5cm" svg:x="20.25cm" svg:y="0cm">
            <draw:object draw:notify-on-update-of-ranges="benchmark_results.R24:benchmark_results.U24 benchmark_results.Q25:benchmark_results.Q25 benchmark_results.R25:benchmark_results.U25 benchmark_results.Q26:benchmark_results.Q26 benchmark_results.R26:benchmark_results.U26"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  <draw:frame draw:z-index="6" draw:style-name="gr1" draw:text-style-name="P1" svg:width="4cm" svg:height="5cm" svg:x="0cm" svg:y="6cm">
            <draw:object draw:notify-on-update-of-ranges="benchmark_results.L48:benchmark_results.P48 benchmark_results.K49:benchmark_results.K49 benchmark_results.L49:benchmark_results.P49 benchmark_results.K50:benchmark_results.K50 benchmark_results.L50:benchmark_results.P50 benchmark_results.K51:benchmark_results.K51 benchmark_results.L51:benchmark_results.P51"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  <draw:frame draw:z-index="7" draw:style-name="gr1" draw:text-style-name="P1" svg:width="4cm" svg:height="5cm" svg:x="12cm" svg:y="6cm">
            <draw:object draw:notify-on-update-of-ranges="benchmark_results.R48:benchmark_results.T48 benchmark_results.Q49:benchmark_results.Q49 benchmark_results.R49:benchmark_results.T49 benchmark_results.Q50:benchmark_results.Q50 benchmark_results.R50:benchmark_results.T50 benchmark_results.Q51:benchmark_results.Q51 benchmark_results.R51:benchmark_results.T51"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8" draw:style-name="gr1" draw:text-style-name="P1" svg:width="4cm" svg:height="5cm" svg:x="4cm" svg:y="6cm">
            <draw:object draw:notify-on-update-of-ranges="benchmark_results.V48:benchmark_results.Z48 benchmark_results.U49:benchmark_results.U49 benchmark_results.V49:benchmark_results.Z49 benchmark_results.U50:benchmark_results.U50 benchmark_results.V50:benchmark_results.Z50 benchmark_results.U51:benchmark_results.U51 benchmark_results.V51:benchmark_results.Z51"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  <draw:frame draw:z-index="9" draw:style-name="gr1" draw:text-style-name="P1" svg:width="4cm" svg:height="5cm" svg:x="8cm" svg:y="6cm">
            <draw:object draw:notify-on-update-of-ranges="benchmark_results.AB48:benchmark_results.AF48 benchmark_results.AA49:benchmark_results.AA49 benchmark_results.AB49:benchmark_results.AF49 benchmark_results.AA50:benchmark_results.AA50 benchmark_results.AB50:benchmark_results.AF50 benchmark_results.AA51:benchmark_results.AA51 benchmark_results.AB51:benchmark_results.AF51"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z-index="10" draw:style-name="gr1" draw:text-style-name="P1" svg:width="4cm" svg:height="5cm" svg:x="20cm" svg:y="6cm">
            <draw:object draw:notify-on-update-of-ranges="benchmark_results.AB48:benchmark_results.AE48 benchmark_results.AA49:benchmark_results.AA49 benchmark_results.AB49:benchmark_results.AE49 benchmark_results.AA50:benchmark_results.AA50 benchmark_results.AB50:benchmark_results.AE50 benchmark_results.AA51:benchmark_results.AA51 benchmark_results.AB51:benchmark_results.AE51"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  <draw:frame draw:z-index="11" draw:style-name="gr1" draw:text-style-name="P1" svg:width="4cm" svg:height="5cm" svg:x="16cm" svg:y="6cm">
            <draw:object draw:notify-on-update-of-ranges="benchmark_results.AH48:benchmark_results.AJ48 benchmark_results.AG49:benchmark_results.AG49 benchmark_results.AH49:benchmark_results.AJ49 benchmark_results.AG50:benchmark_results.AG50 benchmark_results.AH50:benchmark_results.AJ50 benchmark_results.AG51:benchmark_results.AG51 benchmark_results.AH51:benchmark_results.AJ51"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line draw:z-index="12" draw:name="Line 2" draw:style-name="gr2" draw:text-style-name="P2" svg:x1="0cm" svg:y1="6cm" svg:x2="24cm" svg:y2="6cm">
            <text:p/>
          </draw:line>
          <draw:line draw:z-index="13" draw:name="Line 3" draw:style-name="gr2" draw:text-style-name="P2" svg:x1="12cm" svg:y1="0cm" svg:x2="12cm" svg:y2="6cm">
            <text:p/>
          </draw:line>
        </table:shapes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3" table:number-columns-repeated="1019" table:default-cell-style-name="Default"/>
        <table:table-row table:style-name="ro4" table:number-rows-repeated="10">
          <table:table-cell table:number-columns-repeated="1024"/>
        </table:table-row>
        <table:table-row table:style-name="ro4">
          <table:table-cell table:style-name="ce11" office:value-type="string" calcext:value-type="string" table:number-columns-spanned="3" table:number-rows-spanned="2">
            <text:p><text:span text:style-name="T4">A. </text:span><text:span text:style-name="T5">Benchmark of lists &amp; difference lists concatenation</text:span></text:p>
          </table:table-cell>
          <table:covered-table-cell table:number-columns-repeated="2"/>
          <table:table-cell/>
          <table:table-cell table:style-name="ce11" office:value-type="string" calcext:value-type="string" table:number-columns-spanned="3" table:number-rows-spanned="2">
            <text:p><text:span text:style-name="T4">B.</text:span><text:span text:style-name="T6"> Benchmark of breadth-first tree relabeling</text:span></text:p>
          </table:table-cell>
          <table:covered-table-cell table:number-columns-repeated="2"/>
          <table:table-cell table:number-columns-repeated="1017"/>
        </table:table-row>
        <table:table-row table:style-name="ro5">
          <table:covered-table-cell table:style-name="ce1"/>
          <table:covered-table-cell table:number-columns-repeated="2"/>
          <table:table-cell/>
          <table:covered-table-cell/>
          <table:covered-table-cell table:style-name="ce1"/>
          <table:covered-table-cell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style-name="ce11" office:value-type="string" calcext:value-type="string" table:number-columns-spanned="7" table:number-rows-spanned="2">
            <text:p><text:span text:style-name="T4">C.</text:span><text:span text:style-name="T5"> Benchmark of S-expressions parser</text:span></text:p>
          </table:table-cell>
          <table:covered-table-cell table:number-columns-repeated="6"/>
          <table:table-cell table:number-columns-repeated="1017"/>
        </table:table-row>
        <table:table-row table:style-name="ro5">
          <table:covered-table-cell table:number-columns-repeated="7"/>
          <table:table-cell table:number-columns-repeated="1017"/>
        </table:table-row>
        <table:table-row table:style-name="ro4">
          <table:table-cell table:number-columns-spanned="11" table:number-rows-spanned="1"/>
          <table:covered-table-cell table:number-columns-repeated="10"/>
          <table:table-cell table:number-columns-repeated="1013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_2" table:style-name="ta1">
        <table:shapes>
          <draw:frame draw:z-index="0" draw:style-name="gr1" draw:text-style-name="P1" svg:width="5cm" svg:height="5cm" svg:x="0cm" svg:y="8.75cm">
            <draw:object draw:notify-on-update-of-ranges="benchmark_results.L198:benchmark_results.N198 benchmark_results.K199:benchmark_results.K199 benchmark_results.L199:benchmark_results.N199 benchmark_results.K200:benchmark_results.K200 benchmark_results.L200:benchmark_results.N200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1" draw:style-name="gr1" draw:text-style-name="P1" svg:width="5cm" svg:height="5cm" svg:x="5cm" svg:y="8.75cm">
            <draw:object draw:notify-on-update-of-ranges="benchmark_results.P198:benchmark_results.R198 benchmark_results.O199:benchmark_results.O199 benchmark_results.P199:benchmark_results.R199 benchmark_results.O200:benchmark_results.O200 benchmark_results.P200:benchmark_results.R200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2" draw:style-name="gr1" draw:text-style-name="P1" svg:width="5cm" svg:height="5cm" svg:x="10cm" svg:y="8.75cm">
            <draw:object draw:notify-on-update-of-ranges="benchmark_results.T198:benchmark_results.V198 benchmark_results.S199:benchmark_results.S199 benchmark_results.T199:benchmark_results.V199 benchmark_results.S200:benchmark_results.S200 benchmark_results.T200:benchmark_results.V200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3" draw:style-name="gr1" draw:text-style-name="P1" svg:width="5cm" svg:height="5cm" svg:x="15cm" svg:y="8.75cm">
            <draw:object draw:notify-on-update-of-ranges="benchmark_results.T198:benchmark_results.V198 benchmark_results.S199:benchmark_results.S199 benchmark_results.T199:benchmark_results.V199 benchmark_results.S200:benchmark_results.S200 benchmark_results.T200:benchmark_results.V200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4" draw:style-name="gr1" draw:text-style-name="P1" svg:width="9cm" svg:height="5cm" svg:x="11cm" svg:y="0cm">
            <draw:object draw:notify-on-update-of-ranges="benchmark_results.K176:benchmark_results.K178 benchmark_results.L175:benchmark_results.L175 benchmark_results.L176:benchmark_results.L178 benchmark_results.M175:benchmark_results.M175 benchmark_results.M176:benchmark_results.M178 benchmark_results.N175:benchmark_results.N175 benchmark_results.N176:benchmark_results.N178 benchmark_results.O175:benchmark_results.O175 benchmark_results.O176:benchmark_results.O178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5" draw:style-name="gr1" draw:text-style-name="P1" svg:width="5cm" svg:height="5cm" svg:x="5cm" svg:y="0cm">
            <draw:object draw:notify-on-update-of-ranges="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6" draw:style-name="gr1" draw:text-style-name="P1" svg:width="5cm" svg:height="5cm" svg:x="0cm" svg:y="0cm">
            <draw:object draw:notify-on-update-of-ranges="benchmark_results.L2:benchmark_results.N2 benchmark_results.K3:benchmark_results.K3 benchmark_results.L3:benchmark_results.N3 benchmark_results.K4:benchmark_results.K4 benchmark_results.L4:benchmark_results.N4 benchmark_results.K5:benchmark_results.K5 benchmark_results.L5:benchmark_results.N5 benchmark_results.K6:benchmark_results.K6 benchmark_results.L6:benchmark_results.N6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7" draw:style-name="gr1" draw:text-style-name="P1" svg:width="5cm" svg:height="2cm" svg:x="2.5cm" svg:y="5.25cm">
            <draw:object draw:notify-on-update-of-ranges="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8" draw:style-name="gr1" draw:text-style-name="P1" svg:width="5cm" svg:height="2cm" svg:x="13cm" svg:y="5.25cm">
            <draw:object draw:notify-on-update-of-ranges="benchmark_results.K176:benchmark_results.K178 benchmark_results.L175:benchmark_results.L175 benchmark_results.L176:benchmark_results.L178 benchmark_results.M175:benchmark_results.M175 benchmark_results.M176:benchmark_results.M178 benchmark_results.N175:benchmark_results.N175 benchmark_results.N176:benchmark_results.N178 benchmark_results.O175:benchmark_results.O175 benchmark_results.O176:benchmark_results.O178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line draw:z-index="9" draw:name="Line 1" draw:style-name="gr3" draw:text-style-name="P3" svg:x1="0cm" svg:y1="8.5cm" svg:x2="20cm" svg:y2="8.5cm">
            <text:p/>
          </draw:line>
          <draw:line draw:z-index="10" draw:name="Vertical line 1" draw:style-name="gr4" draw:text-style-name="P2" svg:x1="10.5cm" svg:y1="0cm" svg:x2="10.5cm" svg:y2="8.5cm">
            <text:p/>
          </draw:line>
        </table:shapes>
        <table:table-column table:style-name="co12" table:number-columns-repeated="1024" table:default-cell-style-name="ce5"/>
        <table:table-row table:style-name="ro1" table:number-rows-repeated="12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"/>
          <table:table-cell table:style-name="Default" table:number-columns-repeated="20"/>
          <table:table-cell table:number-columns-repeated="97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6">
          <table:table-cell table:style-name="ce10" table:number-columns-spanned="11" table:number-rows-spanned="1"/>
          <table:covered-table-cell table:number-columns-repeated="10"/>
          <table:table-cell table:style-name="ce13" table:number-columns-spanned="9" table:number-rows-spanned="1"/>
          <table:covered-table-cell table:number-columns-repeated="8"/>
          <table:table-cell table:number-columns-repeated="1004"/>
        </table:table-row>
        <table:table-row table:style-name="ro7">
          <table:table-cell table:number-columns-repeated="33"/>
          <table:table-cell table:style-name="ce7" table:number-columns-spanned="20" table:number-rows-spanned="1"/>
          <table:covered-table-cell table:number-columns-repeated="19"/>
          <table:table-cell table:number-columns-repeated="971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33"/>
          <table:table-cell table:style-name="ce7" table:number-columns-spanned="20" table:number-rows-spanned="1"/>
          <table:covered-table-cell table:number-columns-repeated="19"/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20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3" table:number-columns-spanned="20" table:number-rows-spanned="1"/>
          <table:covered-table-cell table:number-columns-repeated="19"/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style-name="ce7" table:number-columns-spanned="20" table:number-rows-spanned="1"/>
          <table:covered-table-cell table:number-columns-repeated="19"/>
          <table:table-cell table:number-columns-repeated="100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Roman" svg:font-family="'Latin Modern Roman'" style:font-adornments="Regular" style:font-pitch="variable"/>
    <style:font-face style:name="Latin Modern Roman1" svg:font-family="'Latin Modern Roman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Iosevka Quasi-Proportional SS07 Regular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2" number:min-decimal-places="2" number:min-integer-digits="0" number:min-exponent-digits="2" number:exponent-interval="1" number:forced-exponent-sign="true"/>
    </number:number-style>
    <style:style style:name="Default" style:family="table-cell">
      <style:text-properties style:font-name="Latin Modern Roman1" fo:font-family="'Latin Modern Roman'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ext-properties style:font-name="Latin Modern Roman" fo:font-family="'Latin Modern Roman'" style:font-style-name="Regular" style:font-pitch="variable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4.01cm" fo:page-height="11.76cm" style:num-format="1" style:print-orientation="landscape" fo:margin-top="0cm" fo:margin-bottom="0cm" fo:margin-left="0cm" fo:margin-right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4T17:31:29.612008376</dc:date>
    <meta:editing-duration>PT4H19M30S</meta:editing-duration>
    <meta:editing-cycles>12</meta:editing-cycles>
    <meta:generator>LibreOffice/7.3.7.2$Linux_X86_64 LibreOffice_project/30$Build-2</meta:generator>
    <meta:document-statistic meta:table-count="4" meta:cell-count="1887" meta:object-count="5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minimum="0.05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067cm" svg:y="0.235cm" chart:style-name="ch2">
          <text:p>Allocated (MiB)</text:p>
        </chart:title>
        <chart:plot-area chart:style-name="ch3" table:cell-range-address="benchmark_results.R2:benchmark_results.V5 benchmark_results.Q3:benchmark_results.Q5" chart:data-source-has-labels="both" svg:x="0.1cm" svg:y="1.002cm" svg:width="4.801cm" svg:height="3.899cm">
          <chart:coordinate-region svg:x="0.907cm" svg:y="1.202cm" svg:width="3.854cm" svg:height="2.719cm"/>
          <chart:axis chart:dimension="x" chart:name="primary-x" chart:style-name="ch4" chartooo:axis-type="auto">
            <chartooo:date-scale/>
            <chart:categories table:cell-range-address="benchmark_results.R2:benchmark_results.V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3:benchmark_results.V3" chart:label-cell-address="benchmark_results.Q3:benchmark_results.Q3" chart:class="chart:line">
            <chart:data-point chart:repeated="5"/>
          </chart:series>
          <chart:series chart:style-name="ch8" chart:values-cell-range-address="benchmark_results.R4:benchmark_results.V4" chart:label-cell-address="benchmark_results.Q4:benchmark_results.Q4" chart:class="chart:line">
            <chart:data-point chart:repeated="5"/>
          </chart:series>
          <chart:series chart:style-name="ch9" chart:values-cell-range-address="benchmark_results.R5:benchmark_results.V5" chart:label-cell-address="benchmark_results.Q5:benchmark_results.Q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2:benchmark_results.V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Q3:benchmark_results.Q3</svg:desc>
                </draw:g>
              </table:table-cell>
              <table:table-cell office:value-type="float" office:value="0.06">
                <text:p>0.06</text:p>
                <draw:g>
                  <svg:desc>benchmark_results.R3:benchmark_results.V3</svg:desc>
                </draw:g>
              </table:table-cell>
              <table:table-cell office:value-type="float" office:value="0.478">
                <text:p>0.478</text:p>
              </table:table-cell>
              <table:table-cell office:value-type="float" office:value="3.7">
                <text:p>3.7</text:p>
              </table:table-cell>
              <table:table-cell office:value-type="float" office:value="30">
                <text:p>3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Q4:benchmark_results.Q4</svg:desc>
                </draw:g>
              </table:table-cell>
              <table:table-cell office:value-type="float" office:value="0.063">
                <text:p>0.063</text:p>
                <draw:g>
                  <svg:desc>benchmark_results.R4:benchmark_results.V4</svg:desc>
                </draw:g>
              </table:table-cell>
              <table:table-cell office:value-type="float" office:value="0.501">
                <text:p>0.501</text:p>
              </table:table-cell>
              <table:table-cell office:value-type="float" office:value="3.9">
                <text:p>3.9</text:p>
              </table:table-cell>
              <table:table-cell office:value-type="float" office:value="31">
                <text:p>3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Q5:benchmark_results.Q5</svg:desc>
                </draw:g>
              </table:table-cell>
              <table:table-cell office:value-type="float" office:value="0.079">
                <text:p>0.079</text:p>
                <draw:g>
                  <svg:desc>benchmark_results.R5:benchmark_results.V5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3.7">
                <text:p>3.7</text:p>
              </table:table-cell>
              <table:table-cell office:value-type="float" office:value="24">
                <text:p>24</text:p>
              </table:table-cell>
              <table:table-cell office:value-type="float" office:value="237">
                <text:p>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1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title svg:x="2.804cm" svg:y="0.245cm" chart:style-name="ch2">
          <text:p>Allocated (MiB)</text:p>
        </chart:title>
        <chart:plot-area chart:style-name="ch3" table:cell-range-address="benchmark_results.R197:benchmark_results.T199 benchmark_results.Q198:benchmark_results.Q199" chart:data-source-has-labels="both" svg:x="0.176cm" svg:y="1.133cm" svg:width="8.466cm" svg:height="4.223cm">
          <chart:coordinate-region svg:x="0.983cm" svg:y="1.133cm" svg:width="7.3cm" svg:height="3.576cm"/>
          <chart:axis chart:dimension="x" chart:name="primary-x" chart:style-name="ch4" chartooo:axis-type="auto">
            <chartooo:date-scale/>
            <chart:categories table:cell-range-address="benchmark_results.R197:benchmark_results.T1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198:benchmark_results.T198" chart:label-cell-address="benchmark_results.Q198:benchmark_results.Q198" chart:class="chart:line">
            <chart:data-point chart:repeated="3"/>
          </chart:series>
          <chart:series chart:style-name="ch8" chart:values-cell-range-address="benchmark_results.R199:benchmark_results.T199" chart:label-cell-address="benchmark_results.Q199:benchmark_results.Q199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197:benchmark_results.T197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Q198:benchmark_results.Q198</svg:desc>
                </draw:g>
              </table:table-cell>
              <table:table-cell office:value-type="float" office:value="1.94104385375977">
                <text:p>1.94104385375977</text:p>
                <draw:g>
                  <svg:desc>benchmark_results.R198:benchmark_results.T198</svg:desc>
                </draw:g>
              </table:table-cell>
              <table:table-cell office:value-type="float" office:value="15.2700510025024">
                <text:p>15.2700510025024</text:p>
              </table:table-cell>
              <table:table-cell office:value-type="float" office:value="124.991590499878">
                <text:p>124.991590499878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Q199:benchmark_results.Q199</svg:desc>
                </draw:g>
              </table:table-cell>
              <table:table-cell office:value-type="float" office:value="0.438697814941406">
                <text:p>0.438697814941406</text:p>
                <draw:g>
                  <svg:desc>benchmark_results.R199:benchmark_results.T199</svg:desc>
                </draw:g>
              </table:table-cell>
              <table:table-cell office:value-type="float" office:value="3.29497814178467">
                <text:p>3.29497814178467</text:p>
              </table:table-cell>
              <table:table-cell office:value-type="float" office:value="25.4743309020996">
                <text:p>25.474330902099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title svg:x="2.341cm" svg:y="0.245cm" chart:style-name="ch2">
          <text:p>Peak Memory (MiB)</text:p>
        </chart:title>
        <chart:plot-area chart:style-name="ch3" table:cell-range-address="benchmark_results.X197:benchmark_results.Z199 benchmark_results.W198:benchmark_results.W199" chart:data-source-has-labels="both" svg:x="0.176cm" svg:y="1.133cm" svg:width="8.466cm" svg:height="4.223cm">
          <chart:coordinate-region svg:x="0.797cm" svg:y="1.133cm" svg:width="7.486cm" svg:height="3.576cm"/>
          <chart:axis chart:dimension="x" chart:name="primary-x" chart:style-name="ch4" chartooo:axis-type="auto">
            <chartooo:date-scale/>
            <chart:categories table:cell-range-address="benchmark_results.X197:benchmark_results.Z1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X198:benchmark_results.Z198" chart:label-cell-address="benchmark_results.W198:benchmark_results.W198" chart:class="chart:line">
            <chart:data-point chart:repeated="3"/>
          </chart:series>
          <chart:series chart:style-name="ch8" chart:values-cell-range-address="benchmark_results.X199:benchmark_results.Z199" chart:label-cell-address="benchmark_results.W199:benchmark_results.W199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X197:benchmark_results.Z197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W198:benchmark_results.W198</svg:desc>
                </draw:g>
              </table:table-cell>
              <table:table-cell office:value-type="float" office:value="25">
                <text:p>25</text:p>
                <draw:g>
                  <svg:desc>benchmark_results.X198:benchmark_results.Z198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W199:benchmark_results.W199</svg:desc>
                </draw:g>
              </table:table-cell>
              <table:table-cell office:value-type="float" office:value="25">
                <text:p>25</text:p>
                <draw:g>
                  <svg:desc>benchmark_results.X199:benchmark_results.Z199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041cm" svg:y="0.235cm" chart:style-name="ch2">
          <text:p>Peak Memory (MiB)</text:p>
        </chart:title>
        <chart:plot-area chart:style-name="ch3" table:cell-range-address="benchmark_results.T198:benchmark_results.V200 benchmark_results.S199:benchmark_results.S200" chart:data-source-has-labels="both" svg:x="0.1cm" svg:y="1.618cm" svg:width="4.801cm" svg:height="3.283cm">
          <chart:coordinate-region svg:x="1.542cm" svg:y="1.618cm" svg:width="3.359cm" svg:height="2.636cm"/>
          <chart:axis chart:dimension="x" chart:name="primary-x" chart:style-name="ch4" chartooo:axis-type="auto">
            <chartooo:date-scale/>
            <chart:categories table:cell-range-address="benchmark_results.T198:benchmark_results.V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T199:benchmark_results.V199" chart:label-cell-address="benchmark_results.S199:benchmark_results.S199" chart:class="chart:line">
            <chart:data-point chart:repeated="3"/>
          </chart:series>
          <chart:series chart:style-name="ch8" chart:values-cell-range-address="benchmark_results.T200:benchmark_results.V200" chart:label-cell-address="benchmark_results.S200:benchmark_results.S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24.991590499878">
                <text:p>124.991590499878</text:p>
                <draw:g>
                  <svg:desc>benchmark_results.T198:benchmark_results.V198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3,29497814178467</text:p>
                <draw:g>
                  <svg:desc>benchmark_results.S199:benchmark_results.S199</svg:desc>
                </draw:g>
              </table:table-cell>
              <table:table-cell office:value-type="float" office:value="25.4743309020996">
                <text:p>25.4743309020996</text:p>
                <draw:g>
                  <svg:desc>benchmark_results.T199:benchmark_results.V19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benchmark_results.S200:benchmark_results.S200</svg:desc>
                </draw:g>
              </table:table-cell>
              <table:table-cell office:value-type="float" office:value="NaN">
                <text:p>NaN</text:p>
                <draw:g>
                  <svg:desc>benchmark_results.T200:benchmark_results.V20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504cm" svg:y="0.236cm" chart:style-name="ch2">
          <text:p>main-title</text:p>
        </chart:title>
        <chart:legend chart:legend-position="end" svg:x="0cm" svg:y="2.132cm" style:legend-expansion="custom" svg:width="5.001cm" svg:height="1.003cm" style:legend-expansion-aspect-ratio="4.98604187437687" chart:style-name="ch3"/>
        <chart:plot-area chart:style-name="ch4" table:cell-range-address="benchmark_results.T198:benchmark_results.V200 benchmark_results.S199:benchmark_results.S200" chart:data-source-has-labels="both" svg:x="0cm" svg:y="0cm" svg:width="0cm" svg:height="0cm">
          <chart:coordinate-region svg:x="0.452cm" svg:y="1.036cm" svg:width="0cm" svg:height="3.272cm"/>
          <chart:axis chart:dimension="x" chart:name="primary-x" chart:style-name="ch5" chartooo:axis-type="auto">
            <chartooo:date-scale/>
            <chart:categories table:cell-range-address="benchmark_results.T198:benchmark_results.V19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T199:benchmark_results.V199" chart:label-cell-address="benchmark_results.S199:benchmark_results.S199" chart:class="chart:line">
            <chart:data-point chart:repeated="3"/>
          </chart:series>
          <chart:series chart:style-name="ch9" chart:values-cell-range-address="benchmark_results.T200:benchmark_results.V200" chart:label-cell-address="benchmark_results.S200:benchmark_results.S20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24.991590499878">
                <text:p>124.991590499878</text:p>
                <draw:g>
                  <svg:desc>benchmark_results.T198:benchmark_results.V198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3,29497814178467</text:p>
                <draw:g>
                  <svg:desc>benchmark_results.S199:benchmark_results.S199</svg:desc>
                </draw:g>
              </table:table-cell>
              <table:table-cell office:value-type="float" office:value="25.4743309020996">
                <text:p>25.4743309020996</text:p>
                <draw:g>
                  <svg:desc>benchmark_results.T199:benchmark_results.V19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benchmark_results.S200:benchmark_results.S200</svg:desc>
                </draw:g>
              </table:table-cell>
              <table:table-cell office:value-type="float" office:value="NaN">
                <text:p>NaN</text:p>
                <draw:g>
                  <svg:desc>benchmark_results.T200:benchmark_results.V20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127ec2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49b7a8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eb9bc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001cm" svg:height="5.001cm" xlink:href=".." xlink:type="simple" chart:class="chart:bar" chart:style-name="ch1">
        <chart:legend chart:legend-position="end" svg:x="10.362cm" svg:y="1.454cm" style:legend-expansion="high" chart:style-name="ch2"/>
        <chart:plot-area chart:style-name="ch3" table:cell-range-address="benchmark_results.K176:benchmark_results.O178 benchmark_results.L175:benchmark_results.O175" chart:data-source-has-labels="both" svg:x="1.291cm" svg:y="0.1cm" svg:width="7.95cm" svg:height="4.801cm">
          <chart:coordinate-region svg:x="1.912cm" svg:y="0.3cm" svg:width="6.707cm" svg:height="3.954cm"/>
          <chart:axis chart:dimension="x" chart:name="primary-x" chart:style-name="ch4" chartooo:axis-type="auto">
            <chartooo:date-scale/>
            <chart:categories table:cell-range-address="benchmark_results.K176:benchmark_results.K178"/>
          </chart:axis>
          <chart:axis chart:dimension="y" chart:name="primary-y" chart:style-name="ch5">
            <chart:title svg:x="0.468cm" svg:y="2.643cm" chart:style-name="ch6">
              <text:p>ms</text:p>
            </chart:title>
            <chart:grid chart:style-name="ch7" chart:class="major"/>
          </chart:axis>
          <chart:axis chart:dimension="y" chart:name="secondary-y" chart:style-name="ch8">
            <chart:title svg:x="9.521cm" svg:y="2.835cm" chart:style-name="ch9">
              <text:p>MiB</text:p>
            </chart:title>
          </chart:axis>
          <chart:series chart:attached-axis="primary-y" chart:style-name="ch10" chart:values-cell-range-address="benchmark_results.L176:benchmark_results.L178" chart:label-cell-address="benchmark_results.L175:benchmark_results.L175" chart:class="chart:bar">
            <chart:data-point chart:repeated="3"/>
          </chart:series>
          <chart:series chart:attached-axis="primary-y" chart:style-name="ch11" chart:values-cell-range-address="benchmark_results.M176:benchmark_results.M178" chart:label-cell-address="benchmark_results.M175:benchmark_results.M175" chart:class="chart:bar">
            <chart:data-point chart:repeated="2"/>
            <chart:data-point chart:style-name="ch12"/>
          </chart:series>
          <chart:series chart:attached-axis="secondary-y" chart:style-name="ch13" chart:values-cell-range-address="benchmark_results.N176:benchmark_results.N178" chart:label-cell-address="benchmark_results.N175:benchmark_results.N175" chart:class="chart:bar">
            <chart:data-point chart:style-name="ch12"/>
            <chart:data-point chart:repeated="2"/>
          </chart:series>
          <chart:series chart:attached-axis="secondary-y" chart:style-name="ch14" chart:values-cell-range-address="benchmark_results.O176:benchmark_results.O178" chart:label-cell-address="benchmark_results.O175:benchmark_results.O175" chart:class="chart:bar">
            <chart:data-point chart:style-name="ch12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6,4006316</text:p>
                <draw:g>
                  <svg:desc>benchmark_results.L175:benchmark_results.L175</svg:desc>
                </draw:g>
              </table:table-cell>
              <table:table-cell office:value-type="string">
                <text:p>29,1358365974074</text:p>
                <draw:g>
                  <svg:desc>benchmark_results.M175:benchmark_results.M175</svg:desc>
                </draw:g>
              </table:table-cell>
              <table:table-cell office:value-type="string">
                <text:p>16,9113025665283</text:p>
                <draw:g>
                  <svg:desc>benchmark_results.N175:benchmark_results.N175</svg:desc>
                </draw:g>
              </table:table-cell>
              <table:table-cell office:value-type="string">
                <text:p/>
                <draw:g>
                  <svg:desc>benchmark_results.O175:benchmark_results.O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seNaive</text:p>
                <draw:g>
                  <svg:desc>benchmark_results.K176:benchmark_results.K178</svg:desc>
                </draw:g>
              </table:table-cell>
              <table:table-cell office:value-type="float" office:value="43.63439535">
                <text:p>43.63439535</text:p>
                <draw:g>
                  <svg:desc>benchmark_results.L176:benchmark_results.L178</svg:desc>
                </draw:g>
              </table:table-cell>
              <table:table-cell office:value-type="float" office:value="16.8681159248148">
                <text:p>16.8681159248148</text:p>
                <draw:g>
                  <svg:desc>benchmark_results.M176:benchmark_results.M178</svg:desc>
                </draw:g>
              </table:table-cell>
              <table:table-cell office:value-type="float" office:value="28.0461111068726">
                <text:p>28.0461111068726</text:p>
                <draw:g>
                  <svg:desc>benchmark_results.N176:benchmark_results.N178</svg:desc>
                </draw:g>
              </table:table-cell>
              <table:table-cell office:value-type="float" office:value="NaN">
                <text:p>NaN</text:p>
                <draw:g>
                  <svg:desc>benchmark_results.O176:benchmark_results.O178</svg:desc>
                </draw:g>
              </table:table-cell>
            </table:table-row>
            <table:table-row>
              <table:table-cell office:value-type="string">
                <text:p>parseDPS</text:p>
              </table:table-cell>
              <table:table-cell office:value-type="float" office:value="23.473866225">
                <text:p>23.473866225</text:p>
              </table:table-cell>
              <table:table-cell office:value-type="float" office:value="0.766732542037037">
                <text:p>0.766732542037037</text:p>
              </table:table-cell>
              <table:table-cell office:value-type="float" office:value="25.1307764053345">
                <text:p>25.1307764053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legend chart:legend-position="end" svg:x="0cm" svg:y="1.786cm" style:legend-expansion="custom" svg:width="8.817cm" svg:height="2.092cm" style:legend-expansion-aspect-ratio="4.21462715105163" chart:style-name="ch2"/>
        <chart:plot-area chart:style-name="ch3" table:cell-range-address="benchmark_results.R127:benchmark_results.T131 benchmark_results.Q128:benchmark_results.Q131" chart:data-source-has-labels="both" svg:x="0cm" svg:y="0cm" svg:width="0cm" svg:height="0cm">
          <chart:coordinate-region svg:x="1.088cm" svg:y="1.132cm" svg:width="0cm" svg:height="3.575cm"/>
          <chart:axis chart:dimension="x" chart:name="primary-x" chart:style-name="ch4" chartooo:axis-type="auto">
            <chartooo:date-scale/>
            <chart:categories table:cell-range-address="benchmark_results.R127:benchmark_results.T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128:benchmark_results.T128" chart:label-cell-address="benchmark_results.Q128:benchmark_results.Q128" chart:class="chart:line">
            <chart:data-point chart:repeated="3"/>
          </chart:series>
          <chart:series chart:style-name="ch8" chart:values-cell-range-address="benchmark_results.R129:benchmark_results.T129" chart:label-cell-address="benchmark_results.Q129:benchmark_results.Q129" chart:class="chart:line">
            <chart:data-point chart:repeated="3"/>
          </chart:series>
          <chart:series chart:style-name="ch9" chart:values-cell-range-address="benchmark_results.R130:benchmark_results.T130" chart:label-cell-address="benchmark_results.Q130:benchmark_results.Q130" chart:class="chart:line">
            <chart:data-point chart:repeated="3"/>
          </chart:series>
          <chart:series chart:style-name="ch10" chart:values-cell-range-address="benchmark_results.R131:benchmark_results.T131" chart:label-cell-address="benchmark_results.Q131:benchmark_results.Q13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127:benchmark_results.T127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*</text:p>
                <draw:g>
                  <svg:desc>benchmark_results.Q128:benchmark_results.Q128</svg:desc>
                </draw:g>
              </table:table-cell>
              <table:table-cell office:value-type="float" office:value="0.101574897766113">
                <text:p>0.101574897766113</text:p>
                <draw:g>
                  <svg:desc>benchmark_results.R128:benchmark_results.T128</svg:desc>
                </draw:g>
              </table:table-cell>
              <table:table-cell office:value-type="float" office:value="0.810791969299316">
                <text:p>0.810791969299316</text:p>
              </table:table-cell>
              <table:table-cell office:value-type="float" office:value="6.4364709854126">
                <text:p>6.4364709854126</text:p>
              </table:table-cell>
            </table:table-row>
            <table:table-row>
              <table:table-cell office:value-type="string">
                <text:p>mapTR’*</text:p>
                <draw:g>
                  <svg:desc>benchmark_results.Q129:benchmark_results.Q129</svg:desc>
                </draw:g>
              </table:table-cell>
              <table:table-cell office:value-type="float" office:value="0.0622701644897461">
                <text:p>0.0622701644897461</text:p>
                <draw:g>
                  <svg:desc>benchmark_results.R129:benchmark_results.T129</svg:desc>
                </draw:g>
              </table:table-cell>
              <table:table-cell office:value-type="float" office:value="0.498091697692871">
                <text:p>0.498091697692871</text:p>
              </table:table-cell>
              <table:table-cell office:value-type="float" office:value="3.98435020446777">
                <text:p>3.9843502044677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Q130:benchmark_results.Q130</svg:desc>
                </draw:g>
              </table:table-cell>
              <table:table-cell office:value-type="float" office:value="0.0782670974731445">
                <text:p>0.0782670974731445</text:p>
                <draw:g>
                  <svg:desc>benchmark_results.R130:benchmark_results.T130</svg:desc>
                </draw:g>
              </table:table-cell>
              <table:table-cell office:value-type="float" office:value="0.468912124633789">
                <text:p>0.468912124633789</text:p>
              </table:table-cell>
              <table:table-cell office:value-type="float" office:value="3.48815631866455">
                <text:p>3.48815631866455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Q131:benchmark_results.Q131</svg:desc>
                </draw:g>
              </table:table-cell>
              <table:table-cell office:value-type="float" office:value="0.0939264297485352">
                <text:p>0.0939264297485352</text:p>
                <draw:g>
                  <svg:desc>benchmark_results.R131:benchmark_results.T131</svg:desc>
                </draw:g>
              </table:table-cell>
              <table:table-cell office:value-type="float" office:value="0.583189964294434">
                <text:p>0.583189964294434</text:p>
              </table:table-cell>
              <table:table-cell office:value-type="float" office:value="4.47567081451416">
                <text:p>4.4756708145141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L128:benchmark_results.N132 benchmark_results.K129:benchmark_results.K132" chart:data-source-has-labels="both" svg:x="0.1cm" svg:y="1.115cm" svg:width="4.801cm" svg:height="3.786cm">
          <chart:coordinate-region svg:x="1.626cm" svg:y="1.314cm" svg:width="3.134cm" svg:height="1.673cm"/>
          <chart:axis chart:dimension="x" chart:name="primary-x" chart:style-name="ch4" chartooo:axis-type="auto">
            <chartooo:date-scale/>
            <chart:categories table:cell-range-address="benchmark_results.L128:benchmark_results.N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129:benchmark_results.N129" chart:label-cell-address="benchmark_results.K129:benchmark_results.K129" chart:class="chart:line">
            <chart:data-point chart:repeated="3"/>
          </chart:series>
          <chart:series chart:style-name="ch8" chart:values-cell-range-address="benchmark_results.L130:benchmark_results.N130" chart:label-cell-address="benchmark_results.K130:benchmark_results.K130" chart:class="chart:line">
            <chart:data-point chart:repeated="3"/>
          </chart:series>
          <chart:series chart:style-name="ch9" chart:values-cell-range-address="benchmark_results.L131:benchmark_results.N131" chart:label-cell-address="benchmark_results.K131:benchmark_results.K131" chart:class="chart:line">
            <chart:data-point chart:repeated="3"/>
          </chart:series>
          <chart:series chart:style-name="ch10" chart:values-cell-range-address="benchmark_results.L132:benchmark_results.N132" chart:label-cell-address="benchmark_results.K132:benchmark_results.K13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013618138">
                <text:p>0.013618138</text:p>
                <draw:g>
                  <svg:desc>benchmark_results.L128:benchmark_results.N128</svg:desc>
                </draw:g>
              </table:table-cell>
              <table:table-cell office:value-type="float" office:value="0.13062226">
                <text:p>0.13062226</text:p>
              </table:table-cell>
              <table:table-cell office:value-type="float" office:value="3.531478912">
                <text:p>3.531478912</text:p>
              </table:table-cell>
            </table:table-row>
          </table:table-header-rows>
          <table:table-rows>
            <table:table-row>
              <table:table-cell office:value-type="string">
                <text:p>mapTR’*</text:p>
                <draw:g>
                  <svg:desc>benchmark_results.K129:benchmark_results.K129</svg:desc>
                </draw:g>
              </table:table-cell>
              <table:table-cell office:value-type="float" office:value="0.016762503">
                <text:p>0.016762503</text:p>
                <draw:g>
                  <svg:desc>benchmark_results.L129:benchmark_results.N129</svg:desc>
                </draw:g>
              </table:table-cell>
              <table:table-cell office:value-type="float" office:value="0.146831114">
                <text:p>0.146831114</text:p>
              </table:table-cell>
              <table:table-cell office:value-type="float" office:value="2.696805337">
                <text:p>2.69680533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K130:benchmark_results.K130</svg:desc>
                </draw:g>
              </table:table-cell>
              <table:table-cell office:value-type="float" office:value="0.059182896">
                <text:p>0.059182896</text:p>
                <draw:g>
                  <svg:desc>benchmark_results.L130:benchmark_results.N130</svg:desc>
                </draw:g>
              </table:table-cell>
              <table:table-cell office:value-type="float" office:value="0.482368146">
                <text:p>0.482368146</text:p>
              </table:table-cell>
              <table:table-cell office:value-type="float" office:value="3.801691412">
                <text:p>3.801691412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K131:benchmark_results.K131</svg:desc>
                </draw:g>
              </table:table-cell>
              <table:table-cell office:value-type="float" office:value="0.067793635">
                <text:p>0.067793635</text:p>
                <draw:g>
                  <svg:desc>benchmark_results.L131:benchmark_results.N131</svg:desc>
                </draw:g>
              </table:table-cell>
              <table:table-cell office:value-type="float" office:value="0.546786678">
                <text:p>0.546786678</text:p>
              </table:table-cell>
              <table:table-cell office:value-type="float" office:value="4.316164037">
                <text:p>4.316164037</text:p>
              </table:table-cell>
            </table:table-row>
            <table:table-row>
              <table:table-cell office:value-type="string">
                <text:p/>
                <draw:g>
                  <svg:desc>benchmark_results.K132:benchmark_results.K132</svg:desc>
                </draw:g>
              </table:table-cell>
              <table:table-cell office:value-type="float" office:value="NaN">
                <text:p>NaN</text:p>
                <draw:g>
                  <svg:desc>benchmark_results.L132:benchmark_results.N1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P128:benchmark_results.R132 benchmark_results.O129:benchmark_results.O132" chart:data-source-has-labels="both" svg:x="0.1cm" svg:y="1.115cm" svg:width="4.801cm" svg:height="3.786cm">
          <chart:coordinate-region svg:x="1.012cm" svg:y="1.115cm" svg:width="3.748cm" svg:height="1.262cm"/>
          <chart:axis chart:dimension="x" chart:name="primary-x" chart:style-name="ch4" chartooo:axis-type="auto">
            <chartooo:date-scale/>
            <chart:categories table:cell-range-address="benchmark_results.P128:benchmark_results.R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29:benchmark_results.R129" chart:label-cell-address="benchmark_results.O129:benchmark_results.O129" chart:class="chart:line">
            <chart:data-point chart:repeated="3"/>
          </chart:series>
          <chart:series chart:style-name="ch8" chart:values-cell-range-address="benchmark_results.P130:benchmark_results.R130" chart:label-cell-address="benchmark_results.O130:benchmark_results.O130" chart:class="chart:line">
            <chart:data-point chart:repeated="3"/>
          </chart:series>
          <chart:series chart:style-name="ch9" chart:values-cell-range-address="benchmark_results.P131:benchmark_results.R131" chart:label-cell-address="benchmark_results.O131:benchmark_results.O131" chart:class="chart:line">
            <chart:data-point chart:repeated="3"/>
          </chart:series>
          <chart:series chart:style-name="ch10" chart:values-cell-range-address="benchmark_results.P132:benchmark_results.R132" chart:label-cell-address="benchmark_results.O132:benchmark_results.O13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benchmark_results.P128:benchmark_results.R128</svg:desc>
                </draw:g>
              </table:table-cell>
              <table:table-cell office:value-type="string">
                <text:p>map*</text:p>
              </table:table-cell>
              <table:table-cell office:value-type="float" office:value="0.101574897766113">
                <text:p>0.101574897766113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benchmark_results.O129:benchmark_results.O129</svg:desc>
                </draw:g>
              </table:table-cell>
              <table:table-cell office:value-type="float" office:value="NaN">
                <text:p>NaN</text:p>
                <draw:g>
                  <svg:desc>benchmark_results.P129:benchmark_results.R1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622701644897461">
                <text:p>0.0622701644897461</text:p>
              </table:table-cell>
            </table:table-row>
            <table:table-row>
              <table:table-cell office:value-type="string">
                <text:p/>
                <draw:g>
                  <svg:desc>benchmark_results.O130:benchmark_results.O130</svg:desc>
                </draw:g>
              </table:table-cell>
              <table:table-cell office:value-type="float" office:value="NaN">
                <text:p>NaN</text:p>
                <draw:g>
                  <svg:desc>benchmark_results.P130:benchmark_results.R1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782670974731445">
                <text:p>0.0782670974731445</text:p>
              </table:table-cell>
            </table:table-row>
            <table:table-row>
              <table:table-cell office:value-type="string">
                <text:p/>
                <draw:g>
                  <svg:desc>benchmark_results.O131:benchmark_results.O131</svg:desc>
                </draw:g>
              </table:table-cell>
              <table:table-cell office:value-type="float" office:value="NaN">
                <text:p>NaN</text:p>
                <draw:g>
                  <svg:desc>benchmark_results.P131:benchmark_results.R1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939264297485352">
                <text:p>0.0939264297485352</text:p>
              </table:table-cell>
            </table:table-row>
            <table:table-row>
              <table:table-cell office:value-type="string">
                <text:p/>
                <draw:g>
                  <svg:desc>benchmark_results.O132:benchmark_results.O132</svg:desc>
                </draw:g>
              </table:table-cell>
              <table:table-cell office:value-type="float" office:value="NaN">
                <text:p>NaN</text:p>
                <draw:g>
                  <svg:desc>benchmark_results.P132:benchmark_results.R1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legend chart:legend-position="end" svg:x="0cm" svg:y="1.634cm" style:legend-expansion="custom" svg:width="5.001cm" svg:height="1.914cm" style:legend-expansion-aspect-ratio="2.6128526645768" chart:style-name="ch2"/>
        <chart:plot-area chart:style-name="ch3" table:cell-range-address="benchmark_results.P128:benchmark_results.R132 benchmark_results.O129:benchmark_results.O132" chart:data-source-has-labels="both" svg:x="0cm" svg:y="0cm" svg:width="0cm" svg:height="0cm">
          <chart:coordinate-region svg:x="0.617cm" svg:y="1.036cm" svg:width="0cm" svg:height="3.272cm"/>
          <chart:axis chart:dimension="x" chart:name="primary-x" chart:style-name="ch4" chartooo:axis-type="auto">
            <chartooo:date-scale/>
            <chart:categories table:cell-range-address="benchmark_results.P128:benchmark_results.R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29:benchmark_results.R129" chart:label-cell-address="benchmark_results.O129:benchmark_results.O129" chart:class="chart:line">
            <chart:data-point chart:repeated="3"/>
          </chart:series>
          <chart:series chart:style-name="ch8" chart:values-cell-range-address="benchmark_results.P130:benchmark_results.R130" chart:label-cell-address="benchmark_results.O130:benchmark_results.O130" chart:class="chart:line">
            <chart:data-point chart:repeated="3"/>
          </chart:series>
          <chart:series chart:style-name="ch9" chart:values-cell-range-address="benchmark_results.P131:benchmark_results.R131" chart:label-cell-address="benchmark_results.O131:benchmark_results.O131" chart:class="chart:line">
            <chart:data-point chart:repeated="3"/>
          </chart:series>
          <chart:series chart:style-name="ch10" chart:values-cell-range-address="benchmark_results.P132:benchmark_results.R132" chart:label-cell-address="benchmark_results.O132:benchmark_results.O13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benchmark_results.P128:benchmark_results.R128</svg:desc>
                </draw:g>
              </table:table-cell>
              <table:table-cell office:value-type="string">
                <text:p>map*</text:p>
              </table:table-cell>
              <table:table-cell office:value-type="float" office:value="0.101574897766113">
                <text:p>0.101574897766113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benchmark_results.O129:benchmark_results.O129</svg:desc>
                </draw:g>
              </table:table-cell>
              <table:table-cell office:value-type="float" office:value="NaN">
                <text:p>NaN</text:p>
                <draw:g>
                  <svg:desc>benchmark_results.P129:benchmark_results.R1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622701644897461">
                <text:p>0.0622701644897461</text:p>
              </table:table-cell>
            </table:table-row>
            <table:table-row>
              <table:table-cell office:value-type="string">
                <text:p/>
                <draw:g>
                  <svg:desc>benchmark_results.O130:benchmark_results.O130</svg:desc>
                </draw:g>
              </table:table-cell>
              <table:table-cell office:value-type="float" office:value="NaN">
                <text:p>NaN</text:p>
                <draw:g>
                  <svg:desc>benchmark_results.P130:benchmark_results.R1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782670974731445">
                <text:p>0.0782670974731445</text:p>
              </table:table-cell>
            </table:table-row>
            <table:table-row>
              <table:table-cell office:value-type="string">
                <text:p/>
                <draw:g>
                  <svg:desc>benchmark_results.O131:benchmark_results.O131</svg:desc>
                </draw:g>
              </table:table-cell>
              <table:table-cell office:value-type="float" office:value="NaN">
                <text:p>NaN</text:p>
                <draw:g>
                  <svg:desc>benchmark_results.P131:benchmark_results.R1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939264297485352">
                <text:p>0.0939264297485352</text:p>
              </table:table-cell>
            </table:table-row>
            <table:table-row>
              <table:table-cell office:value-type="string">
                <text:p/>
                <draw:g>
                  <svg:desc>benchmark_results.O132:benchmark_results.O132</svg:desc>
                </draw:g>
              </table:table-cell>
              <table:table-cell office:value-type="float" office:value="NaN">
                <text:p>NaN</text:p>
                <draw:g>
                  <svg:desc>benchmark_results.P132:benchmark_results.R1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9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501cm" svg:height="5.001cm" xlink:href=".." xlink:type="simple" chart:class="chart:line" chart:style-name="ch1">
        <chart:legend chart:legend-position="end" svg:x="0cm" svg:y="1.25cm" style:legend-expansion="custom" svg:width="4.501cm" svg:height="2.5cm" style:legend-expansion-aspect-ratio="1.8004" chart:style-name="ch2"/>
        <chart:plot-area chart:style-name="ch3" table:cell-range-address="benchmark_results.R2:benchmark_results.U5 benchmark_results.Q3:benchmark_results.Q5" chart:data-source-has-labels="both" svg:x="0cm" svg:y="0cm" svg:width="0cm" svg:height="0cm">
          <chart:coordinate-region svg:x="0.541cm" svg:y="1.219cm" svg:width="0cm" svg:height="3.089cm"/>
          <chart:axis chart:dimension="x" chart:name="primary-x" chart:style-name="ch4" chartooo:axis-type="auto">
            <chartooo:date-scale/>
            <chart:categories table:cell-range-address="benchmark_results.R2:benchmark_results.U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3:benchmark_results.U3" chart:label-cell-address="benchmark_results.Q3:benchmark_results.Q3" chart:class="chart:line">
            <chart:data-point chart:repeated="4"/>
          </chart:series>
          <chart:series chart:style-name="ch8" chart:values-cell-range-address="benchmark_results.R4:benchmark_results.U4" chart:label-cell-address="benchmark_results.Q4:benchmark_results.Q4" chart:class="chart:line">
            <chart:data-point chart:repeated="4"/>
          </chart:series>
          <chart:series chart:style-name="ch9" chart:values-cell-range-address="benchmark_results.R5:benchmark_results.U5" chart:label-cell-address="benchmark_results.Q5:benchmark_results.Q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2:benchmark_results.U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Q3:benchmark_results.Q3</svg:desc>
                </draw:g>
              </table:table-cell>
              <table:table-cell office:value-type="float" office:value="0.06">
                <text:p>0.06</text:p>
                <draw:g>
                  <svg:desc>benchmark_results.R3:benchmark_results.U3</svg:desc>
                </draw:g>
              </table:table-cell>
              <table:table-cell office:value-type="float" office:value="0.478">
                <text:p>0.478</text:p>
              </table:table-cell>
              <table:table-cell office:value-type="float" office:value="3.7">
                <text:p>3.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Q4:benchmark_results.Q4</svg:desc>
                </draw:g>
              </table:table-cell>
              <table:table-cell office:value-type="float" office:value="0.063">
                <text:p>0.063</text:p>
                <draw:g>
                  <svg:desc>benchmark_results.R4:benchmark_results.U4</svg:desc>
                </draw:g>
              </table:table-cell>
              <table:table-cell office:value-type="float" office:value="0.501">
                <text:p>0.501</text:p>
              </table:table-cell>
              <table:table-cell office:value-type="float" office:value="3.9">
                <text:p>3.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Q5:benchmark_results.Q5</svg:desc>
                </draw:g>
              </table:table-cell>
              <table:table-cell office:value-type="float" office:value="0.079">
                <text:p>0.079</text:p>
                <draw:g>
                  <svg:desc>benchmark_results.R5:benchmark_results.U5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3.7">
                <text:p>3.7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543cm" svg:y="0.235cm" chart:style-name="ch2">
          <text:p>Time (ms)</text:p>
        </chart:title>
        <chart:plot-area chart:style-name="ch3" table:cell-range-address="benchmark_results.L2:benchmark_results.P5 benchmark_results.K3:benchmark_results.K5" chart:data-source-has-labels="both" svg:x="0.1cm" svg:y="1.002cm" svg:width="4.801cm" svg:height="3.899cm">
          <chart:coordinate-region svg:x="0.986cm" svg:y="1.202cm" svg:width="3.774cm" svg:height="2.719cm"/>
          <chart:axis chart:dimension="x" chart:name="primary-x" chart:style-name="ch4" chartooo:axis-type="auto">
            <chartooo:date-scale/>
            <chart:categories table:cell-range-address="benchmark_results.L2:benchmark_results.P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3:benchmark_results.P3" chart:label-cell-address="benchmark_results.K3:benchmark_results.K3" chart:class="chart:line">
            <chart:data-point chart:repeated="5"/>
          </chart:series>
          <chart:series chart:style-name="ch8" chart:values-cell-range-address="benchmark_results.L4:benchmark_results.P4" chart:label-cell-address="benchmark_results.K4:benchmark_results.K4" chart:class="chart:line">
            <chart:data-point chart:repeated="5"/>
          </chart:series>
          <chart:series chart:style-name="ch9" chart:values-cell-range-address="benchmark_results.L5:benchmark_results.P5" chart:label-cell-address="benchmark_results.K5:benchmark_results.K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2:benchmark_results.P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K3:benchmark_results.K3</svg:desc>
                </draw:g>
              </table:table-cell>
              <table:table-cell office:value-type="float" office:value="0.014">
                <text:p>0.014</text:p>
                <draw:g>
                  <svg:desc>benchmark_results.L3:benchmark_results.P3</svg:desc>
                </draw:g>
              </table:table-cell>
              <table:table-cell office:value-type="float" office:value="0.122">
                <text:p>0.122</text:p>
              </table:table-cell>
              <table:table-cell office:value-type="float" office:value="1.78">
                <text:p>1.78</text:p>
              </table:table-cell>
              <table:table-cell office:value-type="float" office:value="32.8">
                <text:p>32.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K4:benchmark_results.K4</svg:desc>
                </draw:g>
              </table:table-cell>
              <table:table-cell office:value-type="float" office:value="0.0162">
                <text:p>0.0162</text:p>
                <draw:g>
                  <svg:desc>benchmark_results.L4:benchmark_results.P4</svg:desc>
                </draw:g>
              </table:table-cell>
              <table:table-cell office:value-type="float" office:value="0.135">
                <text:p>0.135</text:p>
              </table:table-cell>
              <table:table-cell office:value-type="float" office:value="1.96">
                <text:p>1.96</text:p>
              </table:table-cell>
              <table:table-cell office:value-type="float" office:value="31.6">
                <text:p>31.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K5:benchmark_results.K5</svg:desc>
                </draw:g>
              </table:table-cell>
              <table:table-cell office:value-type="float" office:value="0.0567">
                <text:p>0.0567</text:p>
                <draw:g>
                  <svg:desc>benchmark_results.L5:benchmark_results.P5</svg:desc>
                </draw:g>
              </table:table-cell>
              <table:table-cell office:value-type="float" office:value="0.471">
                <text:p>0.471</text:p>
              </table:table-cell>
              <table:table-cell office:value-type="float" office:value="4.18">
                <text:p>4.18</text:p>
              </table:table-cell>
              <table:table-cell office:value-type="float" office:value="39.9">
                <text:p>39.9</text:p>
              </table:table-cell>
              <table:table-cell office:value-type="float" office:value="481">
                <text:p>4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88cm" svg:height="5.465cm" xlink:href=".." xlink:type="simple" chart:class="chart:line" chart:style-name="ch1">
        <chart:title svg:x="3.865cm" svg:y="0.245cm" chart:style-name="ch2">
          <text:p>Model</text:p>
        </chart:title>
        <chart:legend chart:legend-position="end" svg:x="4.378cm" svg:y="1.935cm" style:legend-expansion="high" chart:style-name="ch3"/>
        <chart:plot-area chart:style-name="ch4" table:cell-range-address="benchmark_results.R2:benchmark_results.U5 benchmark_results.Q3:benchmark_results.Q5" chart:data-source-has-labels="both" svg:x="0.181cm" svg:y="1.133cm" svg:width="4.016cm" svg:height="4.223cm">
          <chart:coordinate-region svg:x="1.093cm" svg:y="1.333cm" svg:width="2.745cm" svg:height="3.376cm"/>
          <chart:axis chart:dimension="x" chart:name="primary-x" chart:style-name="ch5" chartooo:axis-type="auto">
            <chartooo:date-scale/>
            <chart:categories table:cell-range-address="benchmark_results.R2:benchmark_results.U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R3:benchmark_results.U3" chart:label-cell-address="benchmark_results.Q3:benchmark_results.Q3" chart:class="chart:line">
            <chart:data-point chart:repeated="4"/>
          </chart:series>
          <chart:series chart:style-name="ch9" chart:values-cell-range-address="benchmark_results.R4:benchmark_results.U4" chart:label-cell-address="benchmark_results.Q4:benchmark_results.Q4" chart:class="chart:line">
            <chart:data-point chart:repeated="4"/>
          </chart:series>
          <chart:series chart:style-name="ch10" chart:values-cell-range-address="benchmark_results.R5:benchmark_results.U5" chart:label-cell-address="benchmark_results.Q5:benchmark_results.Q5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2:benchmark_results.U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Q3:benchmark_results.Q3</svg:desc>
                </draw:g>
              </table:table-cell>
              <table:table-cell office:value-type="float" office:value="0.06">
                <text:p>0.06</text:p>
                <draw:g>
                  <svg:desc>benchmark_results.R3:benchmark_results.U3</svg:desc>
                </draw:g>
              </table:table-cell>
              <table:table-cell office:value-type="float" office:value="0.478">
                <text:p>0.478</text:p>
              </table:table-cell>
              <table:table-cell office:value-type="float" office:value="3.7">
                <text:p>3.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Q4:benchmark_results.Q4</svg:desc>
                </draw:g>
              </table:table-cell>
              <table:table-cell office:value-type="float" office:value="0.063">
                <text:p>0.063</text:p>
                <draw:g>
                  <svg:desc>benchmark_results.R4:benchmark_results.U4</svg:desc>
                </draw:g>
              </table:table-cell>
              <table:table-cell office:value-type="float" office:value="0.501">
                <text:p>0.501</text:p>
              </table:table-cell>
              <table:table-cell office:value-type="float" office:value="3.9">
                <text:p>3.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Q5:benchmark_results.Q5</svg:desc>
                </draw:g>
              </table:table-cell>
              <table:table-cell office:value-type="float" office:value="0.079">
                <text:p>0.079</text:p>
                <draw:g>
                  <svg:desc>benchmark_results.R5:benchmark_results.U5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3.7">
                <text:p>3.7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2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P2:benchmark_results.R6 benchmark_results.O3:benchmark_results.O6" chart:data-source-has-labels="both" svg:x="0.1cm" svg:y="1.115cm" svg:width="4.801cm" svg:height="3.786cm">
          <chart:coordinate-region svg:x="1.012cm" svg:y="1.115cm" svg:width="3.53cm" svg:height="3.139cm"/>
          <chart:axis chart:dimension="x" chart:name="primary-x" chart:style-name="ch4" chartooo:axis-type="auto">
            <chartooo:date-scale/>
            <chart:categories table:cell-range-address="benchmark_results.P2:benchmark_results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8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9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0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2</text:p>
                <draw:g>
                  <svg:desc>benchmark_results.P2:benchmark_results.R2</svg:desc>
                </draw:g>
              </table:table-cell>
              <table:table-cell office:value-type="string">
                <text:p/>
              </table:table-cell>
              <table:table-cell office:value-type="string">
                <text:p>2^10</text:p>
              </table:table-cell>
            </table:table-row>
          </table:table-header-rows>
          <table:table-rows>
            <table:table-row>
              <table:table-cell office:value-type="string">
                <text:p>32,8</text:p>
                <draw:g>
                  <svg:desc>benchmark_results.O3:benchmark_results.O3</svg:desc>
                </draw:g>
              </table:table-cell>
              <table:table-cell office:value-type="float" office:value="189">
                <text:p>189</text:p>
                <draw:g>
                  <svg:desc>benchmark_results.P3:benchmark_results.R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1,6</text:p>
                <draw:g>
                  <svg:desc>benchmark_results.O4:benchmark_results.O4</svg:desc>
                </draw:g>
              </table:table-cell>
              <table:table-cell office:value-type="float" office:value="269">
                <text:p>269</text:p>
                <draw:g>
                  <svg:desc>benchmark_results.P4:benchmark_results.R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9,9</text:p>
                <draw:g>
                  <svg:desc>benchmark_results.O5:benchmark_results.O5</svg:desc>
                </draw:g>
              </table:table-cell>
              <table:table-cell office:value-type="float" office:value="481">
                <text:p>481</text:p>
                <draw:g>
                  <svg:desc>benchmark_results.P5:benchmark_results.R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/>
                <draw:g>
                  <svg:desc>benchmark_results.O6:benchmark_results.O6</svg:desc>
                </draw:g>
              </table:table-cell>
              <table:table-cell office:value-type="float" office:value="NaN">
                <text:p>NaN</text:p>
                <draw:g>
                  <svg:desc>benchmark_results.P6:benchmark_results.R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L2:benchmark_results.N6 benchmark_results.K3:benchmark_results.K6" chart:data-source-has-labels="both" svg:x="0.1cm" svg:y="1.115cm" svg:width="4.801cm" svg:height="3.786cm">
          <chart:coordinate-region svg:x="1.012cm" svg:y="1.314cm" svg:width="3.53cm" svg:height="2.94cm"/>
          <chart:axis chart:dimension="x" chart:name="primary-x" chart:style-name="ch4" chartooo:axis-type="auto">
            <chartooo:date-scale/>
            <chart:categories table:cell-range-address="benchmark_results.L2:benchmark_results.N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3:benchmark_results.N3" chart:label-cell-address="benchmark_results.K3:benchmark_results.K3" chart:class="chart:line">
            <chart:data-point chart:repeated="3"/>
          </chart:series>
          <chart:series chart:style-name="ch8" chart:values-cell-range-address="benchmark_results.L4:benchmark_results.N4" chart:label-cell-address="benchmark_results.K4:benchmark_results.K4" chart:class="chart:line">
            <chart:data-point chart:repeated="3"/>
          </chart:series>
          <chart:series chart:style-name="ch9" chart:values-cell-range-address="benchmark_results.L5:benchmark_results.N5" chart:label-cell-address="benchmark_results.K5:benchmark_results.K5" chart:class="chart:line">
            <chart:data-point chart:repeated="3"/>
          </chart:series>
          <chart:series chart:style-name="ch10" chart:values-cell-range-address="benchmark_results.L6:benchmark_results.N6" chart:label-cell-address="benchmark_results.K6:benchmark_results.K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2:benchmark_results.N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K3:benchmark_results.K3</svg:desc>
                </draw:g>
              </table:table-cell>
              <table:table-cell office:value-type="float" office:value="0.014">
                <text:p>0.014</text:p>
                <draw:g>
                  <svg:desc>benchmark_results.L3:benchmark_results.N3</svg:desc>
                </draw:g>
              </table:table-cell>
              <table:table-cell office:value-type="float" office:value="0.122">
                <text:p>0.12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K4:benchmark_results.K4</svg:desc>
                </draw:g>
              </table:table-cell>
              <table:table-cell office:value-type="float" office:value="0.0162">
                <text:p>0.0162</text:p>
                <draw:g>
                  <svg:desc>benchmark_results.L4:benchmark_results.N4</svg:desc>
                </draw:g>
              </table:table-cell>
              <table:table-cell office:value-type="float" office:value="0.135">
                <text:p>0.13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K5:benchmark_results.K5</svg:desc>
                </draw:g>
              </table:table-cell>
              <table:table-cell office:value-type="float" office:value="0.0567">
                <text:p>0.0567</text:p>
                <draw:g>
                  <svg:desc>benchmark_results.L5:benchmark_results.N5</svg:desc>
                </draw:g>
              </table:table-cell>
              <table:table-cell office:value-type="float" office:value="0.471">
                <text:p>0.47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/>
                <draw:g>
                  <svg:desc>benchmark_results.K6:benchmark_results.K6</svg:desc>
                </draw:g>
              </table:table-cell>
              <table:table-cell office:value-type="float" office:value="NaN">
                <text:p>NaN</text:p>
                <draw:g>
                  <svg:desc>benchmark_results.L6:benchmark_results.N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legend chart:legend-position="end" svg:x="0cm" svg:y="1.543cm" style:legend-expansion="custom" svg:width="5.001cm" svg:height="1.914cm" style:legend-expansion-aspect-ratio="2.6128526645768" chart:style-name="ch2"/>
        <chart:plot-area chart:style-name="ch3" table:cell-range-address="benchmark_results.P2:benchmark_results.R6 benchmark_results.O3:benchmark_results.O6" chart:data-source-has-labels="both" svg:x="0cm" svg:y="0cm" svg:width="0cm" svg:height="0cm">
          <chart:coordinate-region svg:x="0.849cm" svg:y="0.281cm" svg:width="0cm" svg:height="4.027cm"/>
          <chart:axis chart:dimension="x" chart:name="primary-x" chart:style-name="ch4" chartooo:axis-type="auto">
            <chartooo:date-scale/>
            <chart:categories table:cell-range-address="benchmark_results.P2:benchmark_results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8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9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0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2</text:p>
                <draw:g>
                  <svg:desc>benchmark_results.P2:benchmark_results.R2</svg:desc>
                </draw:g>
              </table:table-cell>
              <table:table-cell office:value-type="string">
                <text:p/>
              </table:table-cell>
              <table:table-cell office:value-type="string">
                <text:p>2^10</text:p>
              </table:table-cell>
            </table:table-row>
          </table:table-header-rows>
          <table:table-rows>
            <table:table-row>
              <table:table-cell office:value-type="string">
                <text:p>32,8</text:p>
                <draw:g>
                  <svg:desc>benchmark_results.O3:benchmark_results.O3</svg:desc>
                </draw:g>
              </table:table-cell>
              <table:table-cell office:value-type="float" office:value="189">
                <text:p>189</text:p>
                <draw:g>
                  <svg:desc>benchmark_results.P3:benchmark_results.R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1,6</text:p>
                <draw:g>
                  <svg:desc>benchmark_results.O4:benchmark_results.O4</svg:desc>
                </draw:g>
              </table:table-cell>
              <table:table-cell office:value-type="float" office:value="269">
                <text:p>269</text:p>
                <draw:g>
                  <svg:desc>benchmark_results.P4:benchmark_results.R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9,9</text:p>
                <draw:g>
                  <svg:desc>benchmark_results.O5:benchmark_results.O5</svg:desc>
                </draw:g>
              </table:table-cell>
              <table:table-cell office:value-type="float" office:value="481">
                <text:p>481</text:p>
                <draw:g>
                  <svg:desc>benchmark_results.P5:benchmark_results.R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/>
                <draw:g>
                  <svg:desc>benchmark_results.O6:benchmark_results.O6</svg:desc>
                </draw:g>
              </table:table-cell>
              <table:table-cell office:value-type="float" office:value="NaN">
                <text:p>NaN</text:p>
                <draw:g>
                  <svg:desc>benchmark_results.P6:benchmark_results.R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L198:benchmark_results.N200 benchmark_results.K199:benchmark_results.K200" chart:data-source-has-labels="both" svg:x="0.1cm" svg:y="1.115cm" svg:width="4.801cm" svg:height="3.786cm">
          <chart:coordinate-region svg:x="1.626cm" svg:y="1.314cm" svg:width="3.134cm" svg:height="1.673cm"/>
          <chart:axis chart:dimension="x" chart:name="primary-x" chart:style-name="ch4" chartooo:axis-type="auto">
            <chartooo:date-scale/>
            <chart:categories table:cell-range-address="benchmark_results.L198:benchmark_results.N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199:benchmark_results.N199" chart:label-cell-address="benchmark_results.K199:benchmark_results.K199" chart:class="chart:line">
            <chart:data-point chart:repeated="3"/>
          </chart:series>
          <chart:series chart:style-name="ch8" chart:values-cell-range-address="benchmark_results.L200:benchmark_results.N200" chart:label-cell-address="benchmark_results.K200:benchmark_results.K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680342896">
                <text:p>0.680342896</text:p>
                <draw:g>
                  <svg:desc>benchmark_results.L198:benchmark_results.N198</svg:desc>
                </draw:g>
              </table:table-cell>
              <table:table-cell office:value-type="float" office:value="13.7614069">
                <text:p>13.7614069</text:p>
              </table:table-cell>
              <table:table-cell office:value-type="float" office:value="169.0473348">
                <text:p>169.0473348</text:p>
              </table:table-cell>
            </table:table-row>
          </table:table-header-rows>
          <table:table-rows>
            <table:table-row>
              <table:table-cell office:value-type="string">
                <text:p>relabelDPS</text:p>
                <draw:g>
                  <svg:desc>benchmark_results.K199:benchmark_results.K199</svg:desc>
                </draw:g>
              </table:table-cell>
              <table:table-cell office:value-type="float" office:value="0.148331652">
                <text:p>0.148331652</text:p>
                <draw:g>
                  <svg:desc>benchmark_results.L199:benchmark_results.N199</svg:desc>
                </draw:g>
              </table:table-cell>
              <table:table-cell office:value-type="float" office:value="1.294023275">
                <text:p>1.294023275</text:p>
              </table:table-cell>
              <table:table-cell office:value-type="float" office:value="23.3457538">
                <text:p>23.3457538</text:p>
              </table:table-cell>
            </table:table-row>
            <table:table-row>
              <table:table-cell office:value-type="string">
                <text:p/>
                <draw:g>
                  <svg:desc>benchmark_results.K200:benchmark_results.K200</svg:desc>
                </draw:g>
              </table:table-cell>
              <table:table-cell office:value-type="float" office:value="NaN">
                <text:p>NaN</text:p>
                <draw:g>
                  <svg:desc>benchmark_results.L200:benchmark_results.N20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1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P198:benchmark_results.R200 benchmark_results.O199:benchmark_results.O200" chart:data-source-has-labels="both" svg:x="0.1cm" svg:y="1.115cm" svg:width="4.801cm" svg:height="3.786cm">
          <chart:coordinate-region svg:x="0.827cm" svg:y="1.115cm" svg:width="3.934cm" svg:height="1.262cm"/>
          <chart:axis chart:dimension="x" chart:name="primary-x" chart:style-name="ch4" chartooo:axis-type="auto">
            <chartooo:date-scale/>
            <chart:categories table:cell-range-address="benchmark_results.P198:benchmark_results.R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99:benchmark_results.R199" chart:label-cell-address="benchmark_results.O199:benchmark_results.O199" chart:class="chart:line">
            <chart:data-point chart:repeated="3"/>
          </chart:series>
          <chart:series chart:style-name="ch8" chart:values-cell-range-address="benchmark_results.P200:benchmark_results.R200" chart:label-cell-address="benchmark_results.O200:benchmark_results.O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benchmark_results.P198:benchmark_results.R198</svg:desc>
                </draw:g>
              </table:table-cell>
              <table:table-cell office:value-type="string">
                <text:p>relabelPhases*</text:p>
              </table:table-cell>
              <table:table-cell office:value-type="float" office:value="1.94104385375977">
                <text:p>1.94104385375977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benchmark_results.O199:benchmark_results.O199</svg:desc>
                </draw:g>
              </table:table-cell>
              <table:table-cell office:value-type="float" office:value="NaN">
                <text:p>NaN</text:p>
                <draw:g>
                  <svg:desc>benchmark_results.P199:benchmark_results.R19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438697814941406">
                <text:p>0.438697814941406</text:p>
              </table:table-cell>
            </table:table-row>
            <table:table-row>
              <table:table-cell office:value-type="string">
                <text:p/>
                <draw:g>
                  <svg:desc>benchmark_results.O200:benchmark_results.O200</svg:desc>
                </draw:g>
              </table:table-cell>
              <table:table-cell office:value-type="float" office:value="NaN">
                <text:p>NaN</text:p>
                <draw:g>
                  <svg:desc>benchmark_results.P200:benchmark_results.R20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041cm" svg:y="0.235cm" chart:style-name="ch2">
          <text:p>Peak Memory (MiB)</text:p>
        </chart:title>
        <chart:plot-area chart:style-name="ch3" table:cell-range-address="benchmark_results.T198:benchmark_results.V200 benchmark_results.S199:benchmark_results.S200" chart:data-source-has-labels="both" svg:x="0.1cm" svg:y="1.618cm" svg:width="4.801cm" svg:height="3.283cm">
          <chart:coordinate-region svg:x="1.542cm" svg:y="1.618cm" svg:width="3.359cm" svg:height="2.636cm"/>
          <chart:axis chart:dimension="x" chart:name="primary-x" chart:style-name="ch4" chartooo:axis-type="auto">
            <chartooo:date-scale/>
            <chart:categories table:cell-range-address="benchmark_results.T198:benchmark_results.V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T199:benchmark_results.V199" chart:label-cell-address="benchmark_results.S199:benchmark_results.S199" chart:class="chart:line">
            <chart:data-point chart:repeated="3"/>
          </chart:series>
          <chart:series chart:style-name="ch8" chart:values-cell-range-address="benchmark_results.T200:benchmark_results.V200" chart:label-cell-address="benchmark_results.S200:benchmark_results.S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24.991590499878">
                <text:p>124.991590499878</text:p>
                <draw:g>
                  <svg:desc>benchmark_results.T198:benchmark_results.V198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3,29497814178467</text:p>
                <draw:g>
                  <svg:desc>benchmark_results.S199:benchmark_results.S199</svg:desc>
                </draw:g>
              </table:table-cell>
              <table:table-cell office:value-type="float" office:value="25.4743309020996">
                <text:p>25.4743309020996</text:p>
                <draw:g>
                  <svg:desc>benchmark_results.T199:benchmark_results.V19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benchmark_results.S200:benchmark_results.S200</svg:desc>
                </draw:g>
              </table:table-cell>
              <table:table-cell office:value-type="float" office:value="NaN">
                <text:p>NaN</text:p>
                <draw:g>
                  <svg:desc>benchmark_results.T200:benchmark_results.V20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2.417cm" svg:y="0.235cm" chart:style-name="ch2">
          <text:p>
</text:p>
        </chart:title>
        <chart:legend chart:legend-position="end" svg:x="0cm" svg:y="2.132cm" style:legend-expansion="custom" svg:width="5.001cm" svg:height="1.003cm" style:legend-expansion-aspect-ratio="4.98604187437687" chart:style-name="ch3"/>
        <chart:plot-area chart:style-name="ch4" table:cell-range-address="benchmark_results.T198:benchmark_results.V200 benchmark_results.S199:benchmark_results.S200" chart:data-source-has-labels="both" svg:x="0cm" svg:y="0cm" svg:width="0cm" svg:height="0cm">
          <chart:coordinate-region svg:x="0.452cm" svg:y="1.036cm" svg:width="0cm" svg:height="3.272cm"/>
          <chart:axis chart:dimension="x" chart:name="primary-x" chart:style-name="ch5" chartooo:axis-type="auto">
            <chartooo:date-scale/>
            <chart:categories table:cell-range-address="benchmark_results.T198:benchmark_results.V19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T199:benchmark_results.V199" chart:label-cell-address="benchmark_results.S199:benchmark_results.S199" chart:class="chart:line">
            <chart:data-point chart:repeated="3"/>
          </chart:series>
          <chart:series chart:style-name="ch9" chart:values-cell-range-address="benchmark_results.T200:benchmark_results.V200" chart:label-cell-address="benchmark_results.S200:benchmark_results.S20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24.991590499878">
                <text:p>124.991590499878</text:p>
                <draw:g>
                  <svg:desc>benchmark_results.T198:benchmark_results.V198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3,29497814178467</text:p>
                <draw:g>
                  <svg:desc>benchmark_results.S199:benchmark_results.S199</svg:desc>
                </draw:g>
              </table:table-cell>
              <table:table-cell office:value-type="float" office:value="25.4743309020996">
                <text:p>25.4743309020996</text:p>
                <draw:g>
                  <svg:desc>benchmark_results.T199:benchmark_results.V19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benchmark_results.S200:benchmark_results.S200</svg:desc>
                </draw:g>
              </table:table-cell>
              <table:table-cell office:value-type="float" office:value="NaN">
                <text:p>NaN</text:p>
                <draw:g>
                  <svg:desc>benchmark_results.T200:benchmark_results.V20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127ec2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49b7a8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eb9bc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001cm" svg:height="5.001cm" xlink:href=".." xlink:type="simple" chart:class="chart:bar" chart:style-name="ch1">
        <chart:plot-area chart:style-name="ch2" table:cell-range-address="benchmark_results.K176:benchmark_results.O178 benchmark_results.L175:benchmark_results.O175" chart:data-source-has-labels="both" svg:x="1.191cm" svg:y="0.1cm" svg:width="6.889cm" svg:height="4.801cm">
          <chart:coordinate-region svg:x="1.812cm" svg:y="0.3cm" svg:width="5.646cm" svg:height="3.954cm"/>
          <chart:axis chart:dimension="x" chart:name="primary-x" chart:style-name="ch3" chartooo:axis-type="auto">
            <chartooo:date-scale/>
            <chart:categories table:cell-range-address="benchmark_results.K176:benchmark_results.K178"/>
          </chart:axis>
          <chart:axis chart:dimension="y" chart:name="primary-y" chart:style-name="ch4">
            <chart:title svg:x="0.3cm" svg:y="2.643cm" chart:style-name="ch5">
              <text:p>ms</text:p>
            </chart:title>
            <chart:grid chart:style-name="ch6" chart:class="major"/>
          </chart:axis>
          <chart:axis chart:dimension="y" chart:name="secondary-y" chart:style-name="ch7">
            <chart:title svg:x="8.26cm" svg:y="2.835cm" chart:style-name="ch8">
              <text:p>MiB</text:p>
            </chart:title>
          </chart:axis>
          <chart:series chart:attached-axis="primary-y" chart:style-name="ch9" chart:values-cell-range-address="benchmark_results.L176:benchmark_results.L178" chart:label-cell-address="benchmark_results.L175:benchmark_results.L175" chart:class="chart:bar">
            <chart:data-point chart:repeated="3"/>
          </chart:series>
          <chart:series chart:attached-axis="primary-y" chart:style-name="ch10" chart:values-cell-range-address="benchmark_results.M176:benchmark_results.M178" chart:label-cell-address="benchmark_results.M175:benchmark_results.M175" chart:class="chart:bar">
            <chart:data-point chart:repeated="2"/>
            <chart:data-point chart:style-name="ch11"/>
          </chart:series>
          <chart:series chart:attached-axis="secondary-y" chart:style-name="ch12" chart:values-cell-range-address="benchmark_results.N176:benchmark_results.N178" chart:label-cell-address="benchmark_results.N175:benchmark_results.N175" chart:class="chart:bar">
            <chart:data-point chart:style-name="ch11"/>
            <chart:data-point chart:repeated="2"/>
          </chart:series>
          <chart:series chart:attached-axis="secondary-y" chart:style-name="ch13" chart:values-cell-range-address="benchmark_results.O176:benchmark_results.O178" chart:label-cell-address="benchmark_results.O175:benchmark_results.O175" chart:class="chart:bar">
            <chart:data-point chart:style-name="ch11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6,4006316</text:p>
                <draw:g>
                  <svg:desc>benchmark_results.L175:benchmark_results.L175</svg:desc>
                </draw:g>
              </table:table-cell>
              <table:table-cell office:value-type="string">
                <text:p>29,1358365974074</text:p>
                <draw:g>
                  <svg:desc>benchmark_results.M175:benchmark_results.M175</svg:desc>
                </draw:g>
              </table:table-cell>
              <table:table-cell office:value-type="string">
                <text:p>16,9113025665283</text:p>
                <draw:g>
                  <svg:desc>benchmark_results.N175:benchmark_results.N175</svg:desc>
                </draw:g>
              </table:table-cell>
              <table:table-cell office:value-type="string">
                <text:p/>
                <draw:g>
                  <svg:desc>benchmark_results.O175:benchmark_results.O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seNaive</text:p>
                <draw:g>
                  <svg:desc>benchmark_results.K176:benchmark_results.K178</svg:desc>
                </draw:g>
              </table:table-cell>
              <table:table-cell office:value-type="float" office:value="43.63439535">
                <text:p>43.63439535</text:p>
                <draw:g>
                  <svg:desc>benchmark_results.L176:benchmark_results.L178</svg:desc>
                </draw:g>
              </table:table-cell>
              <table:table-cell office:value-type="float" office:value="16.8681159248148">
                <text:p>16.8681159248148</text:p>
                <draw:g>
                  <svg:desc>benchmark_results.M176:benchmark_results.M178</svg:desc>
                </draw:g>
              </table:table-cell>
              <table:table-cell office:value-type="float" office:value="28.0461111068726">
                <text:p>28.0461111068726</text:p>
                <draw:g>
                  <svg:desc>benchmark_results.N176:benchmark_results.N178</svg:desc>
                </draw:g>
              </table:table-cell>
              <table:table-cell office:value-type="float" office:value="NaN">
                <text:p>NaN</text:p>
                <draw:g>
                  <svg:desc>benchmark_results.O176:benchmark_results.O178</svg:desc>
                </draw:g>
              </table:table-cell>
            </table:table-row>
            <table:table-row>
              <table:table-cell office:value-type="string">
                <text:p>parseDPS</text:p>
              </table:table-cell>
              <table:table-cell office:value-type="float" office:value="23.473866225">
                <text:p>23.473866225</text:p>
              </table:table-cell>
              <table:table-cell office:value-type="float" office:value="0.766732542037037">
                <text:p>0.766732542037037</text:p>
              </table:table-cell>
              <table:table-cell office:value-type="float" office:value="25.1307764053345">
                <text:p>25.1307764053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9b7a8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eb9bc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.001cm" svg:height="2.001cm" xlink:href=".." xlink:type="simple" chart:class="chart:bar" chart:style-name="ch1">
        <chart:legend chart:legend-position="end" svg:x="0cm" svg:y="0cm" style:legend-expansion="custom" svg:width="5.001cm" svg:height="2.001cm" style:legend-expansion-aspect-ratio="2.49925037481259" chart:style-name="ch2"/>
        <chart:plot-area chart:style-name="ch3" table:cell-range-address="benchmark_results.K176:benchmark_results.O178 benchmark_results.L175:benchmark_results.O175" chart:data-source-has-labels="both" svg:x="0cm" svg:y="0cm" svg:width="0cm" svg:height="0cm">
          <chart:coordinate-region svg:x="0.099cm" svg:y="0.019cm" svg:width="0cm" svg:height="1.661cm"/>
          <chart:axis chart:dimension="x" chart:name="primary-x" chart:style-name="ch4" chartooo:axis-type="auto">
            <chartooo:date-scale/>
            <chart:categories table:cell-range-address="benchmark_results.K176:benchmark_results.K17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benchmark_results.L176:benchmark_results.L178" chart:label-cell-address="benchmark_results.L175:benchmark_results.L175" chart:class="chart:bar">
            <chart:data-point chart:repeated="3"/>
          </chart:series>
          <chart:series chart:attached-axis="primary-y" chart:style-name="ch9" chart:values-cell-range-address="benchmark_results.M176:benchmark_results.M178" chart:label-cell-address="benchmark_results.M175:benchmark_results.M175" chart:class="chart:bar">
            <chart:data-point chart:repeated="2"/>
            <chart:data-point chart:style-name="ch10"/>
          </chart:series>
          <chart:series chart:attached-axis="secondary-y" chart:style-name="ch11" chart:values-cell-range-address="benchmark_results.N176:benchmark_results.N178" chart:label-cell-address="benchmark_results.N175:benchmark_results.N175" chart:class="chart:bar">
            <chart:data-point chart:style-name="ch10"/>
            <chart:data-point chart:repeated="2"/>
          </chart:series>
          <chart:series chart:attached-axis="secondary-y" chart:style-name="ch12" chart:values-cell-range-address="benchmark_results.O176:benchmark_results.O178" chart:label-cell-address="benchmark_results.O175:benchmark_results.O175" chart:class="chart:bar">
            <chart:data-point chart:style-name="ch1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6,4006316</text:p>
                <draw:g>
                  <svg:desc>benchmark_results.L175:benchmark_results.L175</svg:desc>
                </draw:g>
              </table:table-cell>
              <table:table-cell office:value-type="string">
                <text:p>29,1358365974074</text:p>
                <draw:g>
                  <svg:desc>benchmark_results.M175:benchmark_results.M175</svg:desc>
                </draw:g>
              </table:table-cell>
              <table:table-cell office:value-type="string">
                <text:p>16,9113025665283</text:p>
                <draw:g>
                  <svg:desc>benchmark_results.N175:benchmark_results.N175</svg:desc>
                </draw:g>
              </table:table-cell>
              <table:table-cell office:value-type="string">
                <text:p/>
                <draw:g>
                  <svg:desc>benchmark_results.O175:benchmark_results.O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seNaive</text:p>
                <draw:g>
                  <svg:desc>benchmark_results.K176:benchmark_results.K178</svg:desc>
                </draw:g>
              </table:table-cell>
              <table:table-cell office:value-type="float" office:value="43.63439535">
                <text:p>43.63439535</text:p>
                <draw:g>
                  <svg:desc>benchmark_results.L176:benchmark_results.L178</svg:desc>
                </draw:g>
              </table:table-cell>
              <table:table-cell office:value-type="float" office:value="16.8681159248148">
                <text:p>16.8681159248148</text:p>
                <draw:g>
                  <svg:desc>benchmark_results.M176:benchmark_results.M178</svg:desc>
                </draw:g>
              </table:table-cell>
              <table:table-cell office:value-type="float" office:value="28.0461111068726">
                <text:p>28.0461111068726</text:p>
                <draw:g>
                  <svg:desc>benchmark_results.N176:benchmark_results.N178</svg:desc>
                </draw:g>
              </table:table-cell>
              <table:table-cell office:value-type="float" office:value="NaN">
                <text:p>NaN</text:p>
                <draw:g>
                  <svg:desc>benchmark_results.O176:benchmark_results.O178</svg:desc>
                </draw:g>
              </table:table-cell>
            </table:table-row>
            <table:table-row>
              <table:table-cell office:value-type="string">
                <text:p>parseDPS</text:p>
              </table:table-cell>
              <table:table-cell office:value-type="float" office:value="23.473866225">
                <text:p>23.473866225</text:p>
              </table:table-cell>
              <table:table-cell office:value-type="float" office:value="0.766732542037037">
                <text:p>0.766732542037037</text:p>
              </table:table-cell>
              <table:table-cell office:value-type="float" office:value="25.1307764053345">
                <text:p>25.1307764053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title svg:x="3.307cm" svg:y="0.245cm" chart:style-name="ch2">
          <text:p>Time (ms)</text:p>
        </chart:title>
        <chart:plot-area chart:style-name="ch3" table:cell-range-address="benchmark_results.L127:benchmark_results.N131 benchmark_results.K128:benchmark_results.K131" chart:data-source-has-labels="both" svg:x="0.176cm" svg:y="1.133cm" svg:width="8.466cm" svg:height="4.223cm">
          <chart:coordinate-region svg:x="1.088cm" svg:y="1.332cm" svg:width="7.195cm" svg:height="3.377cm"/>
          <chart:axis chart:dimension="x" chart:name="primary-x" chart:style-name="ch4" chartooo:axis-type="auto">
            <chartooo:date-scale/>
            <chart:categories table:cell-range-address="benchmark_results.L127:benchmark_results.N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128:benchmark_results.N128" chart:label-cell-address="benchmark_results.K128:benchmark_results.K128" chart:class="chart:line">
            <chart:data-point chart:repeated="3"/>
          </chart:series>
          <chart:series chart:style-name="ch8" chart:values-cell-range-address="benchmark_results.L129:benchmark_results.N129" chart:label-cell-address="benchmark_results.K129:benchmark_results.K129" chart:class="chart:line">
            <chart:data-point chart:repeated="3"/>
          </chart:series>
          <chart:series chart:style-name="ch9" chart:values-cell-range-address="benchmark_results.L130:benchmark_results.N130" chart:label-cell-address="benchmark_results.K130:benchmark_results.K130" chart:class="chart:line">
            <chart:data-point chart:repeated="3"/>
          </chart:series>
          <chart:series chart:style-name="ch10" chart:values-cell-range-address="benchmark_results.L131:benchmark_results.N131" chart:label-cell-address="benchmark_results.K131:benchmark_results.K13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127:benchmark_results.N127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*</text:p>
                <draw:g>
                  <svg:desc>benchmark_results.K128:benchmark_results.K128</svg:desc>
                </draw:g>
              </table:table-cell>
              <table:table-cell office:value-type="float" office:value="0.013618138">
                <text:p>0.013618138</text:p>
                <draw:g>
                  <svg:desc>benchmark_results.L128:benchmark_results.N128</svg:desc>
                </draw:g>
              </table:table-cell>
              <table:table-cell office:value-type="float" office:value="0.13062226">
                <text:p>0.13062226</text:p>
              </table:table-cell>
              <table:table-cell office:value-type="float" office:value="3.531478912">
                <text:p>3.531478912</text:p>
              </table:table-cell>
            </table:table-row>
            <table:table-row>
              <table:table-cell office:value-type="string">
                <text:p>mapTR’*</text:p>
                <draw:g>
                  <svg:desc>benchmark_results.K129:benchmark_results.K129</svg:desc>
                </draw:g>
              </table:table-cell>
              <table:table-cell office:value-type="float" office:value="0.016762503">
                <text:p>0.016762503</text:p>
                <draw:g>
                  <svg:desc>benchmark_results.L129:benchmark_results.N129</svg:desc>
                </draw:g>
              </table:table-cell>
              <table:table-cell office:value-type="float" office:value="0.146831114">
                <text:p>0.146831114</text:p>
              </table:table-cell>
              <table:table-cell office:value-type="float" office:value="2.696805337">
                <text:p>2.69680533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K130:benchmark_results.K130</svg:desc>
                </draw:g>
              </table:table-cell>
              <table:table-cell office:value-type="float" office:value="0.059182896">
                <text:p>0.059182896</text:p>
                <draw:g>
                  <svg:desc>benchmark_results.L130:benchmark_results.N130</svg:desc>
                </draw:g>
              </table:table-cell>
              <table:table-cell office:value-type="float" office:value="0.482368146">
                <text:p>0.482368146</text:p>
              </table:table-cell>
              <table:table-cell office:value-type="float" office:value="3.801691412">
                <text:p>3.801691412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K131:benchmark_results.K131</svg:desc>
                </draw:g>
              </table:table-cell>
              <table:table-cell office:value-type="float" office:value="0.067793635">
                <text:p>0.067793635</text:p>
                <draw:g>
                  <svg:desc>benchmark_results.L131:benchmark_results.N131</svg:desc>
                </draw:g>
              </table:table-cell>
              <table:table-cell office:value-type="float" office:value="0.546786678">
                <text:p>0.546786678</text:p>
              </table:table-cell>
              <table:table-cell office:value-type="float" office:value="4.316164037">
                <text:p>4.3161640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1.043cm" svg:y="0.235cm" chart:style-name="ch2">
          <text:p>Time (ms)</text:p>
        </chart:title>
        <chart:plot-area chart:style-name="ch3" table:cell-range-address="benchmark_results.L24:benchmark_results.P26 benchmark_results.K25:benchmark_results.K26" chart:data-source-has-labels="both" svg:x="0.08cm" svg:y="1.002cm" svg:width="3.841cm" svg:height="3.899cm">
          <chart:coordinate-region svg:x="1.284cm" svg:y="1.201cm" svg:width="2.496cm" svg:height="2.72cm"/>
          <chart:axis chart:dimension="x" chart:name="primary-x" chart:style-name="ch4" chartooo:axis-type="auto">
            <chartooo:date-scale/>
            <chart:categories table:cell-range-address="benchmark_results.L24:benchmark_results.P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25:benchmark_results.P25" chart:label-cell-address="benchmark_results.K25:benchmark_results.K25" chart:class="chart:line">
            <chart:data-point chart:repeated="5"/>
          </chart:series>
          <chart:series chart:style-name="ch8" chart:values-cell-range-address="benchmark_results.L26:benchmark_results.P26" chart:label-cell-address="benchmark_results.K26:benchmark_results.K2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24:benchmark_results.P24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K25:benchmark_results.K25</svg:desc>
                </draw:g>
              </table:table-cell>
              <table:table-cell office:value-type="float" office:value="0.663">
                <text:p>0.663</text:p>
                <draw:g>
                  <svg:desc>benchmark_results.L25:benchmark_results.P25</svg:desc>
                </draw:g>
              </table:table-cell>
              <table:table-cell office:value-type="float" office:value="12.4">
                <text:p>12.4</text:p>
              </table:table-cell>
              <table:table-cell office:value-type="float" office:value="149">
                <text:p>149</text:p>
              </table:table-cell>
              <table:table-cell office:value-type="float" office:value="1366">
                <text:p>1366</text:p>
              </table:table-cell>
              <table:table-cell office:value-type="float" office:value="10735">
                <text:p>10735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K26:benchmark_results.K26</svg:desc>
                </draw:g>
              </table:table-cell>
              <table:table-cell office:value-type="float" office:value="0.148">
                <text:p>0.148</text:p>
                <draw:g>
                  <svg:desc>benchmark_results.L26:benchmark_results.P26</svg:desc>
                </draw:g>
              </table:table-cell>
              <table:table-cell office:value-type="float" office:value="1.29">
                <text:p>1.29</text:p>
              </table:table-cell>
              <table:table-cell office:value-type="float" office:value="19.2">
                <text:p>19.2</text:p>
              </table:table-cell>
              <table:table-cell office:value-type="float" office:value="285">
                <text:p>285</text:p>
              </table:table-cell>
              <table:table-cell office:value-type="float" office:value="2522">
                <text:p>252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567cm" svg:y="0.235cm" chart:style-name="ch2">
          <text:p>Allocated (MiB)</text:p>
        </chart:title>
        <chart:plot-area chart:style-name="ch3" table:cell-range-address="benchmark_results.R24:benchmark_results.V26 benchmark_results.Q25:benchmark_results.Q26" chart:data-source-has-labels="both" svg:x="0.08cm" svg:y="1.002cm" svg:width="3.841cm" svg:height="3.899cm">
          <chart:coordinate-region svg:x="1.125cm" svg:y="1.201cm" svg:width="2.655cm" svg:height="2.72cm"/>
          <chart:axis chart:dimension="x" chart:name="primary-x" chart:style-name="ch4" chartooo:axis-type="auto">
            <chartooo:date-scale/>
            <chart:categories table:cell-range-address="benchmark_results.R24:benchmark_results.V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25:benchmark_results.V25" chart:label-cell-address="benchmark_results.Q25:benchmark_results.Q25" chart:class="chart:line">
            <chart:data-point chart:repeated="5"/>
          </chart:series>
          <chart:series chart:style-name="ch8" chart:values-cell-range-address="benchmark_results.R26:benchmark_results.V26" chart:label-cell-address="benchmark_results.Q26:benchmark_results.Q2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24:benchmark_results.V24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Q25:benchmark_results.Q25</svg:desc>
                </draw:g>
              </table:table-cell>
              <table:table-cell office:value-type="float" office:value="1.9">
                <text:p>1.9</text:p>
                <draw:g>
                  <svg:desc>benchmark_results.R25:benchmark_results.V25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1000">
                <text:p>100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Q26:benchmark_results.Q26</svg:desc>
                </draw:g>
              </table:table-cell>
              <table:table-cell office:value-type="float" office:value="0.449">
                <text:p>0.449</text:p>
                <draw:g>
                  <svg:desc>benchmark_results.R26:benchmark_results.V26</svg:desc>
                </draw:g>
              </table:table-cell>
              <table:table-cell office:value-type="float" office:value="3.3">
                <text:p>3.3</text:p>
              </table:table-cell>
              <table:table-cell office:value-type="float" office:value="25">
                <text:p>25</text:p>
              </table:table-cell>
              <table:table-cell office:value-type="float" office:value="209">
                <text:p>209</text:p>
              </table:table-cell>
              <table:table-cell office:value-type="float" office:value="1600">
                <text:p>160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2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P2:benchmark_results.R6 benchmark_results.O3:benchmark_results.O6" chart:data-source-has-labels="both" svg:x="0.1cm" svg:y="1.115cm" svg:width="4.801cm" svg:height="3.786cm">
          <chart:coordinate-region svg:x="1.012cm" svg:y="1.115cm" svg:width="3.53cm" svg:height="3.139cm"/>
          <chart:axis chart:dimension="x" chart:name="primary-x" chart:style-name="ch4" chartooo:axis-type="auto">
            <chartooo:date-scale/>
            <chart:categories table:cell-range-address="benchmark_results.P2:benchmark_results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8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9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0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2</text:p>
                <draw:g>
                  <svg:desc>benchmark_results.P2:benchmark_results.R2</svg:desc>
                </draw:g>
              </table:table-cell>
              <table:table-cell office:value-type="string">
                <text:p/>
              </table:table-cell>
              <table:table-cell office:value-type="string">
                <text:p>2^10</text:p>
              </table:table-cell>
            </table:table-row>
          </table:table-header-rows>
          <table:table-rows>
            <table:table-row>
              <table:table-cell office:value-type="string">
                <text:p>32,8</text:p>
                <draw:g>
                  <svg:desc>benchmark_results.O3:benchmark_results.O3</svg:desc>
                </draw:g>
              </table:table-cell>
              <table:table-cell office:value-type="float" office:value="189">
                <text:p>189</text:p>
                <draw:g>
                  <svg:desc>benchmark_results.P3:benchmark_results.R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1,6</text:p>
                <draw:g>
                  <svg:desc>benchmark_results.O4:benchmark_results.O4</svg:desc>
                </draw:g>
              </table:table-cell>
              <table:table-cell office:value-type="float" office:value="269">
                <text:p>269</text:p>
                <draw:g>
                  <svg:desc>benchmark_results.P4:benchmark_results.R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9,9</text:p>
                <draw:g>
                  <svg:desc>benchmark_results.O5:benchmark_results.O5</svg:desc>
                </draw:g>
              </table:table-cell>
              <table:table-cell office:value-type="float" office:value="481">
                <text:p>481</text:p>
                <draw:g>
                  <svg:desc>benchmark_results.P5:benchmark_results.R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/>
                <draw:g>
                  <svg:desc>benchmark_results.O6:benchmark_results.O6</svg:desc>
                </draw:g>
              </table:table-cell>
              <table:table-cell office:value-type="float" office:value="NaN">
                <text:p>NaN</text:p>
                <draw:g>
                  <svg:desc>benchmark_results.P6:benchmark_results.R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L2:benchmark_results.N6 benchmark_results.K3:benchmark_results.K6" chart:data-source-has-labels="both" svg:x="0.1cm" svg:y="1.115cm" svg:width="4.801cm" svg:height="3.786cm">
          <chart:coordinate-region svg:x="1.012cm" svg:y="1.314cm" svg:width="3.53cm" svg:height="2.94cm"/>
          <chart:axis chart:dimension="x" chart:name="primary-x" chart:style-name="ch4" chartooo:axis-type="auto">
            <chartooo:date-scale/>
            <chart:categories table:cell-range-address="benchmark_results.L2:benchmark_results.N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3:benchmark_results.N3" chart:label-cell-address="benchmark_results.K3:benchmark_results.K3" chart:class="chart:line">
            <chart:data-point chart:repeated="3"/>
          </chart:series>
          <chart:series chart:style-name="ch8" chart:values-cell-range-address="benchmark_results.L4:benchmark_results.N4" chart:label-cell-address="benchmark_results.K4:benchmark_results.K4" chart:class="chart:line">
            <chart:data-point chart:repeated="3"/>
          </chart:series>
          <chart:series chart:style-name="ch9" chart:values-cell-range-address="benchmark_results.L5:benchmark_results.N5" chart:label-cell-address="benchmark_results.K5:benchmark_results.K5" chart:class="chart:line">
            <chart:data-point chart:repeated="3"/>
          </chart:series>
          <chart:series chart:style-name="ch10" chart:values-cell-range-address="benchmark_results.L6:benchmark_results.N6" chart:label-cell-address="benchmark_results.K6:benchmark_results.K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2:benchmark_results.N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K3:benchmark_results.K3</svg:desc>
                </draw:g>
              </table:table-cell>
              <table:table-cell office:value-type="float" office:value="0.014">
                <text:p>0.014</text:p>
                <draw:g>
                  <svg:desc>benchmark_results.L3:benchmark_results.N3</svg:desc>
                </draw:g>
              </table:table-cell>
              <table:table-cell office:value-type="float" office:value="0.122">
                <text:p>0.12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K4:benchmark_results.K4</svg:desc>
                </draw:g>
              </table:table-cell>
              <table:table-cell office:value-type="float" office:value="0.0162">
                <text:p>0.0162</text:p>
                <draw:g>
                  <svg:desc>benchmark_results.L4:benchmark_results.N4</svg:desc>
                </draw:g>
              </table:table-cell>
              <table:table-cell office:value-type="float" office:value="0.135">
                <text:p>0.13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K5:benchmark_results.K5</svg:desc>
                </draw:g>
              </table:table-cell>
              <table:table-cell office:value-type="float" office:value="0.0567">
                <text:p>0.0567</text:p>
                <draw:g>
                  <svg:desc>benchmark_results.L5:benchmark_results.N5</svg:desc>
                </draw:g>
              </table:table-cell>
              <table:table-cell office:value-type="float" office:value="0.471">
                <text:p>0.47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/>
                <draw:g>
                  <svg:desc>benchmark_results.K6:benchmark_results.K6</svg:desc>
                </draw:g>
              </table:table-cell>
              <table:table-cell office:value-type="float" office:value="NaN">
                <text:p>NaN</text:p>
                <draw:g>
                  <svg:desc>benchmark_results.L6:benchmark_results.N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2.001cm" xlink:href=".." xlink:type="simple" chart:class="chart:line" chart:style-name="ch1">
        <chart:legend chart:legend-position="end" svg:x="0cm" svg:y="0cm" style:legend-expansion="custom" svg:width="5.001cm" svg:height="2.001cm" style:legend-expansion-aspect-ratio="2.49925037481259" chart:style-name="ch2"/>
        <chart:plot-area chart:style-name="ch3" table:cell-range-address="benchmark_results.P2:benchmark_results.R6 benchmark_results.O3:benchmark_results.O6" chart:data-source-has-labels="both" svg:x="0cm" svg:y="0cm" svg:width="0cm" svg:height="0cm">
          <chart:coordinate-region svg:x="0.849cm" svg:y="0.112cm" svg:width="0cm" svg:height="1.611cm"/>
          <chart:axis chart:dimension="x" chart:name="primary-x" chart:style-name="ch4" chartooo:axis-type="auto">
            <chartooo:date-scale/>
            <chart:categories table:cell-range-address="benchmark_results.P2:benchmark_results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8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9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0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2</text:p>
                <draw:g>
                  <svg:desc>benchmark_results.P2:benchmark_results.R2</svg:desc>
                </draw:g>
              </table:table-cell>
              <table:table-cell office:value-type="string">
                <text:p/>
              </table:table-cell>
              <table:table-cell office:value-type="string">
                <text:p>2^10</text:p>
              </table:table-cell>
            </table:table-row>
          </table:table-header-rows>
          <table:table-rows>
            <table:table-row>
              <table:table-cell office:value-type="string">
                <text:p>32,8</text:p>
                <draw:g>
                  <svg:desc>benchmark_results.O3:benchmark_results.O3</svg:desc>
                </draw:g>
              </table:table-cell>
              <table:table-cell office:value-type="float" office:value="189">
                <text:p>189</text:p>
                <draw:g>
                  <svg:desc>benchmark_results.P3:benchmark_results.R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1,6</text:p>
                <draw:g>
                  <svg:desc>benchmark_results.O4:benchmark_results.O4</svg:desc>
                </draw:g>
              </table:table-cell>
              <table:table-cell office:value-type="float" office:value="269">
                <text:p>269</text:p>
                <draw:g>
                  <svg:desc>benchmark_results.P4:benchmark_results.R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9,9</text:p>
                <draw:g>
                  <svg:desc>benchmark_results.O5:benchmark_results.O5</svg:desc>
                </draw:g>
              </table:table-cell>
              <table:table-cell office:value-type="float" office:value="481">
                <text:p>481</text:p>
                <draw:g>
                  <svg:desc>benchmark_results.P5:benchmark_results.R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/>
                <draw:g>
                  <svg:desc>benchmark_results.O6:benchmark_results.O6</svg:desc>
                </draw:g>
              </table:table-cell>
              <table:table-cell office:value-type="float" office:value="NaN">
                <text:p>NaN</text:p>
                <draw:g>
                  <svg:desc>benchmark_results.P6:benchmark_results.R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9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legend chart:legend-position="end" svg:x="0cm" svg:y="1.25cm" style:legend-expansion="custom" svg:width="4.001cm" svg:height="2.5cm" style:legend-expansion-aspect-ratio="1.6004" chart:style-name="ch2"/>
        <chart:plot-area chart:style-name="ch3" table:cell-range-address="benchmark_results.R24:benchmark_results.U26 benchmark_results.Q25:benchmark_results.Q26" chart:data-source-has-labels="both" svg:x="0cm" svg:y="0cm" svg:width="0cm" svg:height="0cm">
          <chart:coordinate-region svg:x="0.516cm" svg:y="0.282cm" svg:width="0cm" svg:height="4.026cm"/>
          <chart:axis chart:dimension="x" chart:name="primary-x" chart:style-name="ch4" chartooo:axis-type="auto">
            <chartooo:date-scale/>
            <chart:categories table:cell-range-address="benchmark_results.R24:benchmark_results.U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25:benchmark_results.U25" chart:label-cell-address="benchmark_results.Q25:benchmark_results.Q25" chart:class="chart:line">
            <chart:data-point chart:repeated="4"/>
          </chart:series>
          <chart:series chart:style-name="ch8" chart:values-cell-range-address="benchmark_results.R26:benchmark_results.U26" chart:label-cell-address="benchmark_results.Q26:benchmark_results.Q26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24:benchmark_results.U24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Q25:benchmark_results.Q25</svg:desc>
                </draw:g>
              </table:table-cell>
              <table:table-cell office:value-type="float" office:value="1.9">
                <text:p>1.9</text:p>
                <draw:g>
                  <svg:desc>benchmark_results.R25:benchmark_results.U25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Q26:benchmark_results.Q26</svg:desc>
                </draw:g>
              </table:table-cell>
              <table:table-cell office:value-type="float" office:value="0.449">
                <text:p>0.449</text:p>
                <draw:g>
                  <svg:desc>benchmark_results.R26:benchmark_results.U26</svg:desc>
                </draw:g>
              </table:table-cell>
              <table:table-cell office:value-type="float" office:value="3.3">
                <text:p>3.3</text:p>
              </table:table-cell>
              <table:table-cell office:value-type="float" office:value="25">
                <text:p>25</text:p>
              </table:table-cell>
              <table:table-cell office:value-type="float" office:value="209">
                <text:p>20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1.043cm" svg:y="0.235cm" chart:style-name="ch2">
          <text:p>Time (ms)</text:p>
        </chart:title>
        <chart:plot-area chart:style-name="ch3" table:cell-range-address="benchmark_results.L48:benchmark_results.P51 benchmark_results.K49:benchmark_results.K51" chart:data-source-has-labels="both" svg:x="0.08cm" svg:y="1.002cm" svg:width="3.841cm" svg:height="3.899cm">
          <chart:coordinate-region svg:x="0.966cm" svg:y="1.202cm" svg:width="2.814cm" svg:height="2.719cm"/>
          <chart:axis chart:dimension="x" chart:name="primary-x" chart:style-name="ch4" chartooo:axis-type="auto">
            <chartooo:date-scale/>
            <chart:categories table:cell-range-address="benchmark_results.L48:benchmark_results.P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49:benchmark_results.P49" chart:label-cell-address="benchmark_results.K49:benchmark_results.K49" chart:class="chart:line">
            <chart:data-point chart:repeated="5"/>
          </chart:series>
          <chart:series chart:style-name="ch8" chart:values-cell-range-address="benchmark_results.L50:benchmark_results.P50" chart:label-cell-address="benchmark_results.K50:benchmark_results.K50" chart:class="chart:line">
            <chart:data-point chart:repeated="5"/>
          </chart:series>
          <chart:series chart:style-name="ch9" chart:values-cell-range-address="benchmark_results.L51:benchmark_results.P51" chart:label-cell-address="benchmark_results.K51:benchmark_results.K5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48:benchmark_results.P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K49:benchmark_results.K49</svg:desc>
                </draw:g>
              </table:table-cell>
              <table:table-cell office:value-type="float" office:value="0.0208">
                <text:p>0.0208</text:p>
                <draw:g>
                  <svg:desc>benchmark_results.L49:benchmark_results.P49</svg:desc>
                </draw:g>
              </table:table-cell>
              <table:table-cell office:value-type="float" office:value="0.177">
                <text:p>0.177</text:p>
              </table:table-cell>
              <table:table-cell office:value-type="float" office:value="1.94">
                <text:p>1.94</text:p>
              </table:table-cell>
              <table:table-cell office:value-type="float" office:value="56">
                <text:p>5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K50:benchmark_results.K50</svg:desc>
                </draw:g>
              </table:table-cell>
              <table:table-cell office:value-type="float" office:value="0.0439">
                <text:p>0.0439</text:p>
                <draw:g>
                  <svg:desc>benchmark_results.L50:benchmark_results.P50</svg:desc>
                </draw:g>
              </table:table-cell>
              <table:table-cell office:value-type="float" office:value="0.357">
                <text:p>0.357</text:p>
              </table:table-cell>
              <table:table-cell office:value-type="float" office:value="3.1">
                <text:p>3.1</text:p>
              </table:table-cell>
              <table:table-cell office:value-type="float" office:value="74">
                <text:p>7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parseDPS</text:p>
                <draw:g>
                  <svg:desc>benchmark_results.K51:benchmark_results.K51</svg:desc>
                </draw:g>
              </table:table-cell>
              <table:table-cell office:value-type="float" office:value="0.0571">
                <text:p>0.0571</text:p>
                <draw:g>
                  <svg:desc>benchmark_results.L51:benchmark_results.P51</svg:desc>
                </draw:g>
              </table:table-cell>
              <table:table-cell office:value-type="float" office:value="0.453">
                <text:p>0.453</text:p>
              </table:table-cell>
              <table:table-cell office:value-type="float" office:value="3.57">
                <text:p>3.57</text:p>
              </table:table-cell>
              <table:table-cell office:value-type="float" office:value="38.4">
                <text:p>38.4</text:p>
              </table:table-cell>
              <table:table-cell office:value-type="float" office:value="233">
                <text:p>233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Regular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699cm" svg:y="0.235cm" chart:style-name="ch2">
          <text:p>GC Time (ms)</text:p>
        </chart:title>
        <chart:plot-area chart:style-name="ch3" table:cell-range-address="benchmark_results.R48:benchmark_results.T51 benchmark_results.Q49:benchmark_results.Q51" chart:data-source-has-labels="both" svg:x="0.08cm" svg:y="1.002cm" svg:width="3.841cm" svg:height="3.899cm">
          <chart:coordinate-region svg:x="1.204cm" svg:y="1.002cm" svg:width="2.576cm" svg:height="2.919cm"/>
          <chart:axis chart:dimension="x" chart:name="primary-x" chart:style-name="ch4" chartooo:axis-type="auto">
            <chartooo:date-scale/>
            <chart:categories table:cell-range-address="benchmark_results.R48:benchmark_results.T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49:benchmark_results.T49" chart:label-cell-address="benchmark_results.Q49:benchmark_results.Q49" chart:class="chart:line">
            <chart:data-point chart:repeated="3"/>
          </chart:series>
          <chart:series chart:style-name="ch8" chart:values-cell-range-address="benchmark_results.R50:benchmark_results.T50" chart:label-cell-address="benchmark_results.Q50:benchmark_results.Q50" chart:class="chart:line">
            <chart:data-point chart:repeated="3"/>
          </chart:series>
          <chart:series chart:style-name="ch9" chart:values-cell-range-address="benchmark_results.R51:benchmark_results.T51" chart:label-cell-address="benchmark_results.Q51:benchmark_results.Q5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6</text:p>
                <draw:g>
                  <svg:desc>benchmark_results.R48:benchmark_results.T48</svg:desc>
                </draw:g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Q49:benchmark_results.Q49</svg:desc>
                </draw:g>
              </table:table-cell>
              <table:table-cell office:value-type="float" office:value="0.0005">
                <text:p>0.0005</text:p>
                <draw:g>
                  <svg:desc>benchmark_results.R49:benchmark_results.T49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Q50:benchmark_results.Q50</svg:desc>
                </draw:g>
              </table:table-cell>
              <table:table-cell office:value-type="float" office:value="0.0005">
                <text:p>0.0005</text:p>
                <draw:g>
                  <svg:desc>benchmark_results.R50:benchmark_results.T50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parseDPS</text:p>
                <draw:g>
                  <svg:desc>benchmark_results.Q51:benchmark_results.Q51</svg:desc>
                </draw:g>
              </table:table-cell>
              <table:table-cell office:value-type="float" office:value="0.0005">
                <text:p>0.0005</text:p>
                <draw:g>
                  <svg:desc>benchmark_results.R51:benchmark_results.T5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567cm" svg:y="0.235cm" chart:style-name="ch2">
          <text:p>Allocated (MiB)</text:p>
        </chart:title>
        <chart:plot-area chart:style-name="ch3" table:cell-range-address="benchmark_results.V48:benchmark_results.Z51 benchmark_results.U49:benchmark_results.U51" chart:data-source-has-labels="both" svg:x="0.08cm" svg:y="1.002cm" svg:width="3.841cm" svg:height="3.899cm">
          <chart:coordinate-region svg:x="0.966cm" svg:y="1.202cm" svg:width="2.814cm" svg:height="2.719cm"/>
          <chart:axis chart:dimension="x" chart:name="primary-x" chart:style-name="ch4" chartooo:axis-type="auto">
            <chartooo:date-scale/>
            <chart:categories table:cell-range-address="benchmark_results.V48:benchmark_results.Z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V49:benchmark_results.Z49" chart:label-cell-address="benchmark_results.U49:benchmark_results.U49" chart:class="chart:line">
            <chart:data-point chart:repeated="5"/>
          </chart:series>
          <chart:series chart:style-name="ch8" chart:values-cell-range-address="benchmark_results.V50:benchmark_results.Z50" chart:label-cell-address="benchmark_results.U50:benchmark_results.U50" chart:class="chart:line">
            <chart:data-point chart:repeated="5"/>
          </chart:series>
          <chart:series chart:style-name="ch9" chart:values-cell-range-address="benchmark_results.V51:benchmark_results.Z51" chart:label-cell-address="benchmark_results.U51:benchmark_results.U5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V48:benchmark_results.Z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U49:benchmark_results.U49</svg:desc>
                </draw:g>
              </table:table-cell>
              <table:table-cell office:value-type="float" office:value="0.052">
                <text:p>0.052</text:p>
                <draw:g>
                  <svg:desc>benchmark_results.V49:benchmark_results.Z49</svg:desc>
                </draw:g>
              </table:table-cell>
              <table:table-cell office:value-type="float" office:value="0.414">
                <text:p>0.414</text:p>
              </table:table-cell>
              <table:table-cell office:value-type="float" office:value="3.2">
                <text:p>3.2</text:p>
              </table:table-cell>
              <table:table-cell office:value-type="float" office:value="25">
                <text:p>2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U50:benchmark_results.U50</svg:desc>
                </draw:g>
              </table:table-cell>
              <table:table-cell office:value-type="float" office:value="0.116">
                <text:p>0.116</text:p>
                <draw:g>
                  <svg:desc>benchmark_results.V50:benchmark_results.Z50</svg:desc>
                </draw:g>
              </table:table-cell>
              <table:table-cell office:value-type="float" office:value="0.731">
                <text:p>0.731</text:p>
              </table:table-cell>
              <table:table-cell office:value-type="float" office:value="5.2">
                <text:p>5.2</text:p>
              </table:table-cell>
              <table:table-cell office:value-type="float" office:value="41">
                <text:p>4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parseDPS</text:p>
                <draw:g>
                  <svg:desc>benchmark_results.U51:benchmark_results.U51</svg:desc>
                </draw:g>
              </table:table-cell>
              <table:table-cell office:value-type="float" office:value="0.1">
                <text:p>0.1</text:p>
                <draw:g>
                  <svg:desc>benchmark_results.V51:benchmark_results.Z51</svg:desc>
                </draw:g>
              </table:table-cell>
              <table:table-cell office:value-type="float" office:value="0.61">
                <text:p>0.61</text:p>
              </table:table-cell>
              <table:table-cell office:value-type="float" office:value="4.3">
                <text:p>4.3</text:p>
              </table:table-cell>
              <table:table-cell office:value-type="float" office:value="36">
                <text:p>36</text:p>
              </table:table-cell>
              <table:table-cell office:value-type="float" office:value="289">
                <text:p>289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minimum="0.000005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544cm" svg:y="0.236cm" chart:style-name="ch2">
          <text:p>GC Copied (MiB)</text:p>
        </chart:title>
        <chart:plot-area chart:style-name="ch3" table:cell-range-address="benchmark_results.AB48:benchmark_results.AF51 benchmark_results.AA49:benchmark_results.AA51" chart:data-source-has-labels="both" svg:x="0.08cm" svg:y="1.002cm" svg:width="3.841cm" svg:height="3.899cm">
          <chart:coordinate-region svg:x="1.522cm" svg:y="1.098cm" svg:width="2.258cm" svg:height="2.822cm"/>
          <chart:axis chart:dimension="x" chart:name="primary-x" chart:style-name="ch4" chartooo:axis-type="auto">
            <chartooo:date-scale/>
            <chart:categories table:cell-range-address="benchmark_results.AB48:benchmark_results.AF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AB49:benchmark_results.AF49" chart:label-cell-address="benchmark_results.AA49:benchmark_results.AA49" chart:class="chart:line">
            <chart:data-point chart:repeated="5"/>
          </chart:series>
          <chart:series chart:style-name="ch8" chart:values-cell-range-address="benchmark_results.AB50:benchmark_results.AF50" chart:label-cell-address="benchmark_results.AA50:benchmark_results.AA50" chart:class="chart:line">
            <chart:data-point chart:repeated="5"/>
          </chart:series>
          <chart:series chart:style-name="ch9" chart:values-cell-range-address="benchmark_results.AB51:benchmark_results.AF51" chart:label-cell-address="benchmark_results.AA51:benchmark_results.AA5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AB48:benchmark_results.AF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AA49:benchmark_results.AA49</svg:desc>
                </draw:g>
              </table:table-cell>
              <table:table-cell office:value-type="float" office:value="0.000229">
                <text:p>0.000229</text:p>
                <draw:g>
                  <svg:desc>benchmark_results.AB49:benchmark_results.AF49</svg:desc>
                </draw:g>
              </table:table-cell>
              <table:table-cell office:value-type="float" office:value="0.014">
                <text:p>0.014</text:p>
              </table:table-cell>
              <table:table-cell office:value-type="float" office:value="0.714">
                <text:p>0.714</text:p>
              </table:table-cell>
              <table:table-cell office:value-type="float" office:value="28">
                <text:p>2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AA50:benchmark_results.AA50</svg:desc>
                </draw:g>
              </table:table-cell>
              <table:table-cell office:value-type="float" office:value="0.000233">
                <text:p>0.000233</text:p>
                <draw:g>
                  <svg:desc>benchmark_results.AB50:benchmark_results.AF50</svg:desc>
                </draw:g>
              </table:table-cell>
              <table:table-cell office:value-type="float" office:value="0.0068">
                <text:p>0.0068</text:p>
              </table:table-cell>
              <table:table-cell office:value-type="float" office:value="0.374">
                <text:p>0.374</text:p>
              </table:table-cell>
              <table:table-cell office:value-type="float" office:value="28">
                <text:p>2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parseDPS</text:p>
                <draw:g>
                  <svg:desc>benchmark_results.AA51:benchmark_results.AA51</svg:desc>
                </draw:g>
              </table:table-cell>
              <table:table-cell office:value-type="float" office:value="0.000009">
                <text:p>0.000009</text:p>
                <draw:g>
                  <svg:desc>benchmark_results.AB51:benchmark_results.AF51</svg:desc>
                </draw:g>
              </table:table-cell>
              <table:table-cell office:value-type="float" office:value="0.000085">
                <text:p>0.000085</text:p>
              </table:table-cell>
              <table:table-cell office:value-type="float" office:value="0.000651">
                <text:p>0.000651</text:p>
              </table:table-cell>
              <table:table-cell office:value-type="float" office:value="0.0047">
                <text:p>0.0047</text:p>
              </table:table-cell>
              <table:table-cell office:value-type="float" office:value="0.159">
                <text:p>0.15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title svg:x="2.804cm" svg:y="0.245cm" chart:style-name="ch2">
          <text:p>Allocated (MiB)</text:p>
        </chart:title>
        <chart:plot-area chart:style-name="ch3" table:cell-range-address="benchmark_results.R127:benchmark_results.T131 benchmark_results.Q128:benchmark_results.Q131" chart:data-source-has-labels="both" svg:x="0.176cm" svg:y="1.133cm" svg:width="8.466cm" svg:height="4.223cm">
          <chart:coordinate-region svg:x="1.088cm" svg:y="1.133cm" svg:width="7.195cm" svg:height="3.576cm"/>
          <chart:axis chart:dimension="x" chart:name="primary-x" chart:style-name="ch4" chartooo:axis-type="auto">
            <chartooo:date-scale/>
            <chart:categories table:cell-range-address="benchmark_results.R127:benchmark_results.T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128:benchmark_results.T128" chart:label-cell-address="benchmark_results.Q128:benchmark_results.Q128" chart:class="chart:line">
            <chart:data-point chart:repeated="3"/>
          </chart:series>
          <chart:series chart:style-name="ch8" chart:values-cell-range-address="benchmark_results.R129:benchmark_results.T129" chart:label-cell-address="benchmark_results.Q129:benchmark_results.Q129" chart:class="chart:line">
            <chart:data-point chart:repeated="3"/>
          </chart:series>
          <chart:series chart:style-name="ch9" chart:values-cell-range-address="benchmark_results.R130:benchmark_results.T130" chart:label-cell-address="benchmark_results.Q130:benchmark_results.Q130" chart:class="chart:line">
            <chart:data-point chart:repeated="3"/>
          </chart:series>
          <chart:series chart:style-name="ch10" chart:values-cell-range-address="benchmark_results.R131:benchmark_results.T131" chart:label-cell-address="benchmark_results.Q131:benchmark_results.Q13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127:benchmark_results.T127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*</text:p>
                <draw:g>
                  <svg:desc>benchmark_results.Q128:benchmark_results.Q128</svg:desc>
                </draw:g>
              </table:table-cell>
              <table:table-cell office:value-type="float" office:value="0.101574897766113">
                <text:p>0.101574897766113</text:p>
                <draw:g>
                  <svg:desc>benchmark_results.R128:benchmark_results.T128</svg:desc>
                </draw:g>
              </table:table-cell>
              <table:table-cell office:value-type="float" office:value="0.810791969299316">
                <text:p>0.810791969299316</text:p>
              </table:table-cell>
              <table:table-cell office:value-type="float" office:value="6.4364709854126">
                <text:p>6.4364709854126</text:p>
              </table:table-cell>
            </table:table-row>
            <table:table-row>
              <table:table-cell office:value-type="string">
                <text:p>mapTR’*</text:p>
                <draw:g>
                  <svg:desc>benchmark_results.Q129:benchmark_results.Q129</svg:desc>
                </draw:g>
              </table:table-cell>
              <table:table-cell office:value-type="float" office:value="0.0622701644897461">
                <text:p>0.0622701644897461</text:p>
                <draw:g>
                  <svg:desc>benchmark_results.R129:benchmark_results.T129</svg:desc>
                </draw:g>
              </table:table-cell>
              <table:table-cell office:value-type="float" office:value="0.498091697692871">
                <text:p>0.498091697692871</text:p>
              </table:table-cell>
              <table:table-cell office:value-type="float" office:value="3.98435020446777">
                <text:p>3.9843502044677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Q130:benchmark_results.Q130</svg:desc>
                </draw:g>
              </table:table-cell>
              <table:table-cell office:value-type="float" office:value="0.0782670974731445">
                <text:p>0.0782670974731445</text:p>
                <draw:g>
                  <svg:desc>benchmark_results.R130:benchmark_results.T130</svg:desc>
                </draw:g>
              </table:table-cell>
              <table:table-cell office:value-type="float" office:value="0.468912124633789">
                <text:p>0.468912124633789</text:p>
              </table:table-cell>
              <table:table-cell office:value-type="float" office:value="3.48815631866455">
                <text:p>3.48815631866455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Q131:benchmark_results.Q131</svg:desc>
                </draw:g>
              </table:table-cell>
              <table:table-cell office:value-type="float" office:value="0.0939264297485352">
                <text:p>0.0939264297485352</text:p>
                <draw:g>
                  <svg:desc>benchmark_results.R131:benchmark_results.T131</svg:desc>
                </draw:g>
              </table:table-cell>
              <table:table-cell office:value-type="float" office:value="0.583189964294434">
                <text:p>0.583189964294434</text:p>
              </table:table-cell>
              <table:table-cell office:value-type="float" office:value="4.47567081451416">
                <text:p>4.475670814514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9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legend chart:legend-position="end" svg:x="0cm" svg:y="1.25cm" style:legend-expansion="custom" svg:width="4.001cm" svg:height="2.5cm" style:legend-expansion-aspect-ratio="1.6004" chart:style-name="ch2"/>
        <chart:plot-area chart:style-name="ch3" table:cell-range-address="benchmark_results.AB48:benchmark_results.AE51 benchmark_results.AA49:benchmark_results.AA51" chart:data-source-has-labels="both" svg:x="0cm" svg:y="0cm" svg:width="0cm" svg:height="0cm">
          <chart:coordinate-region svg:x="0.807cm" svg:y="1.219cm" svg:width="0cm" svg:height="3.089cm"/>
          <chart:axis chart:dimension="x" chart:name="primary-x" chart:style-name="ch4" chartooo:axis-type="auto">
            <chartooo:date-scale/>
            <chart:categories table:cell-range-address="benchmark_results.AB48:benchmark_results.AE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AB49:benchmark_results.AE49" chart:label-cell-address="benchmark_results.AA49:benchmark_results.AA49" chart:class="chart:line">
            <chart:data-point chart:repeated="4"/>
          </chart:series>
          <chart:series chart:style-name="ch8" chart:values-cell-range-address="benchmark_results.AB50:benchmark_results.AE50" chart:label-cell-address="benchmark_results.AA50:benchmark_results.AA50" chart:class="chart:line">
            <chart:data-point chart:repeated="4"/>
          </chart:series>
          <chart:series chart:style-name="ch9" chart:values-cell-range-address="benchmark_results.AB51:benchmark_results.AE51" chart:label-cell-address="benchmark_results.AA51:benchmark_results.AA5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AB48:benchmark_results.AE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AA49:benchmark_results.AA49</svg:desc>
                </draw:g>
              </table:table-cell>
              <table:table-cell office:value-type="float" office:value="0.000229">
                <text:p>0.000229</text:p>
                <draw:g>
                  <svg:desc>benchmark_results.AB49:benchmark_results.AE49</svg:desc>
                </draw:g>
              </table:table-cell>
              <table:table-cell office:value-type="float" office:value="0.014">
                <text:p>0.014</text:p>
              </table:table-cell>
              <table:table-cell office:value-type="float" office:value="0.714">
                <text:p>0.7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AA50:benchmark_results.AA50</svg:desc>
                </draw:g>
              </table:table-cell>
              <table:table-cell office:value-type="float" office:value="0.000233">
                <text:p>0.000233</text:p>
                <draw:g>
                  <svg:desc>benchmark_results.AB50:benchmark_results.AE50</svg:desc>
                </draw:g>
              </table:table-cell>
              <table:table-cell office:value-type="float" office:value="0.0068">
                <text:p>0.0068</text:p>
              </table:table-cell>
              <table:table-cell office:value-type="float" office:value="0.374">
                <text:p>0.3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arseDPS</text:p>
                <draw:g>
                  <svg:desc>benchmark_results.AA51:benchmark_results.AA51</svg:desc>
                </draw:g>
              </table:table-cell>
              <table:table-cell office:value-type="float" office:value="0.000009">
                <text:p>0.000009</text:p>
                <draw:g>
                  <svg:desc>benchmark_results.AB51:benchmark_results.AE51</svg:desc>
                </draw:g>
              </table:table-cell>
              <table:table-cell office:value-type="float" office:value="0.000085">
                <text:p>0.000085</text:p>
              </table:table-cell>
              <table:table-cell office:value-type="float" office:value="0.000651">
                <text:p>0.000651</text:p>
              </table:table-cell>
              <table:table-cell office:value-type="float" office:value="0.0047">
                <text:p>0.0047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1">
      <style:chart-properties chart:display-label="true" chart:logarithmic="true" chart:minimum="5" chart:maximum="250" chart:origin="0" chart:interval-major="0.30102999566" chart:reverse-direction="false" text:line-break="false" loext:try-staggering-first="false" chart:link-data-style-to-source="fals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448cm" svg:y="0.235cm" chart:style-name="ch2">
          <text:p>Peak Mem (MiB)</text:p>
        </chart:title>
        <chart:plot-area chart:style-name="ch3" table:cell-range-address="benchmark_results.AH48:benchmark_results.AJ51 benchmark_results.AG49:benchmark_results.AG51" chart:data-source-has-labels="both" svg:x="0.08cm" svg:y="1.002cm" svg:width="3.841cm" svg:height="3.899cm">
          <chart:coordinate-region svg:x="0.807cm" svg:y="1.002cm" svg:width="2.973cm" svg:height="2.919cm"/>
          <chart:axis chart:dimension="x" chart:name="primary-x" chart:style-name="ch4" chartooo:axis-type="auto">
            <chartooo:date-scale/>
            <chart:categories table:cell-range-address="benchmark_results.AH48:benchmark_results.AJ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AH49:benchmark_results.AJ49" chart:label-cell-address="benchmark_results.AG49:benchmark_results.AG49" chart:class="chart:line">
            <chart:data-point chart:repeated="3"/>
          </chart:series>
          <chart:series chart:style-name="ch8" chart:values-cell-range-address="benchmark_results.AH50:benchmark_results.AJ50" chart:label-cell-address="benchmark_results.AG50:benchmark_results.AG50" chart:class="chart:line">
            <chart:data-point chart:repeated="3"/>
          </chart:series>
          <chart:series chart:style-name="ch9" chart:values-cell-range-address="benchmark_results.AH51:benchmark_results.AJ51" chart:label-cell-address="benchmark_results.AG51:benchmark_results.AG5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6</text:p>
                <draw:g>
                  <svg:desc>benchmark_results.AH48:benchmark_results.AJ48</svg:desc>
                </draw:g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AG49:benchmark_results.AG49</svg:desc>
                </draw:g>
              </table:table-cell>
              <table:table-cell office:value-type="float" office:value="6">
                <text:p>6</text:p>
                <draw:g>
                  <svg:desc>benchmark_results.AH49:benchmark_results.AJ49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AG50:benchmark_results.AG50</svg:desc>
                </draw:g>
              </table:table-cell>
              <table:table-cell office:value-type="float" office:value="8">
                <text:p>8</text:p>
                <draw:g>
                  <svg:desc>benchmark_results.AH50:benchmark_results.AJ50</svg:desc>
                </draw:g>
              </table:table-cell>
              <table:table-cell office:value-type="float" office:value="31">
                <text:p>3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parseDPS</text:p>
                <draw:g>
                  <svg:desc>benchmark_results.AG51:benchmark_results.AG51</svg:desc>
                </draw:g>
              </table:table-cell>
              <table:table-cell office:value-type="float" office:value="8">
                <text:p>8</text:p>
                <draw:g>
                  <svg:desc>benchmark_results.AH51:benchmark_results.AJ51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minimum="0.05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567cm" svg:y="0.235cm" chart:style-name="ch2">
          <text:p>Allocated (MiB)</text:p>
        </chart:title>
        <chart:plot-area chart:style-name="ch3" table:cell-range-address="benchmark_results.Q2:benchmark_results.V5" chart:data-source-has-labels="both" svg:x="0.08cm" svg:y="1.002cm" svg:width="3.841cm" svg:height="3.899cm">
          <chart:coordinate-region svg:x="0.887cm" svg:y="1.202cm" svg:width="2.893cm" svg:height="2.719cm"/>
          <chart:axis chart:dimension="x" chart:name="primary-x" chart:style-name="ch4" chartooo:axis-type="auto">
            <chartooo:date-scale/>
            <chart:categories table:cell-range-address="benchmark_results.R2:benchmark_results.V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3:benchmark_results.V3" chart:label-cell-address="benchmark_results.Q3:benchmark_results.Q3" chart:class="chart:line">
            <chart:data-point chart:repeated="5"/>
          </chart:series>
          <chart:series chart:style-name="ch8" chart:values-cell-range-address="benchmark_results.R4:benchmark_results.V4" chart:label-cell-address="benchmark_results.Q4:benchmark_results.Q4" chart:class="chart:line">
            <chart:data-point chart:repeated="5"/>
          </chart:series>
          <chart:series chart:style-name="ch9" chart:values-cell-range-address="benchmark_results.R5:benchmark_results.V5" chart:label-cell-address="benchmark_results.Q5:benchmark_results.Q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2:benchmark_results.V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Q3:benchmark_results.Q3</svg:desc>
                </draw:g>
              </table:table-cell>
              <table:table-cell office:value-type="float" office:value="0.06">
                <text:p>0.06</text:p>
                <draw:g>
                  <svg:desc>benchmark_results.R3:benchmark_results.V3</svg:desc>
                </draw:g>
              </table:table-cell>
              <table:table-cell office:value-type="float" office:value="0.478">
                <text:p>0.478</text:p>
              </table:table-cell>
              <table:table-cell office:value-type="float" office:value="3.7">
                <text:p>3.7</text:p>
              </table:table-cell>
              <table:table-cell office:value-type="float" office:value="30">
                <text:p>3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Q4:benchmark_results.Q4</svg:desc>
                </draw:g>
              </table:table-cell>
              <table:table-cell office:value-type="float" office:value="0.063">
                <text:p>0.063</text:p>
                <draw:g>
                  <svg:desc>benchmark_results.R4:benchmark_results.V4</svg:desc>
                </draw:g>
              </table:table-cell>
              <table:table-cell office:value-type="float" office:value="0.501">
                <text:p>0.501</text:p>
              </table:table-cell>
              <table:table-cell office:value-type="float" office:value="3.9">
                <text:p>3.9</text:p>
              </table:table-cell>
              <table:table-cell office:value-type="float" office:value="31">
                <text:p>3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Q5:benchmark_results.Q5</svg:desc>
                </draw:g>
              </table:table-cell>
              <table:table-cell office:value-type="float" office:value="0.079">
                <text:p>0.079</text:p>
                <draw:g>
                  <svg:desc>benchmark_results.R5:benchmark_results.V5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3.7">
                <text:p>3.7</text:p>
              </table:table-cell>
              <table:table-cell office:value-type="float" office:value="24">
                <text:p>24</text:p>
              </table:table-cell>
              <table:table-cell office:value-type="float" office:value="237">
                <text:p>237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1.043cm" svg:y="0.235cm" chart:style-name="ch2">
          <text:p>Time (ms)</text:p>
        </chart:title>
        <chart:plot-area chart:style-name="ch3" table:cell-range-address="benchmark_results.K2:benchmark_results.P5" chart:data-source-has-labels="both" svg:x="0.08cm" svg:y="1.002cm" svg:width="3.841cm" svg:height="3.899cm">
          <chart:coordinate-region svg:x="0.966cm" svg:y="1.202cm" svg:width="2.814cm" svg:height="2.719cm"/>
          <chart:axis chart:dimension="x" chart:name="primary-x" chart:style-name="ch4" chartooo:axis-type="auto">
            <chartooo:date-scale/>
            <chart:categories table:cell-range-address="benchmark_results.L2:benchmark_results.P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3:benchmark_results.P3" chart:label-cell-address="benchmark_results.K3:benchmark_results.K3" chart:class="chart:line">
            <chart:data-point chart:repeated="5"/>
          </chart:series>
          <chart:series chart:style-name="ch8" chart:values-cell-range-address="benchmark_results.L4:benchmark_results.P4" chart:label-cell-address="benchmark_results.K4:benchmark_results.K4" chart:class="chart:line">
            <chart:data-point chart:repeated="5"/>
          </chart:series>
          <chart:series chart:style-name="ch9" chart:values-cell-range-address="benchmark_results.L5:benchmark_results.P5" chart:label-cell-address="benchmark_results.K5:benchmark_results.K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2:benchmark_results.P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K3:benchmark_results.K3</svg:desc>
                </draw:g>
              </table:table-cell>
              <table:table-cell office:value-type="float" office:value="0.014">
                <text:p>0.014</text:p>
                <draw:g>
                  <svg:desc>benchmark_results.L3:benchmark_results.P3</svg:desc>
                </draw:g>
              </table:table-cell>
              <table:table-cell office:value-type="float" office:value="0.122">
                <text:p>0.122</text:p>
              </table:table-cell>
              <table:table-cell office:value-type="float" office:value="1.78">
                <text:p>1.78</text:p>
              </table:table-cell>
              <table:table-cell office:value-type="float" office:value="32.8">
                <text:p>32.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K4:benchmark_results.K4</svg:desc>
                </draw:g>
              </table:table-cell>
              <table:table-cell office:value-type="float" office:value="0.0162">
                <text:p>0.0162</text:p>
                <draw:g>
                  <svg:desc>benchmark_results.L4:benchmark_results.P4</svg:desc>
                </draw:g>
              </table:table-cell>
              <table:table-cell office:value-type="float" office:value="0.135">
                <text:p>0.135</text:p>
              </table:table-cell>
              <table:table-cell office:value-type="float" office:value="1.96">
                <text:p>1.96</text:p>
              </table:table-cell>
              <table:table-cell office:value-type="float" office:value="31.6">
                <text:p>31.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K5:benchmark_results.K5</svg:desc>
                </draw:g>
              </table:table-cell>
              <table:table-cell office:value-type="float" office:value="0.0567">
                <text:p>0.0567</text:p>
                <draw:g>
                  <svg:desc>benchmark_results.L5:benchmark_results.P5</svg:desc>
                </draw:g>
              </table:table-cell>
              <table:table-cell office:value-type="float" office:value="0.471">
                <text:p>0.471</text:p>
              </table:table-cell>
              <table:table-cell office:value-type="float" office:value="4.18">
                <text:p>4.18</text:p>
              </table:table-cell>
              <table:table-cell office:value-type="float" office:value="39.9">
                <text:p>39.9</text:p>
              </table:table-cell>
              <table:table-cell office:value-type="float" office:value="481">
                <text:p>481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9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.751cm" svg:height="5.001cm" xlink:href=".." xlink:type="simple" chart:class="chart:line" chart:style-name="ch1">
        <chart:legend chart:legend-position="end" svg:x="0cm" svg:y="1.25cm" style:legend-expansion="custom" svg:width="3.751cm" svg:height="2.5cm" style:legend-expansion-aspect-ratio="1.5004" chart:style-name="ch2"/>
        <chart:plot-area chart:style-name="ch3" table:cell-range-address="benchmark_results.Q2:benchmark_results.U5" chart:data-source-has-labels="both" svg:x="0cm" svg:y="0cm" svg:width="0cm" svg:height="0cm">
          <chart:coordinate-region svg:x="0.45cm" svg:y="1.219cm" svg:width="0cm" svg:height="3.089cm"/>
          <chart:axis chart:dimension="x" chart:name="primary-x" chart:style-name="ch4" chartooo:axis-type="auto">
            <chartooo:date-scale/>
            <chart:categories table:cell-range-address="benchmark_results.R2:benchmark_results.U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3:benchmark_results.U3" chart:label-cell-address="benchmark_results.Q3:benchmark_results.Q3" chart:class="chart:line">
            <chart:data-point chart:repeated="4"/>
          </chart:series>
          <chart:series chart:style-name="ch8" chart:values-cell-range-address="benchmark_results.R4:benchmark_results.U4" chart:label-cell-address="benchmark_results.Q4:benchmark_results.Q4" chart:class="chart:line">
            <chart:data-point chart:repeated="4"/>
          </chart:series>
          <chart:series chart:style-name="ch9" chart:values-cell-range-address="benchmark_results.R5:benchmark_results.U5" chart:label-cell-address="benchmark_results.Q5:benchmark_results.Q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2:benchmark_results.U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Q3:benchmark_results.Q3</svg:desc>
                </draw:g>
              </table:table-cell>
              <table:table-cell office:value-type="float" office:value="0.06">
                <text:p>0.06</text:p>
                <draw:g>
                  <svg:desc>benchmark_results.R3:benchmark_results.U3</svg:desc>
                </draw:g>
              </table:table-cell>
              <table:table-cell office:value-type="float" office:value="0.478">
                <text:p>0.478</text:p>
              </table:table-cell>
              <table:table-cell office:value-type="float" office:value="3.7">
                <text:p>3.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Q4:benchmark_results.Q4</svg:desc>
                </draw:g>
              </table:table-cell>
              <table:table-cell office:value-type="float" office:value="0.063">
                <text:p>0.063</text:p>
                <draw:g>
                  <svg:desc>benchmark_results.R4:benchmark_results.U4</svg:desc>
                </draw:g>
              </table:table-cell>
              <table:table-cell office:value-type="float" office:value="0.501">
                <text:p>0.501</text:p>
              </table:table-cell>
              <table:table-cell office:value-type="float" office:value="3.9">
                <text:p>3.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Q5:benchmark_results.Q5</svg:desc>
                </draw:g>
              </table:table-cell>
              <table:table-cell office:value-type="float" office:value="0.079">
                <text:p>0.079</text:p>
                <draw:g>
                  <svg:desc>benchmark_results.R5:benchmark_results.U5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3.7">
                <text:p>3.7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1.043cm" svg:y="0.235cm" chart:style-name="ch2">
          <text:p>Time (ms)</text:p>
        </chart:title>
        <chart:plot-area chart:style-name="ch3" table:cell-range-address="benchmark_results.K24:benchmark_results.P26" chart:data-source-has-labels="both" svg:x="0.08cm" svg:y="1.002cm" svg:width="3.841cm" svg:height="3.899cm">
          <chart:coordinate-region svg:x="1.284cm" svg:y="1.201cm" svg:width="2.496cm" svg:height="2.72cm"/>
          <chart:axis chart:dimension="x" chart:name="primary-x" chart:style-name="ch4" chartooo:axis-type="auto">
            <chartooo:date-scale/>
            <chart:categories table:cell-range-address="benchmark_results.L24:benchmark_results.P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25:benchmark_results.P25" chart:label-cell-address="benchmark_results.K25:benchmark_results.K25" chart:class="chart:line">
            <chart:data-point chart:repeated="5"/>
          </chart:series>
          <chart:series chart:style-name="ch8" chart:values-cell-range-address="benchmark_results.L26:benchmark_results.P26" chart:label-cell-address="benchmark_results.K26:benchmark_results.K2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24:benchmark_results.P24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K25:benchmark_results.K25</svg:desc>
                </draw:g>
              </table:table-cell>
              <table:table-cell office:value-type="float" office:value="0.663">
                <text:p>0.663</text:p>
                <draw:g>
                  <svg:desc>benchmark_results.L25:benchmark_results.P25</svg:desc>
                </draw:g>
              </table:table-cell>
              <table:table-cell office:value-type="float" office:value="12.4">
                <text:p>12.4</text:p>
              </table:table-cell>
              <table:table-cell office:value-type="float" office:value="149">
                <text:p>149</text:p>
              </table:table-cell>
              <table:table-cell office:value-type="float" office:value="1366">
                <text:p>1366</text:p>
              </table:table-cell>
              <table:table-cell office:value-type="float" office:value="10735">
                <text:p>10735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K26:benchmark_results.K26</svg:desc>
                </draw:g>
              </table:table-cell>
              <table:table-cell office:value-type="float" office:value="0.148">
                <text:p>0.148</text:p>
                <draw:g>
                  <svg:desc>benchmark_results.L26:benchmark_results.P26</svg:desc>
                </draw:g>
              </table:table-cell>
              <table:table-cell office:value-type="float" office:value="1.29">
                <text:p>1.29</text:p>
              </table:table-cell>
              <table:table-cell office:value-type="float" office:value="19.2">
                <text:p>19.2</text:p>
              </table:table-cell>
              <table:table-cell office:value-type="float" office:value="285">
                <text:p>285</text:p>
              </table:table-cell>
              <table:table-cell office:value-type="float" office:value="2522">
                <text:p>2522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567cm" svg:y="0.235cm" chart:style-name="ch2">
          <text:p>Allocated (MiB)</text:p>
        </chart:title>
        <chart:plot-area chart:style-name="ch3" table:cell-range-address="benchmark_results.Q24:benchmark_results.V26" chart:data-source-has-labels="both" svg:x="0.08cm" svg:y="1.002cm" svg:width="3.841cm" svg:height="3.899cm">
          <chart:coordinate-region svg:x="1.125cm" svg:y="1.201cm" svg:width="2.655cm" svg:height="2.72cm"/>
          <chart:axis chart:dimension="x" chart:name="primary-x" chart:style-name="ch4" chartooo:axis-type="auto">
            <chartooo:date-scale/>
            <chart:categories table:cell-range-address="benchmark_results.R24:benchmark_results.V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25:benchmark_results.V25" chart:label-cell-address="benchmark_results.Q25:benchmark_results.Q25" chart:class="chart:line">
            <chart:data-point chart:repeated="5"/>
          </chart:series>
          <chart:series chart:style-name="ch8" chart:values-cell-range-address="benchmark_results.R26:benchmark_results.V26" chart:label-cell-address="benchmark_results.Q26:benchmark_results.Q2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24:benchmark_results.V24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Q25:benchmark_results.Q25</svg:desc>
                </draw:g>
              </table:table-cell>
              <table:table-cell office:value-type="float" office:value="1.9">
                <text:p>1.9</text:p>
                <draw:g>
                  <svg:desc>benchmark_results.R25:benchmark_results.V25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1000">
                <text:p>100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Q26:benchmark_results.Q26</svg:desc>
                </draw:g>
              </table:table-cell>
              <table:table-cell office:value-type="float" office:value="0.449">
                <text:p>0.449</text:p>
                <draw:g>
                  <svg:desc>benchmark_results.R26:benchmark_results.V26</svg:desc>
                </draw:g>
              </table:table-cell>
              <table:table-cell office:value-type="float" office:value="3.3">
                <text:p>3.3</text:p>
              </table:table-cell>
              <table:table-cell office:value-type="float" office:value="25">
                <text:p>25</text:p>
              </table:table-cell>
              <table:table-cell office:value-type="float" office:value="209">
                <text:p>209</text:p>
              </table:table-cell>
              <table:table-cell office:value-type="float" office:value="1600">
                <text:p>1600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9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.751cm" svg:height="5.001cm" xlink:href=".." xlink:type="simple" chart:class="chart:line" chart:style-name="ch1">
        <chart:legend chart:legend-position="end" svg:x="0cm" svg:y="1.25cm" style:legend-expansion="custom" svg:width="3.751cm" svg:height="2.5cm" style:legend-expansion-aspect-ratio="1.5004" chart:style-name="ch2"/>
        <chart:plot-area chart:style-name="ch3" table:cell-range-address="benchmark_results.Q24:benchmark_results.U26" chart:data-source-has-labels="both" svg:x="0cm" svg:y="0cm" svg:width="0cm" svg:height="0cm">
          <chart:coordinate-region svg:x="0.483cm" svg:y="0.282cm" svg:width="0cm" svg:height="4.026cm"/>
          <chart:axis chart:dimension="x" chart:name="primary-x" chart:style-name="ch4" chartooo:axis-type="auto">
            <chartooo:date-scale/>
            <chart:categories table:cell-range-address="benchmark_results.R24:benchmark_results.U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25:benchmark_results.U25" chart:label-cell-address="benchmark_results.Q25:benchmark_results.Q25" chart:class="chart:line">
            <chart:data-point chart:repeated="4"/>
          </chart:series>
          <chart:series chart:style-name="ch8" chart:values-cell-range-address="benchmark_results.R26:benchmark_results.U26" chart:label-cell-address="benchmark_results.Q26:benchmark_results.Q26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24:benchmark_results.U24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Q25:benchmark_results.Q25</svg:desc>
                </draw:g>
              </table:table-cell>
              <table:table-cell office:value-type="float" office:value="1.9">
                <text:p>1.9</text:p>
                <draw:g>
                  <svg:desc>benchmark_results.R25:benchmark_results.U25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Q26:benchmark_results.Q26</svg:desc>
                </draw:g>
              </table:table-cell>
              <table:table-cell office:value-type="float" office:value="0.449">
                <text:p>0.449</text:p>
                <draw:g>
                  <svg:desc>benchmark_results.R26:benchmark_results.U26</svg:desc>
                </draw:g>
              </table:table-cell>
              <table:table-cell office:value-type="float" office:value="3.3">
                <text:p>3.3</text:p>
              </table:table-cell>
              <table:table-cell office:value-type="float" office:value="25">
                <text:p>25</text:p>
              </table:table-cell>
              <table:table-cell office:value-type="float" office:value="209">
                <text:p>209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1.043cm" svg:y="0.235cm" chart:style-name="ch2">
          <text:p>Time (ms)</text:p>
        </chart:title>
        <chart:plot-area chart:style-name="ch3" table:cell-range-address="benchmark_results.K48:benchmark_results.P51" chart:data-source-has-labels="both" svg:x="0.08cm" svg:y="1.002cm" svg:width="3.841cm" svg:height="3.899cm">
          <chart:coordinate-region svg:x="0.966cm" svg:y="1.202cm" svg:width="2.814cm" svg:height="2.719cm"/>
          <chart:axis chart:dimension="x" chart:name="primary-x" chart:style-name="ch4" chartooo:axis-type="auto">
            <chartooo:date-scale/>
            <chart:categories table:cell-range-address="benchmark_results.L48:benchmark_results.P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49:benchmark_results.P49" chart:label-cell-address="benchmark_results.K49:benchmark_results.K49" chart:class="chart:line">
            <chart:data-point chart:repeated="5"/>
          </chart:series>
          <chart:series chart:style-name="ch8" chart:values-cell-range-address="benchmark_results.L50:benchmark_results.P50" chart:label-cell-address="benchmark_results.K50:benchmark_results.K50" chart:class="chart:line">
            <chart:data-point chart:repeated="5"/>
          </chart:series>
          <chart:series chart:style-name="ch9" chart:values-cell-range-address="benchmark_results.L51:benchmark_results.P51" chart:label-cell-address="benchmark_results.K51:benchmark_results.K5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48:benchmark_results.P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K49:benchmark_results.K49</svg:desc>
                </draw:g>
              </table:table-cell>
              <table:table-cell office:value-type="float" office:value="0.0208">
                <text:p>0.0208</text:p>
                <draw:g>
                  <svg:desc>benchmark_results.L49:benchmark_results.P49</svg:desc>
                </draw:g>
              </table:table-cell>
              <table:table-cell office:value-type="float" office:value="0.177">
                <text:p>0.177</text:p>
              </table:table-cell>
              <table:table-cell office:value-type="float" office:value="1.94">
                <text:p>1.94</text:p>
              </table:table-cell>
              <table:table-cell office:value-type="float" office:value="56">
                <text:p>5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K50:benchmark_results.K50</svg:desc>
                </draw:g>
              </table:table-cell>
              <table:table-cell office:value-type="float" office:value="0.0439">
                <text:p>0.0439</text:p>
                <draw:g>
                  <svg:desc>benchmark_results.L50:benchmark_results.P50</svg:desc>
                </draw:g>
              </table:table-cell>
              <table:table-cell office:value-type="float" office:value="0.357">
                <text:p>0.357</text:p>
              </table:table-cell>
              <table:table-cell office:value-type="float" office:value="3.1">
                <text:p>3.1</text:p>
              </table:table-cell>
              <table:table-cell office:value-type="float" office:value="74">
                <text:p>7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parseDPS</text:p>
                <draw:g>
                  <svg:desc>benchmark_results.K51:benchmark_results.K51</svg:desc>
                </draw:g>
              </table:table-cell>
              <table:table-cell office:value-type="float" office:value="0.0571">
                <text:p>0.0571</text:p>
                <draw:g>
                  <svg:desc>benchmark_results.L51:benchmark_results.P51</svg:desc>
                </draw:g>
              </table:table-cell>
              <table:table-cell office:value-type="float" office:value="0.453">
                <text:p>0.453</text:p>
              </table:table-cell>
              <table:table-cell office:value-type="float" office:value="3.57">
                <text:p>3.57</text:p>
              </table:table-cell>
              <table:table-cell office:value-type="float" office:value="38.4">
                <text:p>38.4</text:p>
              </table:table-cell>
              <table:table-cell office:value-type="float" office:value="233">
                <text:p>233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Regular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699cm" svg:y="0.235cm" chart:style-name="ch2">
          <text:p>GC Time (ms)</text:p>
        </chart:title>
        <chart:plot-area chart:style-name="ch3" table:cell-range-address="benchmark_results.Q48:benchmark_results.T51" chart:data-source-has-labels="both" svg:x="0.08cm" svg:y="1.002cm" svg:width="3.841cm" svg:height="3.899cm">
          <chart:coordinate-region svg:x="1.204cm" svg:y="1.002cm" svg:width="2.576cm" svg:height="2.919cm"/>
          <chart:axis chart:dimension="x" chart:name="primary-x" chart:style-name="ch4" chartooo:axis-type="auto">
            <chartooo:date-scale/>
            <chart:categories table:cell-range-address="benchmark_results.R48:benchmark_results.T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49:benchmark_results.T49" chart:label-cell-address="benchmark_results.Q49:benchmark_results.Q49" chart:class="chart:line">
            <chart:data-point chart:repeated="3"/>
          </chart:series>
          <chart:series chart:style-name="ch8" chart:values-cell-range-address="benchmark_results.R50:benchmark_results.T50" chart:label-cell-address="benchmark_results.Q50:benchmark_results.Q50" chart:class="chart:line">
            <chart:data-point chart:repeated="3"/>
          </chart:series>
          <chart:series chart:style-name="ch9" chart:values-cell-range-address="benchmark_results.R51:benchmark_results.T51" chart:label-cell-address="benchmark_results.Q51:benchmark_results.Q5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6</text:p>
                <draw:g>
                  <svg:desc>benchmark_results.R48:benchmark_results.T48</svg:desc>
                </draw:g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Q49:benchmark_results.Q49</svg:desc>
                </draw:g>
              </table:table-cell>
              <table:table-cell office:value-type="float" office:value="0.0005">
                <text:p>0.0005</text:p>
                <draw:g>
                  <svg:desc>benchmark_results.R49:benchmark_results.T49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Q50:benchmark_results.Q50</svg:desc>
                </draw:g>
              </table:table-cell>
              <table:table-cell office:value-type="float" office:value="0.0005">
                <text:p>0.0005</text:p>
                <draw:g>
                  <svg:desc>benchmark_results.R50:benchmark_results.T50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parseDPS</text:p>
                <draw:g>
                  <svg:desc>benchmark_results.Q51:benchmark_results.Q51</svg:desc>
                </draw:g>
              </table:table-cell>
              <table:table-cell office:value-type="float" office:value="0.0005">
                <text:p>0.0005</text:p>
                <draw:g>
                  <svg:desc>benchmark_results.R51:benchmark_results.T5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127ec2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49b7a8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eb9bc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435cm" svg:height="7.557cm" xlink:href=".." xlink:type="simple" chart:class="chart:bar" chart:style-name="ch1">
        <chart:legend chart:legend-position="end" svg:x="9.611cm" svg:y="2.732cm" style:legend-expansion="high" chart:style-name="ch2"/>
        <chart:plot-area chart:style-name="ch3" table:cell-range-address="benchmark_results.K175:benchmark_results.N177 benchmark_results.L174:benchmark_results.N174 benchmark_results.Q174:benchmark_results.Q177" chart:data-source-has-labels="both" svg:x="1.279cm" svg:y="0.151cm" svg:width="7.235cm" svg:height="7.255cm">
          <chart:coordinate-region svg:x="1.9cm" svg:y="0.35cm" svg:width="5.992cm" svg:height="6.409cm"/>
          <chart:axis chart:dimension="x" chart:name="primary-x" chart:style-name="ch4" chartooo:axis-type="auto">
            <chartooo:date-scale/>
            <chart:categories table:cell-range-address="benchmark_results.K175:benchmark_results.K177"/>
          </chart:axis>
          <chart:axis chart:dimension="y" chart:name="primary-y" chart:style-name="ch5">
            <chart:title svg:x="0.45cm" svg:y="3.995cm" chart:style-name="ch6">
              <text:p>ms</text:p>
            </chart:title>
            <chart:grid chart:style-name="ch7" chart:class="major"/>
          </chart:axis>
          <chart:axis chart:dimension="y" chart:name="secondary-y" chart:style-name="ch8">
            <chart:title svg:x="8.782cm" svg:y="4.113cm" chart:style-name="ch9">
              <text:p>MiB</text:p>
            </chart:title>
          </chart:axis>
          <chart:series chart:attached-axis="primary-y" chart:style-name="ch10" chart:values-cell-range-address="benchmark_results.L175:benchmark_results.L177" chart:label-cell-address="benchmark_results.L174:benchmark_results.L174" chart:class="chart:bar">
            <chart:data-point chart:repeated="3"/>
          </chart:series>
          <chart:series chart:attached-axis="primary-y" chart:style-name="ch11" chart:values-cell-range-address="benchmark_results.M175:benchmark_results.M177" chart:label-cell-address="benchmark_results.M174:benchmark_results.M174" chart:class="chart:bar">
            <chart:data-point chart:repeated="2"/>
            <chart:data-point chart:style-name="ch12"/>
          </chart:series>
          <chart:series chart:attached-axis="secondary-y" chart:style-name="ch13" chart:values-cell-range-address="benchmark_results.N175:benchmark_results.N177" chart:label-cell-address="benchmark_results.N174:benchmark_results.N174" chart:class="chart:bar">
            <chart:data-point chart:style-name="ch12"/>
            <chart:data-point chart:repeated="2"/>
          </chart:series>
          <chart:series chart:attached-axis="secondary-y" chart:style-name="ch14" chart:values-cell-range-address="benchmark_results.Q175:benchmark_results.Q177" chart:label-cell-address="benchmark_results.Q174:benchmark_results.Q174" chart:class="chart:bar">
            <chart:data-point chart:style-name="ch12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benchmark_results.L174:benchmark_results.L174</svg:desc>
                </draw:g>
              </table:table-cell>
              <table:table-cell office:value-type="string">
                <text:p>GC Time (ms)</text:p>
                <draw:g>
                  <svg:desc>benchmark_results.M174:benchmark_results.M174</svg:desc>
                </draw:g>
              </table:table-cell>
              <table:table-cell office:value-type="string">
                <text:p>Allocated (MiB)</text:p>
                <draw:g>
                  <svg:desc>benchmark_results.N174:benchmark_results.N174</svg:desc>
                </draw:g>
              </table:table-cell>
              <table:table-cell office:value-type="string">
                <text:p>Copied by GC (MiB)</text:p>
                <draw:g>
                  <svg:desc>benchmark_results.Q174:benchmark_results.Q1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K175:benchmark_results.K177</svg:desc>
                </draw:g>
              </table:table-cell>
              <table:table-cell office:value-type="float" office:value="36.4006316">
                <text:p>36.4006316</text:p>
                <draw:g>
                  <svg:desc>benchmark_results.L175:benchmark_results.L177</svg:desc>
                </draw:g>
              </table:table-cell>
              <table:table-cell office:value-type="float" office:value="29.1358365974074">
                <text:p>29.1358365974074</text:p>
                <draw:g>
                  <svg:desc>benchmark_results.M175:benchmark_results.M177</svg:desc>
                </draw:g>
              </table:table-cell>
              <table:table-cell office:value-type="float" office:value="16.9113025665283">
                <text:p>16.9113025665283</text:p>
                <draw:g>
                  <svg:desc>benchmark_results.N175:benchmark_results.N177</svg:desc>
                </draw:g>
              </table:table-cell>
              <table:table-cell office:value-type="float" office:value="27.0536365509033">
                <text:p>27.0536365509033</text:p>
                <draw:g>
                  <svg:desc>benchmark_results.Q175:benchmark_results.Q177</svg:desc>
                </draw:g>
              </table:table-cell>
            </table:table-row>
            <table:table-row>
              <table:table-cell office:value-type="string">
                <text:p>parseNaive</text:p>
              </table:table-cell>
              <table:table-cell office:value-type="float" office:value="43.63439535">
                <text:p>43.63439535</text:p>
              </table:table-cell>
              <table:table-cell office:value-type="float" office:value="16.8681159248148">
                <text:p>16.8681159248148</text:p>
              </table:table-cell>
              <table:table-cell office:value-type="float" office:value="28.0461111068726">
                <text:p>28.0461111068726</text:p>
              </table:table-cell>
              <table:table-cell office:value-type="float" office:value="24.5395755767822">
                <text:p>24.5395755767822</text:p>
              </table:table-cell>
            </table:table-row>
            <table:table-row>
              <table:table-cell office:value-type="string">
                <text:p>parseDPS</text:p>
              </table:table-cell>
              <table:table-cell office:value-type="float" office:value="23.473866225">
                <text:p>23.473866225</text:p>
              </table:table-cell>
              <table:table-cell office:value-type="float" office:value="0.766732542037037">
                <text:p>0.766732542037037</text:p>
              </table:table-cell>
              <table:table-cell office:value-type="float" office:value="25.1307764053345">
                <text:p>25.1307764053345</text:p>
              </table:table-cell>
              <table:table-cell office:value-type="float" office:value="4.26278495788574">
                <text:p>4.262784957885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5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567cm" svg:y="0.235cm" chart:style-name="ch2">
          <text:p>Allocated (MiB)</text:p>
        </chart:title>
        <chart:plot-area chart:style-name="ch3" table:cell-range-address="benchmark_results.U48:benchmark_results.Z51" chart:data-source-has-labels="both" svg:x="0.08cm" svg:y="1.002cm" svg:width="3.841cm" svg:height="3.899cm">
          <chart:coordinate-region svg:x="0.966cm" svg:y="1.202cm" svg:width="2.814cm" svg:height="2.719cm"/>
          <chart:axis chart:dimension="x" chart:name="primary-x" chart:style-name="ch4" chartooo:axis-type="auto">
            <chartooo:date-scale/>
            <chart:categories table:cell-range-address="benchmark_results.V48:benchmark_results.Z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V49:benchmark_results.Z49" chart:label-cell-address="benchmark_results.U49:benchmark_results.U49" chart:class="chart:line">
            <chart:data-point chart:repeated="5"/>
          </chart:series>
          <chart:series chart:style-name="ch8" chart:values-cell-range-address="benchmark_results.V50:benchmark_results.Z50" chart:label-cell-address="benchmark_results.U50:benchmark_results.U50" chart:class="chart:line">
            <chart:data-point chart:repeated="5"/>
          </chart:series>
          <chart:series chart:style-name="ch9" chart:values-cell-range-address="benchmark_results.V51:benchmark_results.Z51" chart:label-cell-address="benchmark_results.U51:benchmark_results.U5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V48:benchmark_results.Z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U49:benchmark_results.U49</svg:desc>
                </draw:g>
              </table:table-cell>
              <table:table-cell office:value-type="float" office:value="0.052">
                <text:p>0.052</text:p>
                <draw:g>
                  <svg:desc>benchmark_results.V49:benchmark_results.Z49</svg:desc>
                </draw:g>
              </table:table-cell>
              <table:table-cell office:value-type="float" office:value="0.414">
                <text:p>0.414</text:p>
              </table:table-cell>
              <table:table-cell office:value-type="float" office:value="3.2">
                <text:p>3.2</text:p>
              </table:table-cell>
              <table:table-cell office:value-type="float" office:value="25">
                <text:p>2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U50:benchmark_results.U50</svg:desc>
                </draw:g>
              </table:table-cell>
              <table:table-cell office:value-type="float" office:value="0.116">
                <text:p>0.116</text:p>
                <draw:g>
                  <svg:desc>benchmark_results.V50:benchmark_results.Z50</svg:desc>
                </draw:g>
              </table:table-cell>
              <table:table-cell office:value-type="float" office:value="0.731">
                <text:p>0.731</text:p>
              </table:table-cell>
              <table:table-cell office:value-type="float" office:value="5.2">
                <text:p>5.2</text:p>
              </table:table-cell>
              <table:table-cell office:value-type="float" office:value="41">
                <text:p>4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parseDPS</text:p>
                <draw:g>
                  <svg:desc>benchmark_results.U51:benchmark_results.U51</svg:desc>
                </draw:g>
              </table:table-cell>
              <table:table-cell office:value-type="float" office:value="0.1">
                <text:p>0.1</text:p>
                <draw:g>
                  <svg:desc>benchmark_results.V51:benchmark_results.Z51</svg:desc>
                </draw:g>
              </table:table-cell>
              <table:table-cell office:value-type="float" office:value="0.61">
                <text:p>0.61</text:p>
              </table:table-cell>
              <table:table-cell office:value-type="float" office:value="4.3">
                <text:p>4.3</text:p>
              </table:table-cell>
              <table:table-cell office:value-type="float" office:value="36">
                <text:p>36</text:p>
              </table:table-cell>
              <table:table-cell office:value-type="float" office:value="289">
                <text:p>289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5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minimum="0.000005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545cm" svg:y="0.236cm" chart:style-name="ch2">
          <text:p>GC Copied (MiB)</text:p>
        </chart:title>
        <chart:plot-area chart:style-name="ch3" table:cell-range-address="benchmark_results.AA48:benchmark_results.AF51" chart:data-source-has-labels="both" svg:x="0.08cm" svg:y="1.002cm" svg:width="3.841cm" svg:height="3.899cm">
          <chart:coordinate-region svg:x="1.522cm" svg:y="1.098cm" svg:width="2.258cm" svg:height="2.822cm"/>
          <chart:axis chart:dimension="x" chart:name="primary-x" chart:style-name="ch4" chartooo:axis-type="auto">
            <chartooo:date-scale/>
            <chart:categories table:cell-range-address="benchmark_results.AB48:benchmark_results.AF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AB49:benchmark_results.AF49" chart:label-cell-address="benchmark_results.AA49:benchmark_results.AA49" chart:class="chart:line">
            <chart:data-point chart:repeated="5"/>
          </chart:series>
          <chart:series chart:style-name="ch8" chart:values-cell-range-address="benchmark_results.AB50:benchmark_results.AF50" chart:label-cell-address="benchmark_results.AA50:benchmark_results.AA50" chart:class="chart:line">
            <chart:data-point chart:repeated="5"/>
          </chart:series>
          <chart:series chart:style-name="ch9" chart:values-cell-range-address="benchmark_results.AB51:benchmark_results.AF51" chart:label-cell-address="benchmark_results.AA51:benchmark_results.AA5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AB48:benchmark_results.AF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AA49:benchmark_results.AA49</svg:desc>
                </draw:g>
              </table:table-cell>
              <table:table-cell office:value-type="float" office:value="0.000229">
                <text:p>0.000229</text:p>
                <draw:g>
                  <svg:desc>benchmark_results.AB49:benchmark_results.AF49</svg:desc>
                </draw:g>
              </table:table-cell>
              <table:table-cell office:value-type="float" office:value="0.014">
                <text:p>0.014</text:p>
              </table:table-cell>
              <table:table-cell office:value-type="float" office:value="0.714">
                <text:p>0.714</text:p>
              </table:table-cell>
              <table:table-cell office:value-type="float" office:value="28">
                <text:p>2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AA50:benchmark_results.AA50</svg:desc>
                </draw:g>
              </table:table-cell>
              <table:table-cell office:value-type="float" office:value="0.000233">
                <text:p>0.000233</text:p>
                <draw:g>
                  <svg:desc>benchmark_results.AB50:benchmark_results.AF50</svg:desc>
                </draw:g>
              </table:table-cell>
              <table:table-cell office:value-type="float" office:value="0.0068">
                <text:p>0.0068</text:p>
              </table:table-cell>
              <table:table-cell office:value-type="float" office:value="0.374">
                <text:p>0.374</text:p>
              </table:table-cell>
              <table:table-cell office:value-type="float" office:value="28">
                <text:p>2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parseDPS</text:p>
                <draw:g>
                  <svg:desc>benchmark_results.AA51:benchmark_results.AA51</svg:desc>
                </draw:g>
              </table:table-cell>
              <table:table-cell office:value-type="float" office:value="0.000009">
                <text:p>0.000009</text:p>
                <draw:g>
                  <svg:desc>benchmark_results.AB51:benchmark_results.AF51</svg:desc>
                </draw:g>
              </table:table-cell>
              <table:table-cell office:value-type="float" office:value="0.000085">
                <text:p>0.000085</text:p>
              </table:table-cell>
              <table:table-cell office:value-type="float" office:value="0.000651">
                <text:p>0.000651</text:p>
              </table:table-cell>
              <table:table-cell office:value-type="float" office:value="0.0047">
                <text:p>0.0047</text:p>
              </table:table-cell>
              <table:table-cell office:value-type="float" office:value="0.159">
                <text:p>0.159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5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9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legend chart:legend-position="end" svg:x="0cm" svg:y="1.25cm" style:legend-expansion="custom" svg:width="4.001cm" svg:height="2.5cm" style:legend-expansion-aspect-ratio="1.6004" chart:style-name="ch2"/>
        <chart:plot-area chart:style-name="ch3" table:cell-range-address="benchmark_results.AA48:benchmark_results.AE51" chart:data-source-has-labels="both" svg:x="0cm" svg:y="0cm" svg:width="0cm" svg:height="0cm">
          <chart:coordinate-region svg:x="0.807cm" svg:y="1.219cm" svg:width="0cm" svg:height="3.089cm"/>
          <chart:axis chart:dimension="x" chart:name="primary-x" chart:style-name="ch4" chartooo:axis-type="auto">
            <chartooo:date-scale/>
            <chart:categories table:cell-range-address="benchmark_results.AB48:benchmark_results.AE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AB49:benchmark_results.AE49" chart:label-cell-address="benchmark_results.AA49:benchmark_results.AA49" chart:class="chart:line">
            <chart:data-point chart:repeated="4"/>
          </chart:series>
          <chart:series chart:style-name="ch8" chart:values-cell-range-address="benchmark_results.AB50:benchmark_results.AE50" chart:label-cell-address="benchmark_results.AA50:benchmark_results.AA50" chart:class="chart:line">
            <chart:data-point chart:repeated="4"/>
          </chart:series>
          <chart:series chart:style-name="ch9" chart:values-cell-range-address="benchmark_results.AB51:benchmark_results.AE51" chart:label-cell-address="benchmark_results.AA51:benchmark_results.AA5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AB48:benchmark_results.AE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AA49:benchmark_results.AA49</svg:desc>
                </draw:g>
              </table:table-cell>
              <table:table-cell office:value-type="float" office:value="0.000229">
                <text:p>0.000229</text:p>
                <draw:g>
                  <svg:desc>benchmark_results.AB49:benchmark_results.AE49</svg:desc>
                </draw:g>
              </table:table-cell>
              <table:table-cell office:value-type="float" office:value="0.014">
                <text:p>0.014</text:p>
              </table:table-cell>
              <table:table-cell office:value-type="float" office:value="0.714">
                <text:p>0.7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AA50:benchmark_results.AA50</svg:desc>
                </draw:g>
              </table:table-cell>
              <table:table-cell office:value-type="float" office:value="0.000233">
                <text:p>0.000233</text:p>
                <draw:g>
                  <svg:desc>benchmark_results.AB50:benchmark_results.AE50</svg:desc>
                </draw:g>
              </table:table-cell>
              <table:table-cell office:value-type="float" office:value="0.0068">
                <text:p>0.0068</text:p>
              </table:table-cell>
              <table:table-cell office:value-type="float" office:value="0.374">
                <text:p>0.3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arseDPS</text:p>
                <draw:g>
                  <svg:desc>benchmark_results.AA51:benchmark_results.AA51</svg:desc>
                </draw:g>
              </table:table-cell>
              <table:table-cell office:value-type="float" office:value="0.000009">
                <text:p>0.000009</text:p>
                <draw:g>
                  <svg:desc>benchmark_results.AB51:benchmark_results.AE51</svg:desc>
                </draw:g>
              </table:table-cell>
              <table:table-cell office:value-type="float" office:value="0.000085">
                <text:p>0.000085</text:p>
              </table:table-cell>
              <table:table-cell office:value-type="float" office:value="0.000651">
                <text:p>0.000651</text:p>
              </table:table-cell>
              <table:table-cell office:value-type="float" office:value="0.0047">
                <text:p>0.0047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5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1">
      <style:chart-properties chart:display-label="true" chart:logarithmic="true" chart:minimum="5" chart:maximum="250" chart:origin="0" chart:interval-major="0.30102999566" chart:reverse-direction="false" text:line-break="false" loext:try-staggering-first="false" chart:link-data-style-to-source="fals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448cm" svg:y="0.235cm" chart:style-name="ch2">
          <text:p>Peak Mem (MiB)</text:p>
        </chart:title>
        <chart:plot-area chart:style-name="ch3" table:cell-range-address="benchmark_results.AG48:benchmark_results.AJ51" chart:data-source-has-labels="both" svg:x="0.08cm" svg:y="1.002cm" svg:width="3.841cm" svg:height="3.899cm">
          <chart:coordinate-region svg:x="0.807cm" svg:y="1.002cm" svg:width="2.973cm" svg:height="2.919cm"/>
          <chart:axis chart:dimension="x" chart:name="primary-x" chart:style-name="ch4" chartooo:axis-type="auto">
            <chartooo:date-scale/>
            <chart:categories table:cell-range-address="benchmark_results.AH48:benchmark_results.AJ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AH49:benchmark_results.AJ49" chart:label-cell-address="benchmark_results.AG49:benchmark_results.AG49" chart:class="chart:line">
            <chart:data-point chart:repeated="3"/>
          </chart:series>
          <chart:series chart:style-name="ch8" chart:values-cell-range-address="benchmark_results.AH50:benchmark_results.AJ50" chart:label-cell-address="benchmark_results.AG50:benchmark_results.AG50" chart:class="chart:line">
            <chart:data-point chart:repeated="3"/>
          </chart:series>
          <chart:series chart:style-name="ch9" chart:values-cell-range-address="benchmark_results.AH51:benchmark_results.AJ51" chart:label-cell-address="benchmark_results.AG51:benchmark_results.AG5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6</text:p>
                <draw:g>
                  <svg:desc>benchmark_results.AH48:benchmark_results.AJ48</svg:desc>
                </draw:g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AG49:benchmark_results.AG49</svg:desc>
                </draw:g>
              </table:table-cell>
              <table:table-cell office:value-type="float" office:value="6">
                <text:p>6</text:p>
                <draw:g>
                  <svg:desc>benchmark_results.AH49:benchmark_results.AJ49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AG50:benchmark_results.AG50</svg:desc>
                </draw:g>
              </table:table-cell>
              <table:table-cell office:value-type="float" office:value="8">
                <text:p>8</text:p>
                <draw:g>
                  <svg:desc>benchmark_results.AH50:benchmark_results.AJ50</svg:desc>
                </draw:g>
              </table:table-cell>
              <table:table-cell office:value-type="float" office:value="31">
                <text:p>3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parseDPS</text:p>
                <draw:g>
                  <svg:desc>benchmark_results.AG51:benchmark_results.AG51</svg:desc>
                </draw:g>
              </table:table-cell>
              <table:table-cell office:value-type="float" office:value="8">
                <text:p>8</text:p>
                <draw:g>
                  <svg:desc>benchmark_results.AH51:benchmark_results.AJ51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46cm" svg:height="5.001cm" xlink:href=".." xlink:type="simple" chart:class="chart:line" chart:style-name="ch1">
        <chart:title svg:x="4.027cm" svg:y="0.236cm" chart:style-name="ch2">
          <text:p>main-title</text:p>
        </chart:title>
        <chart:legend chart:legend-position="end" svg:x="0cm" svg:y="2.132cm" style:legend-expansion="custom" svg:width="10.045cm" svg:height="1.003cm" style:legend-expansion-aspect-ratio="10.0149551345962" chart:style-name="ch3"/>
        <chart:plot-area chart:style-name="ch4" table:cell-range-address="benchmark_results.X197:benchmark_results.Z199 benchmark_results.W198:benchmark_results.W199" chart:data-source-has-labels="both" svg:x="0cm" svg:y="0cm" svg:width="0cm" svg:height="0cm">
          <chart:coordinate-region svg:x="0.908cm" svg:y="1.036cm" svg:width="0cm" svg:height="3.272cm"/>
          <chart:axis chart:dimension="x" chart:name="primary-x" chart:style-name="ch5" chartooo:axis-type="auto">
            <chartooo:date-scale/>
            <chart:categories table:cell-range-address="benchmark_results.X197:benchmark_results.Z19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X198:benchmark_results.Z198" chart:label-cell-address="benchmark_results.W198:benchmark_results.W198" chart:class="chart:line">
            <chart:data-point chart:repeated="3"/>
          </chart:series>
          <chart:series chart:style-name="ch9" chart:values-cell-range-address="benchmark_results.X199:benchmark_results.Z199" chart:label-cell-address="benchmark_results.W199:benchmark_results.W199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X197:benchmark_results.Z197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W198:benchmark_results.W198</svg:desc>
                </draw:g>
              </table:table-cell>
              <table:table-cell office:value-type="float" office:value="25">
                <text:p>25</text:p>
                <draw:g>
                  <svg:desc>benchmark_results.X198:benchmark_results.Z198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W199:benchmark_results.W199</svg:desc>
                </draw:g>
              </table:table-cell>
              <table:table-cell office:value-type="float" office:value="25">
                <text:p>25</text:p>
                <draw:g>
                  <svg:desc>benchmark_results.X199:benchmark_results.Z199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L198:benchmark_results.N200 benchmark_results.K199:benchmark_results.K200" chart:data-source-has-labels="both" svg:x="0.1cm" svg:y="1.115cm" svg:width="4.801cm" svg:height="3.786cm">
          <chart:coordinate-region svg:x="1.626cm" svg:y="1.314cm" svg:width="3.134cm" svg:height="1.673cm"/>
          <chart:axis chart:dimension="x" chart:name="primary-x" chart:style-name="ch4" chartooo:axis-type="auto">
            <chartooo:date-scale/>
            <chart:categories table:cell-range-address="benchmark_results.L198:benchmark_results.N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199:benchmark_results.N199" chart:label-cell-address="benchmark_results.K199:benchmark_results.K199" chart:class="chart:line">
            <chart:data-point chart:repeated="3"/>
          </chart:series>
          <chart:series chart:style-name="ch8" chart:values-cell-range-address="benchmark_results.L200:benchmark_results.N200" chart:label-cell-address="benchmark_results.K200:benchmark_results.K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680342896">
                <text:p>0.680342896</text:p>
                <draw:g>
                  <svg:desc>benchmark_results.L198:benchmark_results.N198</svg:desc>
                </draw:g>
              </table:table-cell>
              <table:table-cell office:value-type="float" office:value="13.7614069">
                <text:p>13.7614069</text:p>
              </table:table-cell>
              <table:table-cell office:value-type="float" office:value="169.0473348">
                <text:p>169.0473348</text:p>
              </table:table-cell>
            </table:table-row>
          </table:table-header-rows>
          <table:table-rows>
            <table:table-row>
              <table:table-cell office:value-type="string">
                <text:p>relabelDPS</text:p>
                <draw:g>
                  <svg:desc>benchmark_results.K199:benchmark_results.K199</svg:desc>
                </draw:g>
              </table:table-cell>
              <table:table-cell office:value-type="float" office:value="0.148331652">
                <text:p>0.148331652</text:p>
                <draw:g>
                  <svg:desc>benchmark_results.L199:benchmark_results.N199</svg:desc>
                </draw:g>
              </table:table-cell>
              <table:table-cell office:value-type="float" office:value="1.294023275">
                <text:p>1.294023275</text:p>
              </table:table-cell>
              <table:table-cell office:value-type="float" office:value="23.3457538">
                <text:p>23.3457538</text:p>
              </table:table-cell>
            </table:table-row>
            <table:table-row>
              <table:table-cell office:value-type="string">
                <text:p/>
                <draw:g>
                  <svg:desc>benchmark_results.K200:benchmark_results.K200</svg:desc>
                </draw:g>
              </table:table-cell>
              <table:table-cell office:value-type="float" office:value="NaN">
                <text:p>NaN</text:p>
                <draw:g>
                  <svg:desc>benchmark_results.L200:benchmark_results.N20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1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P198:benchmark_results.R200 benchmark_results.O199:benchmark_results.O200" chart:data-source-has-labels="both" svg:x="0.1cm" svg:y="1.115cm" svg:width="4.801cm" svg:height="3.786cm">
          <chart:coordinate-region svg:x="0.827cm" svg:y="1.115cm" svg:width="3.934cm" svg:height="1.262cm"/>
          <chart:axis chart:dimension="x" chart:name="primary-x" chart:style-name="ch4" chartooo:axis-type="auto">
            <chartooo:date-scale/>
            <chart:categories table:cell-range-address="benchmark_results.P198:benchmark_results.R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99:benchmark_results.R199" chart:label-cell-address="benchmark_results.O199:benchmark_results.O199" chart:class="chart:line">
            <chart:data-point chart:repeated="3"/>
          </chart:series>
          <chart:series chart:style-name="ch8" chart:values-cell-range-address="benchmark_results.P200:benchmark_results.R200" chart:label-cell-address="benchmark_results.O200:benchmark_results.O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benchmark_results.P198:benchmark_results.R198</svg:desc>
                </draw:g>
              </table:table-cell>
              <table:table-cell office:value-type="string">
                <text:p>relabelPhases*</text:p>
              </table:table-cell>
              <table:table-cell office:value-type="float" office:value="1.94104385375977">
                <text:p>1.94104385375977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benchmark_results.O199:benchmark_results.O199</svg:desc>
                </draw:g>
              </table:table-cell>
              <table:table-cell office:value-type="float" office:value="NaN">
                <text:p>NaN</text:p>
                <draw:g>
                  <svg:desc>benchmark_results.P199:benchmark_results.R19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438697814941406">
                <text:p>0.438697814941406</text:p>
              </table:table-cell>
            </table:table-row>
            <table:table-row>
              <table:table-cell office:value-type="string">
                <text:p/>
                <draw:g>
                  <svg:desc>benchmark_results.O200:benchmark_results.O200</svg:desc>
                </draw:g>
              </table:table-cell>
              <table:table-cell office:value-type="float" office:value="NaN">
                <text:p>NaN</text:p>
                <draw:g>
                  <svg:desc>benchmark_results.P200:benchmark_results.R20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01cm" svg:height="6.001cm" xlink:href=".." xlink:type="simple" chart:class="chart:line" chart:style-name="ch1">
        <chart:title svg:x="3.398cm" svg:y="0.256cm" chart:style-name="ch2">
          <text:p>Time (ms)</text:p>
        </chart:title>
        <chart:plot-area chart:style-name="ch3" table:cell-range-address="benchmark_results.L197:benchmark_results.N199 benchmark_results.K198:benchmark_results.K199" chart:data-source-has-labels="both" svg:x="0.18cm" svg:y="1.155cm" svg:width="8.641cm" svg:height="4.726cm">
          <chart:coordinate-region svg:x="1.172cm" svg:y="1.355cm" svg:width="7.29cm" svg:height="3.879cm"/>
          <chart:axis chart:dimension="x" chart:name="primary-x" chart:style-name="ch4" chartooo:axis-type="auto">
            <chartooo:date-scale/>
            <chart:categories table:cell-range-address="benchmark_results.L197:benchmark_results.N1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198:benchmark_results.N198" chart:label-cell-address="benchmark_results.K198:benchmark_results.K198" chart:class="chart:line">
            <chart:data-point chart:repeated="3"/>
          </chart:series>
          <chart:series chart:style-name="ch8" chart:values-cell-range-address="benchmark_results.L199:benchmark_results.N199" chart:label-cell-address="benchmark_results.K199:benchmark_results.K199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197:benchmark_results.N197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K198:benchmark_results.K198</svg:desc>
                </draw:g>
              </table:table-cell>
              <table:table-cell office:value-type="float" office:value="0.680342896">
                <text:p>0.680342896</text:p>
                <draw:g>
                  <svg:desc>benchmark_results.L198:benchmark_results.N198</svg:desc>
                </draw:g>
              </table:table-cell>
              <table:table-cell office:value-type="float" office:value="13.7614069">
                <text:p>13.7614069</text:p>
              </table:table-cell>
              <table:table-cell office:value-type="float" office:value="169.0473348">
                <text:p>169.0473348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K199:benchmark_results.K199</svg:desc>
                </draw:g>
              </table:table-cell>
              <table:table-cell office:value-type="float" office:value="0.148331652">
                <text:p>0.148331652</text:p>
                <draw:g>
                  <svg:desc>benchmark_results.L199:benchmark_results.N199</svg:desc>
                </draw:g>
              </table:table-cell>
              <table:table-cell office:value-type="float" office:value="1.294023275">
                <text:p>1.294023275</text:p>
              </table:table-cell>
              <table:table-cell office:value-type="float" office:value="23.3457538">
                <text:p>23.34575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